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0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75">
      <style:graphic-properties draw:fill="none" draw:stroke="solid" svg:stroke-width="0.0625in" svg:stroke-color="#e64823" draw:marker-end="a2074" svg:stroke-opacity="100%" svg:stroke-linecap="butt"/>
    </style:style>
    <style:style style:family="text" style:name="a2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13">
      <style:graphic-properties draw:fill="none" draw:stroke="solid" svg:stroke-width="0.0625in" svg:stroke-color="#e64823" draw:marker-end="a2112" svg:stroke-opacity="100%" svg:stroke-linecap="butt"/>
    </style:style>
    <style:style style:family="text" style:name="a211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draw:fill="none" draw:stroke="solid" svg:stroke-width="0.0625in" svg:stroke-color="#e64823" draw:marker-end="a2080" svg:stroke-opacity="100%" svg:stroke-linecap="butt"/>
    </style:style>
    <style:style style:family="text" style:name="a208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draw:fill="none" draw:stroke="solid" svg:stroke-width="0.0625in" svg:stroke-color="#e64823" draw:marker-end="a2088" svg:stroke-opacity="100%" svg:stroke-linecap="butt"/>
    </style:style>
    <style:style style:family="graphic" style:name="a231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17">
      <style:graphic-properties draw:fill="none" draw:stroke="solid" svg:stroke-width="0.0625in" svg:stroke-color="#e64823" draw:marker-end="a2316" svg:stroke-opacity="100%" svg:stroke-linecap="butt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86">
      <style:graphic-properties draw:fill="none" draw:stroke="solid" svg:stroke-width="0.01389in" svg:stroke-color="#000000" svg:stroke-opacity="100%"/>
    </style:style>
    <style:style style:family="presentation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28">
      <style:graphic-properties draw:fill="none" draw:stroke="solid" svg:stroke-width="0.0625in" svg:stroke-color="#e64823" draw:marker-end="a2127" svg:stroke-opacity="100%" svg:stroke-linecap="butt"/>
    </style:style>
    <style:style style:family="text" style:name="a209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draw:fill="none" draw:stroke="solid" svg:stroke-width="0.0625in" svg:stroke-color="#e64823" draw:marker-start="a2318" draw:marker-end="a2319" svg:stroke-opacity="100%" svg:stroke-linecap="butt"/>
    </style:style>
    <style:style style:family="graphic" style:name="a2095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9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draw:fill="none" draw:stroke="solid" svg:stroke-width="0.0625in" svg:stroke-color="#e64823" draw:marker-end="a2150" svg:stroke-opacity="100%" svg:stroke-linecap="butt"/>
    </style:style>
    <style:style style:family="graphic" style:name="a2153">
      <style:graphic-properties draw:fill="none" draw:stroke="solid" svg:stroke-width="0.0625in" svg:stroke-color="#e64823" draw:marker-end="a2152" svg:stroke-opacity="100%" svg:stroke-linecap="butt"/>
    </style:style>
    <style:style style:family="text" style:name="a215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59">
      <style:graphic-properties draw:fill="none" draw:stroke="solid" svg:stroke-width="0.0625in" svg:stroke-color="#e64823" draw:marker-end="a2158" svg:stroke-opacity="100%" svg:stroke-linecap="butt"/>
    </style:style>
    <style:style style:family="graphic" style:name="a23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69">
      <style:graphic-properties draw:fill="none" draw:stroke="solid" svg:stroke-width="0.0625in" svg:stroke-color="#e64823" draw:marker-end="a2168" svg:stroke-opacity="100%" svg:stroke-linecap="butt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1">
      <style:graphic-properties draw:fill="none" draw:stroke="solid" svg:stroke-width="0.0625in" svg:stroke-color="#e64823" draw:marker-end="a2200" svg:stroke-opacity="100%" svg:stroke-linecap="butt"/>
    </style:style>
    <style:style style:family="graphic" style:name="a2204">
      <style:graphic-properties draw:fill="none" draw:stroke="solid" svg:stroke-width="0.0625in" svg:stroke-color="#e64823" draw:marker-start="a2202" draw:marker-end="a2203" svg:stroke-opacity="100%" svg:stroke-linecap="butt"/>
    </style:style>
    <style:style style:family="graphic" style:name="a2207">
      <style:graphic-properties draw:fill="none" draw:stroke="solid" svg:stroke-width="0.0625in" svg:stroke-color="#e64823" draw:marker-start="a2205" draw:marker-end="a2206" svg:stroke-opacity="100%" svg:stroke-linecap="butt"/>
    </style:style>
    <style:style style:family="graphic" style:name="a2171">
      <style:graphic-properties draw:fill="none" draw:stroke="solid" svg:stroke-width="0.0625in" svg:stroke-color="#e64823" draw:marker-end="a2170" svg:stroke-opacity="100%" svg:stroke-linecap="butt"/>
    </style:style>
    <style:style style:family="text" style:name="a217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79">
      <style:graphic-properties draw:fill="none" draw:stroke="solid" svg:stroke-width="0.0625in" svg:stroke-color="#e64823" draw:marker-end="a2178" svg:stroke-opacity="100%" svg:stroke-linecap="butt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10">
      <style:graphic-properties draw:fill="none" draw:stroke="solid" svg:stroke-width="0.0625in" svg:stroke-color="#e64823" draw:marker-start="a2208" draw:marker-end="a2209" svg:stroke-opacity="100%" svg:stroke-linecap="butt"/>
    </style:style>
    <style:style style:family="graphic" style:name="a2212">
      <style:graphic-properties draw:fill="none" draw:stroke="solid" svg:stroke-width="0.0625in" svg:stroke-color="#e64823" draw:marker-end="a2211" svg:stroke-opacity="100%" svg:stroke-linecap="butt"/>
    </style:style>
    <style:style style:family="graphic" style:name="a2215">
      <style:graphic-properties draw:fill="none" draw:stroke="solid" svg:stroke-width="0.0625in" svg:stroke-color="#e64823" draw:marker-start="a2213" draw:marker-end="a2214" svg:stroke-opacity="100%" svg:stroke-linecap="butt"/>
    </style:style>
    <style:style style:family="graphic" style:name="a2216" style:parent-style-name="Graphics">
      <style:graphic-properties draw:fill="none" draw:stroke="none"/>
    </style:style>
    <style:style style:family="presentation" style:name="a2217">
      <style:graphic-properties draw:fill="none" draw:stroke="solid" svg:stroke-width="0.01389in" svg:stroke-color="#000000" svg:stroke-opacity="100%"/>
    </style:style>
    <style:style style:family="presentation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81">
      <style:graphic-properties draw:fill="none" draw:stroke="solid" svg:stroke-width="0.0625in" svg:stroke-color="#e64823" draw:marker-end="a2180" svg:stroke-opacity="100%" svg:stroke-linecap="butt"/>
    </style:style>
    <style:style style:family="graphic" style:name="a2183">
      <style:graphic-properties draw:fill="none" draw:stroke="solid" svg:stroke-width="0.0625in" svg:stroke-color="#e64823" draw:marker-end="a2182" svg:stroke-opacity="100%" svg:stroke-linecap="butt"/>
    </style:style>
    <style:style style:family="graphic" style:name="a2185">
      <style:graphic-properties draw:fill="none" draw:stroke="solid" svg:stroke-width="0.0625in" svg:stroke-color="#e64823" draw:marker-end="a2184" svg:stroke-opacity="100%" svg:stroke-linecap="butt"/>
    </style:style>
    <style:style style:family="text" style:name="a218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0">
      <style:graphic-properties draw:fill="none" draw:stroke="solid" svg:stroke-width="0.0625in" svg:stroke-color="#e64823" draw:marker-end="a2019" svg:stroke-opacity="100%" svg:stroke-linecap="butt"/>
    </style:style>
    <style:style style:family="text" style:name="a202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none" draw:stroke="solid" svg:stroke-width="0.0625in" svg:stroke-color="#e64823" draw:marker-end="a2027" svg:stroke-opacity="100%" svg:stroke-linecap="butt"/>
    </style:style>
    <style:style style:family="text" style:name="a202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42">
      <style:graphic-properties draw:fill="none" draw:stroke="solid" svg:stroke-width="0.0625in" svg:stroke-color="#e64823" draw:marker-end="a2041" svg:stroke-opacity="100%" svg:stroke-linecap="butt"/>
    </style:style>
    <style:style style:family="text" style:name="a20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>
      <style:graphic-properties draw:fill="none" draw:stroke="solid" svg:stroke-width="0.0625in" svg:stroke-color="#e64823" draw:marker-end="a2049" svg:stroke-opacity="100%" svg:stroke-linecap="butt"/>
    </style:style>
    <style:style style:family="text" style:name="a205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1">
      <style:graphic-properties draw:fill="none" draw:stroke="solid" svg:stroke-width="0.0625in" svg:stroke-color="#e64823" draw:marker-end="a2060" svg:stroke-opacity="100%" svg:stroke-linecap="butt"/>
    </style:style>
    <style:style style:family="text" style:name="a206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draw:fill="none" draw:stroke="solid" svg:stroke-width="0.0625in" svg:stroke-color="#e64823" draw:marker-end="a2099" svg:stroke-opacity="100%" svg:stroke-linecap="butt"/>
    </style:style>
    <style:style style:family="graphic" style:name="a2102">
      <style:graphic-properties draw:fill="none" draw:stroke="solid" svg:stroke-width="0.0625in" svg:stroke-color="#e64823" draw:marker-end="a2101" svg:stroke-opacity="100%" svg:stroke-linecap="butt"/>
    </style:style>
    <style:style style:family="graphic" style:name="a2104">
      <style:graphic-properties draw:fill="none" draw:stroke="solid" svg:stroke-width="0.0625in" svg:stroke-color="#e64823" draw:marker-end="a2103" svg:stroke-opacity="100%" svg:stroke-linecap="butt"/>
    </style:style>
  </office:automatic-styles>
  <office:body>
    <office:presentation>
      <draw:page draw:name="Slide122" draw:style-name="a2005" draw:master-page-name="Master1-Layout4-titleOnly-タイトルのみ" presentation:presentation-page-layout-name="Master1-PPL4" draw:id="Slide-377">
        <draw:frame draw:id="id228" presentation:style-name="a2008" draw:name="タイトル 4" svg:x="1.2in" svg:y="0.15294in" svg:width="11in" svg:height="0.92941in" presentation:class="title" presentation:placeholder="false">
          <draw:text-box>
            <text:p text:style-name="a2007" text:class-names="" text:cond-style-name=""><text:span text:style-name="a2006" text:class-names="">プロセスフローダイアグラム</text:span></text:p>
          </draw:text-box>
          <svg:title/>
          <svg:desc/>
        </draw:frame>
        <draw:frame draw:id="id229" draw:style-name="a2012" draw:name="スライド番号プレースホルダー 3" svg:x="10.35314in" svg:y="7.06451in" svg:width="1.98072in" svg:height="0.39931in">
          <draw:text-box>
            <text:p text:style-name="a2011" text:class-names="" text:cond-style-name=""><text:span text:style-name="a2009" text:class-names=""><text:page-number style:num-format="1" text:fixed="false">1</text:page-number></text:span><text:span text:style-name="a2010" text:class-names=""/></text:p>
          </draw:text-box>
          <svg:title/>
          <svg:desc/>
        </draw:frame>
        <draw:custom-shape svg:x="0.18061in" svg:y="1.16658in" svg:width="1.20813in" svg:height="0.75359in" draw:id="id230" draw:style-name="a2015" draw:name="フローチャート: 書類 5">
          <svg:title/>
          <svg:desc/>
          <text:p text:style-name="a2014" text:class-names="" text:cond-style-name=""><text:span text:style-name="a2013" text:class-names="">ナレッジ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.7701in" svg:y="1.35648in" svg:width="1.23122in" svg:height="0.63808in" draw:id="id231" draw:style-name="a2018" draw:name="フローチャート: 代替処理 6">
          <svg:title/>
          <svg:desc/>
          <text:p text:style-name="a2017" text:class-names="" text:cond-style-name=""><text:span text:style-name="a2016" text:class-names="">フォールト出し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1.38874in" svg:y1="1.54337in" draw:start-shape="id230" draw:start-glue-point="1" svg:x2="1.7701in" svg:y2="1.67552in" draw:end-shape="id231" draw:end-glue-point="3" draw:id="id232" draw:style-name="a2020" draw:name="曲線コネクタ 7">
          <svg:title/>
          <svg:desc/>
        </draw:connector>
        <draw:custom-shape svg:x="2.77696in" svg:y="2.40021in" svg:width="1.20813in" svg:height="0.75359in" draw:id="id233" draw:style-name="a2026" draw:name="フローチャート: 書類 10">
          <svg:title/>
          <svg:desc/>
          <text:p text:style-name="a2023" text:class-names="" text:cond-style-name=""><text:span text:style-name="a2021" text:class-names="">フォールト</text:span><text:span text:style-name="a2022" text:class-names=""/></text:p>
          <text:p text:style-name="a2025" text:class-names="" text:cond-style-name=""><text:span text:style-name="a2024" text:class-names="">リスト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2.97256in" svg:y1="2.19016in" draw:start-shape="id231" draw:start-glue-point="2" svg:x2="2.19011in" svg:y2="2.5814in" draw:end-shape="id233" draw:end-glue-point="3" draw:id="id234" draw:style-name="a2028" draw:transform="translate(-2.58134in -2.38578in) rotate(-4.71239) translate(2.58134in 2.38578in)" draw:name="曲線コネクタ 11">
          <svg:title/>
          <svg:desc/>
        </draw:connector>
        <draw:custom-shape svg:x="4.77752in" svg:y="2.39124in" svg:width="1.23122in" svg:height="0.75359in" draw:id="id235" draw:style-name="a2040" draw:name="フローチャート: 代替処理 16">
          <svg:title/>
          <svg:desc/>
          <text:p text:style-name="a2031" text:class-names="" text:cond-style-name=""><text:span text:style-name="a2029" text:class-names="">フォールト</text:span><text:span text:style-name="a2030" text:class-names=""/></text:p>
          <text:p text:style-name="a2034" text:class-names="" text:cond-style-name=""><text:span text:style-name="a2032" text:class-names="">ツリー</text:span><text:span text:style-name="a2033" text:class-names=""/></text:p>
          <text:p text:style-name="a2037" text:class-names="" text:cond-style-name=""><text:span text:style-name="a2035" text:class-names="">フレーム</text:span><text:span text:style-name="a2036" text:class-names=""/></text:p>
          <text:p text:style-name="a2039" text:class-names="" text:cond-style-name=""><text:span text:style-name="a2038" text:class-names="">づくり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3.98509in" svg:y1="2.77701in" draw:start-shape="id233" draw:start-glue-point="1" svg:x2="4.77752in" svg:y2="2.76803in" draw:end-shape="id235" draw:end-glue-point="3" draw:id="id236" draw:style-name="a2042" draw:name="曲線コネクタ 17">
          <svg:title/>
          <svg:desc/>
        </draw:connector>
        <draw:custom-shape svg:x="2.78278in" svg:y="3.44296in" svg:width="1.23122in" svg:height="0.63808in" draw:id="id237" draw:style-name="a2045" draw:name="フローチャート: 代替処理 20">
          <svg:title/>
          <svg:desc/>
          <text:p text:style-name="a2044" text:class-names="" text:cond-style-name=""><text:span text:style-name="a2043" text:class-names="">被害額評価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4.67137in" svg:y="3.6032in" svg:width="1.20813in" svg:height="0.75359in" draw:id="id238" draw:style-name="a2048" draw:name="フローチャート: 書類 21">
          <svg:title/>
          <svg:desc/>
          <text:p text:style-name="a2047" text:class-names="" text:cond-style-name=""><text:span text:style-name="a2046" text:class-names="">被害額一覧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4.014in" svg:y1="3.762in" draw:start-shape="id237" draw:start-glue-point="1" svg:x2="4.67137in" svg:y2="3.98in" draw:end-shape="id238" draw:end-glue-point="3" draw:id="id239" draw:style-name="a2050" draw:name="曲線コネクタ 22">
          <svg:title/>
          <svg:desc/>
        </draw:connector>
        <draw:custom-shape svg:x="6.50379in" svg:y="2.39164in" svg:width="1.20813in" svg:height="0.75359in" draw:id="id240" draw:style-name="a2059" draw:name="フローチャート: 書類 25">
          <svg:title/>
          <svg:desc/>
          <text:p text:style-name="a2053" text:class-names="" text:cond-style-name=""><text:span text:style-name="a2051" text:class-names="">フォールト</text:span><text:span text:style-name="a2052" text:class-names=""/></text:p>
          <text:p text:style-name="a2056" text:class-names="" text:cond-style-name=""><text:span text:style-name="a2054" text:class-names="">ツリー</text:span><text:span text:style-name="a2055" text:class-names=""/></text:p>
          <text:p text:style-name="a2058" text:class-names="" text:cond-style-name=""><text:span text:style-name="a2057" text:class-names="">フレーム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6.00875in" svg:y1="2.76803in" draw:start-shape="id235" draw:start-glue-point="1" svg:x2="6.50379in" svg:y2="2.76843in" draw:end-shape="id240" draw:end-glue-point="3" draw:id="id241" draw:style-name="a2061" draw:name="曲線コネクタ 26">
          <svg:title/>
          <svg:desc/>
        </draw:connector>
        <draw:custom-shape svg:x="1.35717in" svg:y="5.29962in" svg:width="1.09534in" svg:height="0.75132in" draw:id="id242" draw:style-name="a2067" draw:name="フローチャート: 複数書類 30">
          <svg:title/>
          <svg:desc/>
          <text:p text:style-name="a2064" text:class-names="" text:cond-style-name=""><text:span text:style-name="a2062" text:class-names="">ソース</text:span><text:span text:style-name="a2063" text:class-names=""/></text:p>
          <text:p text:style-name="a2066" text:class-names="" text:cond-style-name=""><text:span text:style-name="a2065" text:class-names="">コード</text:span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2.78107in" svg:y="5.35204in" svg:width="1.23122in" svg:height="0.63808in" draw:id="id243" draw:style-name="a2073" draw:name="フローチャート: 代替処理 42">
          <svg:title/>
          <svg:desc/>
          <text:p text:style-name="a2070" text:class-names="" text:cond-style-name=""><text:span text:style-name="a2068" text:class-names="">Bugspots</text:span><text:span text:style-name="a2069" text:class-names=""/></text:p>
          <text:p text:style-name="a2072" text:class-names="" text:cond-style-name=""><text:span text:style-name="a2071" text:class-names="">解析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2.45251in" svg:y1="5.67527in" draw:start-shape="id242" draw:start-glue-point="1" svg:x2="2.78107in" svg:y2="5.67108in" draw:end-shape="id243" draw:end-glue-point="3" draw:id="id244" draw:style-name="a2075" draw:name="曲線コネクタ 43">
          <svg:title/>
          <svg:desc/>
        </draw:connector>
        <draw:custom-shape svg:x="2.81021in" svg:y="4.33388in" svg:width="1.20813in" svg:height="0.75359in" draw:id="id245" draw:style-name="a2079" draw:name="フローチャート: 書類 46">
          <svg:title/>
          <svg:desc/>
          <text:p text:style-name="a2078" text:class-names="" text:cond-style-name=""><text:span text:style-name="a2076" text:class-names="">Bugspots</text:span><text:span text:style-name="a2077" text:class-names="">結果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3.56267in" svg:y1="5.20364in" draw:start-shape="id243" draw:start-glue-point="0" svg:x2="3.24828in" svg:y2="5.18604in" draw:end-shape="id245" draw:end-glue-point="4" draw:id="id246" draw:style-name="a2081" draw:transform="translate(-3.40548in -5.19484in) rotate(-1.5708) translate(3.40548in 5.19484in)" draw:name="曲線コネクタ 47">
          <svg:title/>
          <svg:desc/>
        </draw:connector>
        <draw:custom-shape svg:x="4.54318in" svg:y="4.54407in" svg:width="1.23122in" svg:height="0.63808in" draw:id="id247" draw:style-name="a2087" draw:name="フローチャート: 代替処理 51">
          <svg:title/>
          <svg:desc/>
          <text:p text:style-name="a2084" text:class-names="" text:cond-style-name=""><text:span text:style-name="a2082" text:class-names="">リスク値</text:span><text:span text:style-name="a2083" text:class-names=""/></text:p>
          <text:p text:style-name="a2086" text:class-names="" text:cond-style-name=""><text:span text:style-name="a2085" text:class-names="">判断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4.01834in" svg:y1="4.71067in" draw:start-shape="id245" draw:start-glue-point="1" svg:x2="4.54318in" svg:y2="4.86311in" draw:end-shape="id247" draw:end-glue-point="3" draw:id="id248" draw:style-name="a2089" draw:name="曲線コネクタ 52">
          <svg:title/>
          <svg:desc/>
        </draw:connector>
        <draw:custom-shape svg:x="6.53141in" svg:y="4.75957in" svg:width="1.20813in" svg:height="0.75359in" draw:id="id249" draw:style-name="a2095" draw:name="フローチャート: 書類 55">
          <svg:title/>
          <svg:desc/>
          <text:p text:style-name="a2092" text:class-names="" text:cond-style-name=""><text:span text:style-name="a2090" text:class-names="">リスク値</text:span><text:span text:style-name="a2091" text:class-names=""/></text:p>
          <text:p text:style-name="a2094" text:class-names="" text:cond-style-name=""><text:span text:style-name="a2093" text:class-names="">一覧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6.50379in" svg:y="3.65384in" svg:width="1.23122in" svg:height="0.63808in" draw:id="id250" draw:style-name="a2098" draw:name="フローチャート: 代替処理 99">
          <svg:title/>
          <svg:desc/>
          <text:p text:style-name="a2097" text:class-names="" text:cond-style-name=""><text:span text:style-name="a2096" text:class-names="">影響とリスクの割り当て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5.8795in" svg:y1="3.98in" draw:start-shape="id238" draw:start-glue-point="1" svg:x2="6.50379in" svg:y2="3.97288in" draw:end-shape="id250" draw:end-glue-point="3" draw:id="id251" draw:style-name="a2100" draw:name="曲線コネクタ 100">
          <svg:title/>
          <svg:desc/>
        </draw:connector>
        <draw:connector draw:type="curve" svg:x1="7.39285in" svg:y1="3.36885in" draw:start-shape="id240" draw:start-glue-point="4" svg:x2="6.83441in" svg:y2="3.38039in" draw:end-shape="id250" draw:end-glue-point="0" draw:id="id252" draw:style-name="a2102" draw:transform="translate(-7.11363in -3.37462in) rotate(-4.71239) translate(7.11363in 3.37462in)" draw:name="曲線コネクタ 103">
          <svg:title/>
          <svg:desc/>
        </draw:connector>
        <draw:connector draw:type="curve" svg:x1="6.89361in" svg:y1="4.53378in" draw:start-shape="id249" draw:start-glue-point="0" svg:x2="7.36127in" svg:y2="4.51771in" draw:end-shape="id250" draw:end-glue-point="2" draw:id="id253" draw:style-name="a2104" draw:transform="translate(-7.12744in -4.52574in) rotate(-4.71239) translate(7.12744in 4.52574in)" draw:name="曲線コネクタ 106">
          <svg:title/>
          <svg:desc/>
        </draw:connector>
        <draw:custom-shape svg:x="8.96825in" svg:y="3.8682in" svg:width="1.20813in" svg:height="0.75359in" draw:id="id254" draw:style-name="a2111" draw:name="フローチャート: 書類 112">
          <svg:title/>
          <svg:desc/>
          <text:p text:style-name="a2107" text:class-names="" text:cond-style-name=""><text:span text:style-name="a2105" text:class-names="">フォールト</text:span><text:span text:style-name="a2106" text:class-names=""/></text:p>
          <text:p text:style-name="a2110" text:class-names="" text:cond-style-name=""><text:span text:style-name="a2108" text:class-names="">ツリー図</text:span><text:span text:style-name="a2109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7.73501in" svg:y1="3.97288in" draw:start-shape="id250" draw:start-glue-point="1" svg:x2="8.96825in" svg:y2="4.24499in" draw:end-shape="id254" draw:end-glue-point="3" draw:id="id255" draw:style-name="a2113" draw:name="曲線コネクタ 113">
          <svg:title/>
          <svg:desc/>
        </draw:connector>
        <draw:custom-shape svg:x="9.64517in" svg:y="2.46291in" svg:width="1.23122in" svg:height="0.63808in" draw:id="id256" draw:style-name="a2122" draw:name="フローチャート: 代替処理 116">
          <svg:title/>
          <svg:desc/>
          <text:p text:style-name="a2116" text:class-names="" text:cond-style-name=""><text:span text:style-name="a2114" text:class-names="">対処する</text:span><text:span text:style-name="a2115" text:class-names=""/></text:p>
          <text:p text:style-name="a2119" text:class-names="" text:cond-style-name=""><text:span text:style-name="a2117" text:class-names="">フォールト</text:span><text:span text:style-name="a2118" text:class-names=""/></text:p>
          <text:p text:style-name="a2121" text:class-names="" text:cond-style-name=""><text:span text:style-name="a2120" text:class-names="">選定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7.91385in" svg:y="2.38412in" svg:width="1.20813in" svg:height="0.75359in" draw:id="id257" draw:style-name="a2126" draw:name="フローチャート: 書類 146">
          <svg:title/>
          <svg:desc/>
          <text:p text:style-name="a2125" text:class-names="" text:cond-style-name=""><text:span text:style-name="a2123" text:class-names="">テスト種類表</text:span><text:span text:style-name="a2124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9.12199in" svg:y1="2.76091in" draw:start-shape="id257" draw:start-glue-point="1" svg:x2="9.64517in" svg:y2="2.78195in" draw:end-shape="id256" draw:end-glue-point="3" draw:id="id258" draw:style-name="a2128" draw:name="曲線コネクタ 147">
          <svg:title/>
          <svg:desc/>
        </draw:connector>
        <draw:custom-shape svg:x="11.12095in" svg:y="3.92735in" svg:width="1.23122in" svg:height="0.63808in" draw:id="id259" draw:style-name="a2135" draw:name="フローチャート: 代替処理 156">
          <svg:title/>
          <svg:desc/>
          <text:p text:style-name="a2131" text:class-names="" text:cond-style-name=""><text:span text:style-name="a2129" text:class-names="">対処方法の</text:span><text:span text:style-name="a2130" text:class-names=""/></text:p>
          <text:p text:style-name="a2134" text:class-names="" text:cond-style-name=""><text:span text:style-name="a2132" text:class-names="">決定</text:span><text:span text:style-name="a2133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11.98399in" svg:y="5.32572in" svg:width="1.20813in" svg:height="0.75359in" draw:id="id260" draw:style-name="a2145" draw:name="フローチャート: 書類 160">
          <svg:title/>
          <svg:desc/>
          <text:p text:style-name="a2138" text:class-names="" text:cond-style-name=""><text:span text:style-name="a2136" text:class-names="">フォールト</text:span><text:span text:style-name="a2137" text:class-names=""/></text:p>
          <text:p text:style-name="a2141" text:class-names="" text:cond-style-name=""><text:span text:style-name="a2139" text:class-names="">テスト</text:span><text:span text:style-name="a2140" text:class-names=""/></text:p>
          <text:p text:style-name="a2144" text:class-names="" text:cond-style-name=""><text:span text:style-name="a2142" text:class-names="">の重み表</text:span><text:span text:style-name="a2143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8.88433in" svg:y="5.32572in" svg:width="1.23122in" svg:height="0.63808in" draw:id="id261" draw:style-name="a2149" draw:name="フローチャート: 代替処理 176">
          <svg:title/>
          <svg:desc/>
          <text:p text:style-name="a2148" text:class-names="" text:cond-style-name=""><text:span text:style-name="a2146" text:class-names="">テストケースの作成</text:span><text:span text:style-name="a2147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11.78216in" svg:y1="5.37132in" draw:start-shape="id260" draw:start-glue-point="0" svg:x2="12.54245in" svg:y2="4.51983in" draw:end-shape="id259" draw:end-glue-point="2" draw:id="id262" draw:style-name="a2151" draw:transform="translate(-12.16231in -4.94558in) rotate(-4.71239) translate(12.16231in 4.94558in)" draw:name="曲線コネクタ 177">
          <svg:title/>
          <svg:desc/>
        </draw:connector>
        <draw:connector draw:type="curve" svg:x1="9.27338in" svg:y1="6.19036in" draw:start-shape="id261" draw:start-glue-point="2" svg:x2="9.7265in" svg:y2="6.20425in" draw:end-shape="id263" draw:end-glue-point="4" draw:id="id264" draw:style-name="a2153" draw:transform="translate(-9.49994in -6.1973in) rotate(-1.5708) translate(9.49994in 6.1973in)" draw:name="曲線コネクタ 184">
          <svg:title/>
          <svg:desc/>
        </draw:connector>
        <draw:custom-shape svg:x="6.40925in" svg:y="6.53891in" svg:width="1.23122in" svg:height="0.63808in" draw:id="id265" draw:style-name="a2157" draw:name="フローチャート: 代替処理 187">
          <svg:title/>
          <svg:desc/>
          <text:p text:style-name="a2156" text:class-names="" text:cond-style-name=""><text:span text:style-name="a2154" text:class-names="">テストケースの実行</text:span><text:span text:style-name="a2155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7.64048in" svg:y1="6.85795in" draw:start-shape="id263" draw:start-glue-point="3" svg:x2="8.70087in" svg:y2="6.83596in" draw:end-shape="id265" draw:end-glue-point="1" draw:id="id266" draw:style-name="a2159" draw:transform="translate(-8.17067in -6.84696in) rotate(-3.14159) translate(8.17067in 6.84696in)" draw:name="曲線コネクタ 188">
          <svg:title/>
          <svg:desc/>
        </draw:connector>
        <draw:custom-shape svg:x="4.64022in" svg:y="5.66333in" svg:width="1.20813in" svg:height="0.75359in" draw:id="id267" draw:style-name="a2163" draw:name="フローチャート: 書類 192">
          <svg:title/>
          <svg:desc/>
          <text:p text:style-name="a2162" text:class-names="" text:cond-style-name=""><text:span text:style-name="a2160" text:class-names="">テスト結果</text:span><text:span text:style-name="a2161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0.18061in" svg:y="6.18097in" svg:width="1.20813in" svg:height="0.75359in" draw:id="id268" draw:style-name="a2167" draw:name="フローチャート: 書類 193">
          <svg:title/>
          <svg:desc/>
          <text:p text:style-name="a2166" text:class-names="" text:cond-style-name=""><text:span text:style-name="a2164" text:class-names="">バグ票一覧</text:span><text:span text:style-name="a2165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4.96095in" svg:y1="5.46549in" draw:start-shape="id267" draw:start-glue-point="0" svg:x2="5.44213in" svg:y2="5.37999in" draw:end-shape="id247" draw:end-glue-point="2" draw:id="id269" draw:style-name="a2169" draw:transform="translate(-5.20154in -5.42274in) rotate(-4.71239) translate(5.20154in 5.42274in)" draw:name="曲線コネクタ 200">
          <svg:title/>
          <svg:desc/>
        </draw:connector>
        <draw:connector draw:type="curve" svg:x1="3.53012in" svg:y1="4.42096in" draw:start-shape="id268" draw:start-glue-point="0" svg:x2="-0.97534in" svg:y2="3.43553in" draw:end-shape="id231" draw:end-glue-point="3" draw:id="id270" draw:style-name="a2171" draw:transform="translate(-1.27739in -3.92824in) rotate(-1.5708) translate(1.27739in 3.92824in)" draw:name="曲線コネクタ 230">
          <svg:title/>
          <svg:desc/>
        </draw:connector>
        <draw:custom-shape svg:x="8.70087in" svg:y="6.41692in" svg:width="1.40485in" svg:height="0.83809in" draw:id="id263" draw:style-name="a2177" draw:name="フローチャート: 複数書類 56">
          <svg:title/>
          <svg:desc/>
          <text:p text:style-name="a2174" text:class-names="" text:cond-style-name=""><text:span text:style-name="a2172" text:class-names="">フォールト</text:span><text:span text:style-name="a2173" text:class-names=""/></text:p>
          <text:p text:style-name="a2176" text:class-names="" text:cond-style-name=""><text:span text:style-name="a2175" text:class-names="">テストケース</text:span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onnector draw:type="curve" svg:x1="1.38874in" svg:y1="6.55776in" draw:start-shape="id265" draw:start-glue-point="3" svg:x2="6.40926in" svg:y2="6.85795in" draw:end-shape="id268" draw:end-glue-point="1" draw:id="id271" draw:style-name="a2179" draw:transform="translate(-3.899in -6.70786in) rotate(-3.14159) translate(3.899in 6.70786in)" draw:name="曲線コネクタ 57">
          <svg:title/>
          <svg:desc/>
        </draw:connector>
        <draw:connector draw:type="curve" svg:x1="5.24429in" svg:y1="6.3671in" draw:start-shape="id265" draw:start-glue-point="3" svg:x2="6.40925in" svg:y2="6.85795in" draw:end-shape="id267" draw:end-glue-point="4" draw:id="id272" draw:style-name="a2181" draw:transform="translate(-5.82677in -6.61253in) rotate(-3.14159) translate(5.82677in 6.61253in)" draw:name="曲線コネクタ 60">
          <svg:title/>
          <svg:desc/>
        </draw:connector>
        <draw:connector draw:type="curve" svg:x1="5.7744in" svg:y1="4.86311in" draw:start-shape="id247" draw:start-glue-point="1" svg:x2="6.53141in" svg:y2="5.13636in" draw:end-shape="id249" draw:end-glue-point="3" draw:id="id273" draw:style-name="a2183" draw:name="曲線コネクタ 63">
          <svg:title/>
          <svg:desc/>
        </draw:connector>
        <draw:connector draw:type="curve" svg:x1="0.0631in" svg:y1="3.59261in" draw:start-shape="id242" draw:start-glue-point="4" svg:x2="3.6872in" svg:y2="3.38252in" draw:end-shape="id231" draw:end-glue-point="3" draw:id="id274" draw:style-name="a2185" draw:transform="translate(-1.87515in -3.48756in) rotate(-4.71239) translate(1.87515in 3.48756in)" draw:name="曲線コネクタ 58">
          <svg:title/>
          <svg:desc/>
        </draw:connector>
        <draw:custom-shape svg:x="11.60803in" svg:y="2.41083in" svg:width="1.20813in" svg:height="0.75359in" draw:id="id275" draw:style-name="a2189" draw:name="フローチャート: 書類 146">
          <svg:title/>
          <svg:desc/>
          <text:p text:style-name="a2188" text:class-names="" text:cond-style-name=""><text:span text:style-name="a2186" text:class-names="">テスト俯瞰表</text:span><text:span text:style-name="a218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0.50531in" svg:y="5.32572in" svg:width="1.20813in" svg:height="0.75359in" draw:id="id276" draw:style-name="a2199" draw:name="フローチャート: 書類 160">
          <svg:title/>
          <svg:desc/>
          <text:p text:style-name="a2192" text:class-names="" text:cond-style-name=""><text:span text:style-name="a2190" text:class-names="">バグ分類</text:span><text:span text:style-name="a2191" text:class-names="">×</text:span></text:p>
          <text:p text:style-name="a2195" text:class-names="" text:cond-style-name=""><text:span text:style-name="a2193" text:class-names="">テストタイプ</text:span><text:span text:style-name="a2194" text:class-names=""/></text:p>
          <text:p text:style-name="a2198" text:class-names="" text:cond-style-name=""><text:span text:style-name="a2196" text:class-names="">対応表</text:span><text:span text:style-name="a219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11.80312in" svg:y1="5.25917in" draw:start-shape="id276" draw:start-glue-point="0" svg:x2="11.04283in" svg:y2="4.63199in" draw:end-shape="id259" draw:end-glue-point="2" draw:id="id277" draw:style-name="a2201" draw:transform="translate(-11.42297in -4.94558in) rotate(-1.5708) translate(11.42297in 4.94558in)" draw:name="曲線コネクタ 66">
          <svg:title/>
          <svg:desc/>
        </draw:connector>
        <draw:connector draw:type="curve" svg:x1="9.53295in" svg:y1="3.14036in" draw:start-shape="id256" draw:start-glue-point="2" svg:x2="10.30016in" svg:y2="3.82883in" draw:end-shape="id254" draw:end-glue-point="0" draw:id="id278" draw:style-name="a2204" draw:transform="translate(-9.91655in -3.4846in) rotate(-1.5708) translate(9.91655in 3.4846in)" draw:name="曲線コネクタ 67">
          <svg:title/>
          <svg:desc/>
        </draw:connector>
        <draw:connector draw:type="curve" svg:x1="10.17639in" svg:y1="4.24499in" draw:start-shape="id254" draw:start-glue-point="1" svg:x2="11.12095in" svg:y2="4.24639in" draw:end-shape="id259" draw:end-glue-point="3" draw:id="id279" draw:style-name="a2207" draw:name="曲線コネクタ 67">
          <svg:title/>
          <svg:desc/>
        </draw:connector>
        <draw:connector draw:type="curve" svg:x1="10.8764in" svg:y1="2.78195in" draw:start-shape="id256" draw:start-glue-point="1" svg:x2="11.60803in" svg:y2="2.78763in" draw:end-shape="id275" draw:end-glue-point="3" draw:id="id280" draw:style-name="a2210" draw:name="曲線コネクタ 67">
          <svg:title/>
          <svg:desc/>
        </draw:connector>
        <draw:connector draw:type="curve" svg:x1="9.15925in" svg:y1="4.91266in" draw:start-shape="id254" draw:start-glue-point="4" svg:x2="9.91301in" svg:y2="4.98503in" draw:end-shape="id261" draw:end-glue-point="0" draw:id="id281" draw:style-name="a2212" draw:transform="translate(-9.53613in -4.94884in) rotate(-1.5708) translate(9.53613in 4.94884in)" draw:name="曲線コネクタ 147">
          <svg:title/>
          <svg:desc/>
        </draw:connector>
        <draw:connector draw:type="curve" svg:x1="12.3807in" svg:y1="3.75875in" draw:start-shape="id259" draw:start-glue-point="0" svg:x2="11.56795in" svg:y2="3.28321in" draw:end-shape="id275" draw:end-glue-point="4" draw:id="id282" draw:style-name="a2215" draw:transform="translate(-11.97433in -3.52098in) rotate(-1.5708) translate(11.97433in 3.52098in)" draw:name="曲線コネクタ 67">
          <svg:title/>
          <svg:desc/>
        </draw:connector>
        <draw:frame draw:id="id283" draw:style-name="a2216" draw:name="図 389" svg:x="7.93179in" svg:y="1.21556in" svg:width="5.04649in" svg:height="0.8998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219">
          <draw:page-thumbnail draw:page-number="1" svg:x="0.75in" svg:y="1.25in" svg:width="6in" svg:height="3.375in" presentation:class="page" draw:id="id284" presentation:style-name="a2217" draw:name="スライド イメージ プレースホルダー 1">
            <svg:title/>
            <svg:desc/>
          </draw:page-thumbnail>
          <draw:frame draw:id="id285" presentation:style-name="a2218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6" draw:style-name="a2220" draw:master-page-name="Master1-Layout8-blank-白紙" presentation:presentation-page-layout-name="Master1-PPL8" draw:id="Slide-361">
        <draw:frame draw:id="id286" draw:style-name="a2226" draw:name="スライド番号プレースホルダー 2" svg:x="10.35314in" svg:y="7.06451in" svg:width="1.98072in" svg:height="0.39931in">
          <draw:text-box>
            <text:p text:style-name="a2225" text:class-names="" text:cond-style-name=""><text:span text:style-name="a2221" text:class-names=""><text:page-number style:num-format="1" text:fixed="false">2</text:page-number></text:span><text:span text:style-name="a2222" text:class-names=""><text:s text:c="1"/></text:span><text:span text:style-name="a2223" text:class-names="">/30</text:span><text:span text:style-name="a2224" text:class-names=""/></text:p>
          </draw:text-box>
          <svg:title/>
          <svg:desc/>
        </draw:frame>
        <draw:frame draw:id="id287" draw:style-name="a2230" draw:name="テキスト ボックス 3" svg:x="0.25373in" svg:y="0.23881in" svg:width="1.21172in" svg:height="0.40391in">
          <draw:text-box>
            <text:p text:style-name="a2229" text:class-names="" text:cond-style-name=""><text:span text:style-name="a2227" text:class-names="">変更</text:span><text:span text:style-name="a2228" text:class-names="">履歴</text:span></text:p>
          </draw:text-box>
          <svg:title/>
          <svg:desc/>
        </draw:frame>
        <draw:frame draw:id="id288" draw:style-name="a2285" draw:name="テキスト ボックス 4" svg:x="0.54665in" svg:y="0.7665in" svg:width="12.03897in" svg:height="2.82734in">
          <draw:text-box>
            <text:p text:style-name="a2237" text:class-names="" text:cond-style-name=""><text:span text:style-name="a2231" text:class-names="">版</text:span><text:span text:style-name="a2232" text:class-names=""><text:tab/>:</text:span><text:span text:style-name="a2233" text:class-names="">内容</text:span><text:span text:style-name="a2234" text:class-names=""><text:tab/><text:tab/><text:tab/><text:tab/><text:tab/><text:tab/><text:tab/>:</text:span><text:span text:style-name="a2235" text:class-names="">作成者</text:span><text:span text:style-name="a2236" text:class-names=""/></text:p>
            <text:p text:style-name="a2244" text:class-names="" text:cond-style-name=""><text:span text:style-name="a2238" text:class-names="">R01<text:tab/>:</text:span><text:span text:style-name="a2239" text:class-names="">初版</text:span><text:span text:style-name="a2240" text:class-names=""><text:tab/><text:tab/><text:tab/><text:tab/><text:tab/><text:tab/><text:tab/>:</text:span><text:span text:style-name="a2241" text:class-names="">おー</text:span><text:span text:style-name="a2242" text:class-names="">だん</text:span><text:span text:style-name="a2243" text:class-names=""/></text:p>
            <text:p text:style-name="a2251" text:class-names="" text:cond-style-name=""><text:span text:style-name="a2245" text:class-names="">R02<text:tab/>:</text:span><text:span text:style-name="a2246" text:class-names="">シンプルにするために⇔を削除</text:span><text:span text:style-name="a2247" text:class-names=""><text:tab/><text:tab/><text:tab/><text:tab/>:</text:span><text:span text:style-name="a2248" text:class-names="">おー</text:span><text:span text:style-name="a2249" text:class-names="">だん</text:span><text:span text:style-name="a2250" text:class-names=""/></text:p>
            <text:p text:style-name="a2257" text:class-names="" text:cond-style-name=""><text:span text:style-name="a2252" text:class-names=""><text:tab/></text:span><text:span text:style-name="a2253" text:class-names=""><text:s text:c="1"/></text:span><text:span text:style-name="a2254" text:class-names="">フォールトの対処方法一覧</text:span><text:span text:style-name="a2255" text:class-names="">追加映</text:span><text:span text:style-name="a2256" text:class-names=""/></text:p>
            <text:p text:style-name="a2264" text:class-names="" text:cond-style-name=""><text:span text:style-name="a2258" text:class-names="">R03<text:tab/>:</text:span><text:span text:style-name="a2259" text:class-names="">テスト俯瞰表を追加、誤記修正</text:span><text:span text:style-name="a2260" text:class-names=""><text:tab/><text:tab/><text:tab/><text:tab/>:</text:span><text:span text:style-name="a2261" text:class-names="">おー</text:span><text:span text:style-name="a2262" text:class-names="">だん</text:span><text:span text:style-name="a2263" text:class-names=""/></text:p>
            <text:p text:style-name="a2271" text:class-names="" text:cond-style-name=""><text:span text:style-name="a2265" text:class-names="">R04<text:tab/>:</text:span><text:span text:style-name="a2266" text:class-names="">誤記修正</text:span><text:span text:style-name="a2267" text:class-names=""><text:tab/><text:tab/><text:tab/><text:tab/><text:tab/><text:tab/>:</text:span><text:span text:style-name="a2268" text:class-names="">おー</text:span><text:span text:style-name="a2269" text:class-names="">だん</text:span><text:span text:style-name="a2270" text:class-names=""/></text:p>
            <text:p text:style-name="a2280" text:class-names="" text:cond-style-name=""><text:span text:style-name="a2272" text:class-names="">R05<text:tab/>:</text:span><text:span text:style-name="a2273" text:class-names="">成果物</text:span><text:span text:style-name="a2274" text:class-names="">1</text:span><text:span text:style-name="a2275" text:class-names="">に合わせて修正</text:span><text:span text:style-name="a2276" text:class-names=""><text:tab/><text:tab/><text:tab/><text:tab/><text:tab/>:</text:span><text:span text:style-name="a2277" text:class-names="">おー</text:span><text:span text:style-name="a2278" text:class-names="">だん</text:span><text:span text:style-name="a2279" text:class-names=""/></text:p>
            <text:p text:style-name="a2282" text:class-names="" text:cond-style-name=""><text:span text:style-name="a2281" text:class-names=""/></text:p>
            <text:p text:style-name="a2284" text:class-names="" text:cond-style-name=""><text:span text:style-name="a2283" text:class-names=""/></text:p>
          </draw:text-box>
          <svg:title/>
          <svg:desc/>
        </draw:frame>
        <presentation:notes draw:style-name="a2288">
          <draw:page-thumbnail draw:page-number="2" svg:x="0.75in" svg:y="1.25in" svg:width="6in" svg:height="3.375in" presentation:class="page" draw:id="id289" presentation:style-name="a2286" draw:name="スライド イメージ プレースホルダー 1">
            <svg:title/>
            <svg:desc/>
          </draw:page-thumbnail>
          <draw:frame draw:id="id290" presentation:style-name="a2287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20" draw:style-name="a2289" draw:master-page-name="Master2-Layout3-secHead-セクション見出し" presentation:presentation-page-layout-name="Master2-PPL3" draw:id="Slide-375">
        <draw:frame draw:id="id291" presentation:style-name="a2293" draw:name="タイトル 4" svg:x="1.2in" svg:y="0.83in" svg:width="11in" svg:height="3.9in" presentation:class="title" presentation:placeholder="false">
          <draw:text-box>
            <text:p text:style-name="a2292" text:class-names="" text:cond-style-name=""><text:span text:style-name="a2290" text:class-names="">APPENDIX</text:span><text:span text:style-name="a2291" text:class-names=""/></text:p>
          </draw:text-box>
          <svg:title/>
          <svg:desc/>
        </draw:frame>
        <draw:frame draw:id="id292" presentation:style-name="a2294" draw:name="テキスト プレースホルダー 5" svg:x="1.2in" svg:y="4.87in" svg:width="11in" svg:height="1.25in" presentation:class="outline" presentation:placeholder="true">
          <draw:text-box/>
          <svg:title/>
          <svg:desc/>
        </draw:frame>
        <draw:frame draw:id="id293" draw:style-name="a2298" draw:name="スライド番号プレースホルダー 2" svg:x="10.35314in" svg:y="7.06451in" svg:width="1.98072in" svg:height="0.39931in">
          <draw:text-box>
            <text:p text:style-name="a2297" text:class-names="" text:cond-style-name=""><text:span text:style-name="a2295" text:class-names=""><text:page-number style:num-format="1" text:fixed="false">3</text:page-number></text:span><text:span text:style-name="a2296" text:class-names=""/></text:p>
          </draw:text-box>
          <svg:title/>
          <svg:desc/>
        </draw:frame>
      </draw:page>
      <draw:page draw:name="Slide121" draw:style-name="a2299" draw:master-page-name="Master1-Layout4-titleOnly-タイトルのみ" presentation:presentation-page-layout-name="Master1-PPL4" draw:id="Slide-376">
        <draw:frame draw:id="id294" presentation:style-name="a2302" draw:name="タイトル 5" svg:x="1.2in" svg:y="0.15294in" svg:width="11in" svg:height="0.92941in" presentation:class="title" presentation:placeholder="false">
          <draw:text-box>
            <text:p text:style-name="a2301" text:class-names="" text:cond-style-name=""><text:span text:style-name="a2300" text:class-names="">要素</text:span></text:p>
          </draw:text-box>
          <svg:title/>
          <svg:desc/>
        </draw:frame>
        <draw:frame draw:id="id295" draw:style-name="a2306" draw:name="スライド番号プレースホルダー 3" svg:x="10.35314in" svg:y="7.06451in" svg:width="1.98072in" svg:height="0.39931in">
          <draw:text-box>
            <text:p text:style-name="a2305" text:class-names="" text:cond-style-name=""><text:span text:style-name="a2303" text:class-names=""><text:page-number style:num-format="1" text:fixed="false">4</text:page-number></text:span><text:span text:style-name="a2304" text:class-names=""/></text:p>
          </draw:text-box>
          <svg:title/>
          <svg:desc/>
        </draw:frame>
        <draw:custom-shape svg:x="2.01869in" svg:y="2.88869in" svg:width="1.45789in" svg:height="1in" draw:id="id296" draw:style-name="a2309" draw:name="フローチャート: 複数書類 6">
          <svg:title/>
          <svg:desc/>
          <text:p text:style-name="a2308" text:class-names="" text:cond-style-name=""><text:span text:style-name="a2307" text:class-names=""/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3.95027in" svg:y="2.97422in" svg:width="1.32895in" svg:height="0.82895in" draw:id="id297" draw:style-name="a2312" draw:name="フローチャート: 書類 7">
          <svg:title/>
          <svg:desc/>
          <text:p text:style-name="a2311" text:class-names="" text:cond-style-name=""><text:span text:style-name="a2310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5.73406in" svg:y="2.96976in" svg:width="1.48978in" svg:height="0.77207in" draw:id="id298" draw:style-name="a2315" draw:name="フローチャート: 代替処理 8">
          <svg:title/>
          <svg:desc/>
          <text:p text:style-name="a2314" text:class-names="" text:cond-style-name=""><text:span text:style-name="a2313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8.09588in" svg:y1="2.95947in" svg:x2="9.24062in" svg:y2="3.78735in" draw:id="id299" draw:style-name="a2317" draw:name="曲線コネクタ 10">
          <svg:title/>
          <svg:desc/>
        </draw:connector>
        <draw:connector draw:type="curve" svg:x1="10.3722in" svg:y1="2.95947in" svg:x2="11.38536in" svg:y2="3.62946in" draw:id="id300" draw:style-name="a2320" draw:name="曲線コネクタ 12">
          <svg:title/>
          <svg:desc/>
        </draw:connector>
        <draw:frame draw:id="id301" draw:style-name="a2323" draw:name="テキスト ボックス 13" svg:x="2.268in" svg:y="2.27458in" svg:width="0.95928in" svg:height="0.40391in">
          <draw:text-box>
            <text:p text:style-name="a2322" text:class-names="" text:cond-style-name=""><text:span text:style-name="a2321" text:class-names="">文書群</text:span></text:p>
          </draw:text-box>
          <svg:title/>
          <svg:desc/>
        </draw:frame>
        <draw:frame draw:id="id302" draw:style-name="a2326" draw:name="テキスト ボックス 14" svg:x="4.26133in" svg:y="2.27458in" svg:width="0.70684in" svg:height="0.40391in">
          <draw:text-box>
            <text:p text:style-name="a2325" text:class-names="" text:cond-style-name=""><text:span text:style-name="a2324" text:class-names="">文書</text:span></text:p>
          </draw:text-box>
          <svg:title/>
          <svg:desc/>
        </draw:frame>
        <draw:frame draw:id="id303" draw:style-name="a2329" draw:name="テキスト ボックス 15" svg:x="5.96763in" svg:y="2.27458in" svg:width="1.21172in" svg:height="0.40391in">
          <draw:text-box>
            <text:p text:style-name="a2328" text:class-names="" text:cond-style-name=""><text:span text:style-name="a2327" text:class-names="">プロセス</text:span></text:p>
          </draw:text-box>
          <svg:title/>
          <svg:desc/>
        </draw:frame>
        <draw:frame draw:id="id304" draw:style-name="a2336" draw:name="テキスト ボックス 16" svg:x="9.91971in" svg:y="2.27458in" svg:width="1.87087in" svg:height="0.40391in">
          <draw:text-box>
            <text:p text:style-name="a2335" text:class-names="" text:cond-style-name=""><text:span text:style-name="a2330" text:class-names="">繰り返し</text:span><text:span text:style-name="a2331" text:class-names="">(</text:span><text:span text:style-name="a2332" text:class-names="">更新</text:span><text:span text:style-name="a2333" text:class-names="">)</text:span><text:span text:style-name="a2334" text:class-names=""/></text:p>
          </draw:text-box>
          <svg:title/>
          <svg:desc/>
        </draw:frame>
        <draw:frame draw:id="id305" draw:style-name="a2350" draw:name="テキスト ボックス 17" svg:x="7.75344in" svg:y="4.20681in" svg:width="2.22148in" svg:height="1.3127in">
          <draw:text-box>
            <text:p text:style-name="a2339" text:class-names="" text:cond-style-name=""><text:span text:style-name="a2337" text:class-names="">文書群→プロセス</text:span><text:span text:style-name="a2338" text:class-names=""/></text:p>
            <text:p text:style-name="a2342" text:class-names="" text:cond-style-name=""><text:span text:style-name="a2340" text:class-names="">文書→プロセス</text:span><text:span text:style-name="a2341" text:class-names=""/></text:p>
            <text:p text:style-name="a2347" text:class-names="" text:cond-style-name=""><text:span text:style-name="a2343" text:class-names="">プロセス</text:span><text:span text:style-name="a2344" text:class-names="">→</text:span><text:span text:style-name="a2345" text:class-names="">文書群</text:span><text:span text:style-name="a2346" text:class-names=""/></text:p>
            <text:p text:style-name="a2349" text:class-names="" text:cond-style-name=""><text:span text:style-name="a2348" text:class-names="">プロセス→文書</text:span></text:p>
          </draw:text-box>
          <svg:title/>
          <svg:desc/>
        </draw:frame>
        <draw:frame draw:id="id306" draw:style-name="a2353" draw:name="テキスト ボックス 18" svg:x="8.3746in" svg:y="2.27458in" svg:width="0.70684in" svg:height="0.40391in">
          <draw:text-box>
            <text:p text:style-name="a2352" text:class-names="" text:cond-style-name=""><text:span text:style-name="a2351" text:class-names="">流れ</text:span></text:p>
          </draw:text-box>
          <svg:title/>
          <svg:desc/>
        </draw:frame>
        <draw:frame draw:id="id307" draw:style-name="a2367" draw:name="テキスト ボックス 19" svg:x="10.09368in" svg:y="4.19143in" svg:width="2.22148in" svg:height="1.3127in">
          <draw:text-box>
            <text:p text:style-name="a2356" text:class-names="" text:cond-style-name=""><text:span text:style-name="a2354" text:class-names="">文書群⇔プロセス</text:span><text:span text:style-name="a2355" text:class-names=""/></text:p>
            <text:p text:style-name="a2359" text:class-names="" text:cond-style-name=""><text:span text:style-name="a2357" text:class-names="">文書⇔プロセス</text:span><text:span text:style-name="a2358" text:class-names=""/></text:p>
            <text:p text:style-name="a2364" text:class-names="" text:cond-style-name=""><text:span text:style-name="a2360" text:class-names="">プロセス</text:span><text:span text:style-name="a2361" text:class-names="">⇔</text:span><text:span text:style-name="a2362" text:class-names="">文書群</text:span><text:span text:style-name="a2363" text:class-names=""/></text:p>
            <text:p text:style-name="a2366" text:class-names="" text:cond-style-name=""><text:span text:style-name="a2365" text:class-names="">プロセス⇔文書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2in" svg:y="0.83in" svg:width="11in" svg:height="3.9in"/>
      <presentation:placeholder presentation:object="subtitle" svg:x="6.87059in" svg:y="4.87272in" svg:width="5.33244in" svg:height="1.3240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2" style:display-name="タイトルとコンテンツ">
      <presentation:placeholder presentation:object="object" svg:x="1.2in" svg:y="1.18856in" svg:width="11in" svg:height="5.2299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  <presentation:placeholder presentation:object="title" svg:x="1.2in" svg:y="0.15294in" svg:width="11in" svg:height="0.92941in"/>
    </style:presentation-page-layout>
    <style:presentation-page-layout style:name="Master1-PPL3" style:display-name="セクション見出し">
      <presentation:placeholder presentation:object="title" svg:x="1.2in" svg:y="0.83in" svg:width="11in" svg:height="3.9in"/>
      <presentation:placeholder presentation:object="outline" svg:x="1.2in" svg:y="4.87in" svg:width="11in" svg:height="1.93in"/>
      <presentation:placeholder presentation:object="date-time" svg:x="1.2in" svg:y="7.06451in" svg:width="2.70371in" svg:height="0.39931in"/>
      <presentation:placeholder presentation:object="footer" svg:x="4.06286in" svg:y="7.06051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4" style:display-name="タイトルのみ">
      <presentation:placeholder presentation:object="title" svg:x="1.2in" svg:y="0.15294in" svg:width="11in" svg:height="0.92941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5" style:display-name="謝辞">
      <presentation:placeholder presentation:object="title" svg:x="1.2in" svg:y="1.18295in" svg:width="11in" svg:height="2.5770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</style:presentation-page-layout>
    <style:presentation-page-layout style:name="Master1-PPL6" style:display-name="2 つのコンテンツ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7" style:display-name="比較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8" style:display-name="白紙">
      <presentation:placeholder presentation:object="date-time" svg:x="1.2in" svg:y="7.06451in" svg:width="2.70371in" svg:height="0.39931in"/>
      <presentation:placeholder presentation:object="footer" svg:x="4.06286in" svg:y="7.01345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9" style:display-name="タイトル付きの&#10;コンテンツ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35314in" svg:y="7.06451in" svg:width="1.98072in" svg:height="0.39931in"/>
    </style:presentation-page-layout>
    <style:presentation-page-layout style:name="Master1-PPL10" style:display-name="タイトルと&#10;縦書きテキスト">
      <presentation:placeholder presentation:object="title" svg:x="1.2in" svg:y="0.15294in" svg:width="11in" svg:height="0.92941in"/>
      <presentation:placeholder presentation:object="outline" svg:x="1.2in" svg:y="1.18856in" svg:width="11in" svg:height="5.2299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1" style:display-name="タイトル スライド">
      <presentation:placeholder presentation:object="title" svg:x="1.2in" svg:y="0.83in" svg:width="11in" svg:height="3.9in"/>
      <presentation:placeholder presentation:object="subtitle" svg:x="6.87059in" svg:y="4.87272in" svg:width="5.33244in" svg:height="1.3240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2" style:display-name="タイトルとコンテンツ">
      <presentation:placeholder presentation:object="object" svg:x="1.2in" svg:y="1.18856in" svg:width="11in" svg:height="5.2299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  <presentation:placeholder presentation:object="title" svg:x="1.2in" svg:y="0.15294in" svg:width="11in" svg:height="0.92941in"/>
    </style:presentation-page-layout>
    <style:presentation-page-layout style:name="Master2-PPL3" style:display-name="セクション見出し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4" style:display-name="タイトルのみ">
      <presentation:placeholder presentation:object="title" svg:x="1.2in" svg:y="0.15294in" svg:width="11in" svg:height="0.92941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5" style:display-name="謝辞">
      <presentation:placeholder presentation:object="title" svg:x="1.2in" svg:y="1.18295in" svg:width="11in" svg:height="2.5770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</style:presentation-page-layout>
    <style:presentation-page-layout style:name="Master2-PPL6" style:display-name="2 つのコンテンツ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7" style:display-name="比較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8" style:display-name="白紙"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9" style:display-name="タイトル付きの&#10;コンテンツ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35314in" svg:y="7.06451in" svg:width="1.98072in" svg:height="0.39931in"/>
    </style:presentation-page-layout>
    <style:presentation-page-layout style:name="Master2-PPL10" style:display-name="タイトルと&#10;縦書きテキスト">
      <presentation:placeholder presentation:object="title" svg:x="1.2in" svg:y="0.15294in" svg:width="11in" svg:height="0.92941in"/>
      <presentation:placeholder presentation:object="outline" svg:x="1.2in" svg:y="1.18856in" svg:width="11in" svg:height="5.2299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11" style:display-name="縦書きタイトルと&#10;縦書きテキスト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style style:family="table-cell" style:name="a20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0">
      <style:table-cell-properties fo:border-left="0.00347in solid #ed7d31" fo:border-right="0.00347in solid #ed7d31"/>
    </style:style>
    <style:style style:family="table-cell" style:name="a20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1">
      <style:table-cell-properties fo:border-top="0.00347in solid #ed7d31" fo:border-bottom="0.00347in solid #ed7d31"/>
    </style:style>
    <style:style style:family="table-cell" style:name="a199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3">
      <style:table-cell-properties fo:border-top="0.05556in double #ed7d31"/>
      <style:text-properties fo:font-weight="bold" style:font-weight-asian="bold" style:font-weight-complex="bold"/>
    </style:style>
    <style:style style:family="table-cell" style:name="a1994">
      <style:table-cell-properties/>
      <style:text-properties fo:font-weight="bold" style:font-weight-asian="bold" style:font-weight-complex="bold"/>
    </style:style>
    <style:style style:family="table-cell" style:name="a1995">
      <style:table-cell-properties/>
      <style:text-properties fo:font-weight="bold" style:font-weight-asian="bold" style:font-weight-complex="bold"/>
    </style:style>
    <style:style style:family="table-cell" style:name="a19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97">
      <style:table-cell-properties/>
    </style:style>
    <style:style style:family="table-cell" style:name="a1998">
      <style:table-cell-properties fo:background-color="#f8d7cd"/>
    </style:style>
    <style:style style:family="table-cell" style:name="a1999">
      <style:table-cell-properties/>
    </style:style>
    <style:style style:family="graphic" style:name="Graphics"/>
    <style:style style:family="table-cell" style:name="a1980">
      <style:table-cell-properties/>
    </style:style>
    <style:style style:family="table-cell" style:name="a1981">
      <style:table-cell-properties fo:background-color="#d2deef"/>
    </style:style>
    <style:style style:family="table-cell" style:name="a1982">
      <style:table-cell-properties/>
    </style:style>
    <style:style style:family="table-cell" style:name="a1983">
      <style:table-cell-properties fo:background-color="#d2deef"/>
    </style:style>
    <style:style style:family="table-cell" style:name="a198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8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989">
      <style:table-cell-properties fo:border-left="0.00347in solid #ed7d31" fo:border-right="0.00347in solid #ed7d31"/>
    </style:style>
    <style:style style:family="table-cell" style:name="a197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000">
      <style:table-cell-properties fo:background-color="#f8d7cd"/>
    </style:style>
    <style:style style:family="table-cell" style:name="a20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0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fca08" draw:opacity="100%" draw:stroke="solid" svg:stroke-width="0.01736in" svg:stroke-color="#bc9404" svg:stroke-opacity="100%" svg:stroke-linecap="butt"/>
    </style:default-style>
    <draw:marker draw:name="a2041" svg:viewBox="0 0 20 30" svg:d="m10 0-10 30h20z"/>
    <draw:marker draw:name="a2099" svg:viewBox="0 0 20 30" svg:d="m10 0-10 30h20z"/>
    <draw:marker draw:name="a2168" svg:viewBox="0 0 20 30" svg:d="m10 0-10 30h20z"/>
    <draw:marker draw:name="a2112" svg:viewBox="0 0 20 30" svg:d="m10 0-10 30h20z"/>
    <draw:marker draw:name="a2080" svg:viewBox="0 0 20 30" svg:d="m10 0-10 30h20z"/>
    <draw:marker draw:name="a2150" svg:viewBox="0 0 20 30" svg:d="m10 0-10 30h20z"/>
    <draw:marker draw:name="a2152" svg:viewBox="0 0 20 30" svg:d="m10 0-10 30h20z"/>
    <draw:marker draw:name="a2049" svg:viewBox="0 0 20 30" svg:d="m10 0-10 30h20z"/>
    <draw:marker draw:name="a2088" svg:viewBox="0 0 20 30" svg:d="m10 0-10 30h20z"/>
    <draw:marker draw:name="a2158" svg:viewBox="0 0 20 30" svg:d="m10 0-10 30h20z"/>
    <draw:marker draw:name="a2101" svg:viewBox="0 0 20 30" svg:d="m10 0-10 30h20z"/>
    <draw:marker draw:name="a2103" svg:viewBox="0 0 20 30" svg:d="m10 0-10 30h20z"/>
    <draw:marker draw:name="a2211" svg:viewBox="0 0 20 30" svg:d="m10 0-10 30h20z"/>
    <draw:marker draw:name="a2074" svg:viewBox="0 0 20 30" svg:d="m10 0-10 30h20z"/>
    <draw:marker draw:name="a2180" svg:viewBox="0 0 20 30" svg:d="m10 0-10 30h20z"/>
    <draw:marker draw:name="a2213" svg:viewBox="0 0 20 30" svg:d="m10 0-10 30h20z"/>
    <draw:marker draw:name="a2182" svg:viewBox="0 0 20 30" svg:d="m10 0-10 30h20z"/>
    <draw:marker draw:name="a2214" svg:viewBox="0 0 20 30" svg:d="m10 0-10 30h20z"/>
    <draw:marker draw:name="a2184" svg:viewBox="0 0 20 30" svg:d="m10 0-10 30h20z"/>
    <draw:marker draw:name="a2060" svg:viewBox="0 0 20 30" svg:d="m10 0-10 30h20z"/>
    <draw:marker draw:name="a2200" svg:viewBox="0 0 20 30" svg:d="m10 0-10 30h20z"/>
    <draw:marker draw:name="a2027" svg:viewBox="0 0 20 30" svg:d="m10 0-10 30h20z"/>
    <draw:marker draw:name="a2202" svg:viewBox="0 0 20 30" svg:d="m10 0-10 30h20z"/>
    <draw:marker draw:name="a2170" svg:viewBox="0 0 20 30" svg:d="m10 0-10 30h20z"/>
    <draw:marker draw:name="a2203" svg:viewBox="0 0 20 30" svg:d="m10 0-10 30h20z"/>
    <draw:marker draw:name="a2205" svg:viewBox="0 0 20 30" svg:d="m10 0-10 30h20z"/>
    <draw:marker draw:name="a2206" svg:viewBox="0 0 20 30" svg:d="m10 0-10 30h20z"/>
    <draw:marker draw:name="a2208" svg:viewBox="0 0 20 30" svg:d="m10 0-10 30h20z"/>
    <draw:marker draw:name="a2209" svg:viewBox="0 0 20 30" svg:d="m10 0-10 30h20z"/>
    <draw:marker draw:name="a2178" svg:viewBox="0 0 20 30" svg:d="m10 0-10 30h20z"/>
    <draw:marker draw:name="a2316" svg:viewBox="0 0 20 30" svg:d="m10 0-10 30h20z"/>
    <draw:marker draw:name="a2318" svg:viewBox="0 0 20 30" svg:d="m10 0-10 30h20z"/>
    <draw:marker draw:name="a2319" svg:viewBox="0 0 20 30" svg:d="m10 0-10 30h20z"/>
    <draw:marker draw:name="a2019" svg:viewBox="0 0 20 30" svg:d="m10 0-10 30h20z"/>
    <draw:marker draw:name="a2127" svg:viewBox="0 0 20 30" svg:d="m10 0-10 30h20z"/>
    <table:table-template table:name="{5C22544A-7EE6-4342-B048-85BDC9FD1C3A}">
      <table:first-row table:style-name="a1984" table:paragraph-style-name=""/>
      <table:last-row table:style-name="a1985" table:paragraph-style-name=""/>
      <table:first-column table:style-name="a1986" table:paragraph-style-name=""/>
      <table:last-column table:style-name="a1987" table:paragraph-style-name=""/>
      <table:body table:style-name="a1979" table:paragraph-style-name=""/>
      <table:even-rows table:style-name="a1982" table:paragraph-style-name=""/>
      <table:odd-rows table:style-name="a1983" table:paragraph-style-name=""/>
      <table:even-columns table:style-name="a1980" table:paragraph-style-name=""/>
      <table:odd-columns table:style-name="a1981" table:paragraph-style-name=""/>
    </table:table-template>
    <table:table-template table:name="{21E4AEA4-8DFA-4A89-87EB-49C32662AFE0}">
      <table:first-row table:style-name="a2001" table:paragraph-style-name=""/>
      <table:last-row table:style-name="a2002" table:paragraph-style-name=""/>
      <table:first-column table:style-name="a2003" table:paragraph-style-name=""/>
      <table:last-column table:style-name="a2004" table:paragraph-style-name=""/>
      <table:body table:style-name="a1996" table:paragraph-style-name=""/>
      <table:even-rows table:style-name="a1999" table:paragraph-style-name=""/>
      <table:odd-rows table:style-name="a2000" table:paragraph-style-name=""/>
      <table:even-columns table:style-name="a1997" table:paragraph-style-name=""/>
      <table:odd-columns table:style-name="a1998" table:paragraph-style-name=""/>
    </table:table-template>
    <table:table-template table:name="{72833802-FEF1-4C79-8D5D-14CF1EAF98D9}">
      <table:first-row table:style-name="a1992" table:paragraph-style-name=""/>
      <table:last-row table:style-name="a1993" table:paragraph-style-name=""/>
      <table:first-column table:style-name="a1994" table:paragraph-style-name=""/>
      <table:last-column table:style-name="a1995" table:paragraph-style-name=""/>
      <table:body table:style-name="a1988" table:paragraph-style-name=""/>
      <table:odd-rows table:style-name="a1991" table:paragraph-style-name=""/>
      <table:even-columns table:style-name="a1989" table:paragraph-style-name=""/>
      <table:odd-columns table:style-name="a199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draw:fill="none" draw:stroke="solid" svg:stroke-width="0.00694in" svg:stroke-color="#7f7f7f" svg:stroke-opacity="100%" svg:stroke-linecap="butt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draw:fill="none" draw:stroke="non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 style:parent-style-name="Graphics">
      <style:graphic-properties draw:fill="none" draw:stroke="non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 style:parent-style-name="Graphics">
      <style:graphic-properties draw:fill="none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draw:fill="solid" draw:fill-color="#fff4ce" draw:opacity="100%" draw:stroke="none"/>
    </style:style>
    <style:style style:family="graphic" style:name="a1144">
      <style:graphic-properties draw:fill="none" draw:stroke="solid" svg:stroke-width="0.00694in" svg:stroke-color="#7f7f7f" svg:stroke-opacity="100%" svg:stroke-linecap="butt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draw:stroke="non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draw:fill="solid" draw:fill-color="#fff4ce" draw:opacity="100%" draw:stroke="none"/>
    </style:style>
    <style:style style:family="paragraph" style:name="a1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none" draw:stroke="solid" svg:stroke-width="0.00694in" svg:stroke-color="#7f7f7f" svg:stroke-opacity="100%" svg:stroke-linecap="butt"/>
    </style:style>
    <style:style style:family="graphic" style:name="a311" style:parent-style-name="Graphics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 style:parent-style-name="Graphics">
      <style:graphic-properties draw:fill="none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draw:fill="solid" draw:fill-color="#fff4ce" draw:opacity="100%" draw:stroke="non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9">
      <style:graphic-properties draw:fill="none" draw:stroke="solid" svg:stroke-width="0.00694in" svg:stroke-color="#7f7f7f" svg:stroke-opacity="100%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draw:fill="solid" draw:fill-color="#ffdf6b" draw:opacity="100%" draw:stroke="non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4">
      <style:graphic-properties draw:fill="solid" draw:fill-color="#ffea9c" draw:opacity="100%" draw:stroke="non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3">
      <style:graphic-properties draw:fill="solid" draw:fill-color="#ffdf6b" draw:opacity="100%" draw:stroke="non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4">
      <style:graphic-properties draw:fill="solid" draw:fill-color="#ffea9c" draw:opacity="10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 style:parent-style-name="Graphics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 style:parent-style-name="Graphics">
      <style:graphic-properties draw:fill="none" draw:stroke="non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6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solid" draw:fill-color="#fff4ce" draw:opacity="100%" draw:stroke="non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">
      <style:graphic-properties draw:fill="none" draw:stroke="solid" svg:stroke-width="0.00694in" svg:stroke-color="#7f7f7f" svg:stroke-opacity="100%" svg:stroke-linecap="butt"/>
    </style:style>
    <style:style style:family="graphic" style:name="a162" style:parent-style-name="Graphics">
      <style:graphic-properties draw:fill="none" draw:stroke="non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 style:parent-style-name="Graphics">
      <style:graphic-properties draw:fill="none" draw:stroke="non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draw:fill="none" draw:stroke="solid" svg:stroke-width="0.00694in" svg:stroke-color="#7f7f7f" svg:stroke-opacity="100%" svg:stroke-linecap="butt"/>
    </style:style>
    <style:style style:family="graphic" style:name="a1369" style:parent-style-name="Graphics">
      <style:graphic-properties draw:fill="none" fo:clip="rect(0in, 0in, 0in, 0in)" draw:stroke="non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solid" draw:fill-color="#fff4ce" draw:opacity="100%" draw:stroke="non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draw:fill="none" draw:stroke="solid" svg:stroke-width="0.00694in" svg:stroke-color="#7f7f7f" svg:stroke-opacity="100%" svg:stroke-linecap="butt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text" style:name="a17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draw:stroke="none"/>
    </style:style>
    <style:style style:family="text" style:name="a17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draw:fill="solid" draw:fill-color="#ffdf6b" draw:opacity="100%" draw:stroke="none"/>
    </style:style>
    <style:style style:family="graphic" style:name="a371">
      <style:graphic-properties draw:fill="solid" draw:fill-color="#ffea9c" draw:opacity="100%" draw:stroke="none"/>
    </style:style>
    <style:style style:family="paragraph" style:name="a15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solid" draw:fill-color="#ffdf6b" draw:opacity="100%" draw:stroke="non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solid" draw:fill-color="#ffea9c" draw:opacity="100%" draw:stroke="none"/>
    </style:style>
    <style:style style:family="presentation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solid" draw:fill-color="#ffea9c" draw:opacity="100%" draw:stroke="non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0694in" svg:stroke-color="#7f7f7f" svg:stroke-opacity="100%" svg:stroke-linecap="butt"/>
    </style:style>
    <style:style style:family="paragraph" style:name="a15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5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draw:fill="solid" draw:fill-color="#fff4ce" draw:opacity="100%" draw:stroke="non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none" draw:stroke="solid" svg:stroke-width="0.00694in" svg:stroke-color="#7f7f7f" svg:stroke-opacity="100%" svg:stroke-linecap="butt"/>
    </style:style>
    <style:style style:family="paragraph" style:name="a5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 style:parent-style-name="Graphics">
      <style:graphic-properties draw:fill="none" draw:stroke="none"/>
    </style:style>
    <style:style style:family="graphic" style:name="a1797" style:parent-style-name="Graphics">
      <style:graphic-properties draw:fill="none" draw:stroke="non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draw:fill="solid" draw:fill-color="#fff4ce" draw:opacity="100%" draw:stroke="non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graphic" style:name="a39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draw:fill="none" draw:stroke="solid" svg:stroke-width="0.00694in" svg:stroke-color="#7f7f7f" svg:stroke-opacity="100%" svg:stroke-linecap="butt"/>
    </style:style>
    <style:style style:family="graphic" style:name="a1022" style:parent-style-name="Graphics">
      <style:graphic-properties draw:fill="none" draw:stroke="non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solid" draw:fill-color="#ffea9c" draw:opacity="100%" draw:stroke="none"/>
    </style:style>
    <style:style style:family="text" style:name="a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225">
      <style:graphic-properties draw:fill="solid" draw:fill-color="#ffdf6b" draw:opacity="100%" draw:stroke="none"/>
    </style:style>
    <style:style style:family="graphic" style:name="a1226">
      <style:graphic-properties draw:fill="solid" draw:fill-color="#ffea9c" draw:opacity="100%" draw:stroke="none"/>
    </style:style>
    <style:style style:family="text" style:name="a1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 Light" style:font-family-asian="みかちゃん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draw:fill="solid" draw:fill-color="#fff4ce" draw:opacity="100%" draw:stroke="non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none" draw:stroke="solid" svg:stroke-width="0.00694in" svg:stroke-color="#7f7f7f" svg:stroke-opacity="100%" svg:stroke-linecap="butt"/>
    </style:style>
    <style:style style:family="graphic" style:name="a1416" style:parent-style-name="Graphics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draw:fill="solid" draw:fill-color="#fff4ce" draw:opacity="100%" draw:stroke="non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draw:fill="none" draw:stroke="solid" svg:stroke-width="0.00694in" svg:stroke-color="#7f7f7f" svg:stroke-opacity="100%" svg:stroke-linecap="butt"/>
    </style:style>
    <style:style style:family="presentation" style:name="a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solid" draw:fill-color="#ffea9c" draw:opacity="100%" draw:stroke="non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0694in" svg:stroke-color="#7f7f7f" svg:stroke-opacity="100%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ffdf6b" draw:opacity="100%" draw:stroke="non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solid" draw:fill-color="#ffea9c" draw:opacity="100%" draw:stroke="non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" style:font-family-asian="みかちゃん-P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" style:font-family-asian="みかちゃん-P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 Light" style:font-family-asian="みかちゃん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solid" draw:fill-color="#fff4ce" draw:opacity="100%" draw:stroke="none"/>
    </style:style>
    <style:style style:family="paragraph" style:name="a1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none" draw:stroke="solid" svg:stroke-width="0.00694in" svg:stroke-color="#7f7f7f" svg:stroke-opacity="100%" svg:stroke-linecap="butt"/>
    </style:style>
    <style:style style:family="graphic" style:name="a433" style:parent-style-name="Graphics">
      <style:graphic-properties draw:fill="none" draw:stroke="non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none" draw:stroke="solid" svg:stroke-width="0.00694in" svg:stroke-color="#7f7f7f" svg:stroke-opacity="100%" svg:stroke-linecap="butt"/>
    </style:style>
    <style:style style:family="paragraph" style:name="a14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2">
      <style:graphic-properties draw:fill="solid" draw:fill-color="#fff4ce" draw:opacity="100%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draw:fill="none" draw:stroke="solid" svg:stroke-width="0.00694in" svg:stroke-color="#7f7f7f" svg:stroke-opacity="100%" svg:stroke-linecap="butt"/>
    </style:style>
    <style:style style:family="graphic" style:name="a1294" style:parent-style-name="Graphics">
      <style:graphic-properties draw:fill="none" draw:stroke="non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 style:parent-style-name="Graphics">
      <style:graphic-properties draw:fill="none" draw:stroke="non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draw:fill="solid" draw:fill-color="#ffdf6b" draw:opacity="100%" draw:stroke="non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draw:fill="solid" draw:fill-color="#ffea9c" draw:opacity="100%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1" style:parent-style-name="Graphics">
      <style:graphic-properties draw:fill="none" draw:stroke="none"/>
    </style:style>
    <style:style style:family="presentation" style:name="a4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fff4ce" draw:opacity="100%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draw:fill="none" draw:stroke="solid" svg:stroke-width="0.00694in" svg:stroke-color="#7f7f7f" svg:stroke-opacity="100%" svg:stroke-linecap="butt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draw:stroke="non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draw:fill="solid" draw:fill-color="#fff4ce" draw:opacity="100%" draw:stroke="none"/>
    </style:style>
    <style:style style:family="drawing-page" style:name="a18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draw:fill="solid" draw:fill-color="#ffdf6b" draw:opacity="100%" draw:stroke="non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draw:fill="solid" draw:fill-color="#ffea9c" draw:opacity="100%" draw:stroke="non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99">
      <style:graphic-properties draw:fill="solid" draw:fill-color="#ffdf6b" draw:opacity="100%" draw:stroke="non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7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7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9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4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8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30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0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3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5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45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9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1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6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1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8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1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88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88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2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9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2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9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993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1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3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5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1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23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8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1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4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5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6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9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6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2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2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レトロスペクト" style:page-layout-name="pageLayout1" draw:style-name="a0">
      <draw:custom-shape svg:x="0in" svg:y="6.69969in" svg:width="13.33333in" svg:height="0.83134in" draw:id="id0" draw:style-name="a3" draw:name="正方形/長方形 14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1" draw:style-name="a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8" draw:name="Title Placeholder 1" svg:x="1.2in" svg:y="0.15294in" svg:width="11in" svg:height="0.92941in" presentation:class="title" presentation:placeholder="false">
        <draw:text-box>
          <text:p text:style-name="a7" text:class-names="" text:cond-style-name=""><text:span text:style-name="a5" text:class-names="">マスター タイトルの書式設定</text:span><text:span text:style-name="a6" text:class-names=""/></text:p>
        </draw:text-box>
        <svg:title/>
        <svg:desc/>
      </draw:frame>
      <draw:frame draw:id="id3" presentation:style-name="a33" draw:name="Text Placeholder 2" svg:x="1.2in" svg:y="1.18856in" svg:width="11in" svg:height="5.22996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マスター テキストの書式設定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2" text:class-names="">第<text:s text:c="1"/></text:span><text:span text:style-name="a13" text:class-names="">2<text:s text:c="1"/></text:span><text:span text:style-name="a14" text:class-names="">レベル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7" text:class-names="">第<text:s text:c="1"/></text:span><text:span text:style-name="a18" text:class-names="">3<text:s text:c="1"/></text:span><text:span text:style-name="a19" text:class-names="">レベル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2" text:class-names="">第<text:s text:c="1"/></text:span><text:span text:style-name="a23" text:class-names="">4<text:s text:c="1"/></text:span><text:span text:style-name="a2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7" text:class-names="">第<text:s text:c="1"/></text:span><text:span text:style-name="a28" text:class-names="">5<text:s text:c="1"/></text:span><text:span text:style-name="a29" text:class-names="">レベル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7" draw:name="Slide Number Placeholder 5" svg:x="10.35314in" svg:y="7.06451in" svg:width="1.98072in" svg:height="0.39931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connector draw:type="line" svg:x1="1.30526in" svg:y1="1.12406in" svg:x2="12.20526in" svg:y2="1.12406in" draw:id="id5" draw:style-name="a38" draw:name="Straight Connector 9">
        <svg:title/>
        <svg:desc/>
      </draw:connector>
      <draw:frame draw:id="id6" draw:style-name="a39" draw:name="図 15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7" draw:style-name="a40" draw:name="図 11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80">
        <draw:frame draw:id="id8" presentation:style-name="a43" draw:name="ヘッダー プレースホルダー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8" draw:name="日付プレースホルダー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>2018/1/31</text:date></text:span><text:span text:style-name="a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" draw:name="スライド イメージ プレースホルダー 3">
          <svg:title/>
          <svg:desc/>
        </draw:page-thumbnail>
        <draw:frame draw:id="id11" presentation:style-name="a72" draw:name="ノート プレースホルダー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マスター テキストの書式設定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2" text:class-names="">第<text:s text:c="1"/></text:span><text:span text:style-name="a53" text:class-names="">2<text:s text:c="1"/></text:span><text:span text:style-name="a54" text:class-names="">レベル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7" text:class-names="">第<text:s text:c="1"/></text:span><text:span text:style-name="a58" text:class-names="">3<text:s text:c="1"/></text:span><text:span text:style-name="a5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p text:style-name="a65" text:class-names="" text:cond-style-name=""><text:span text:style-name="a62" text:class-names="">第<text:s text:c="1"/></text:span><text:span text:style-name="a63" text:class-names="">4<text:s text:c="1"/></text:span><text:span text:style-name="a6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7" text:class-names="">第<text:s text:c="1"/></text:span><text:span text:style-name="a68" text:class-names="">5<text:s text:c="1"/></text:span><text:span text:style-name="a6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" draw:name="フッター プレースホルダー 5" svg:x="0in" svg:y="9.49826in" svg:width="3.25in" svg:height="0.501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3" presentation:style-name="a79" draw:name="スライド番号プレースホルダー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81">
      <draw:custom-shape svg:width="1.96181in" svg:height="1.89661in" draw:id="id14" draw:style-name="a84" draw:transform="translate(-0.9809in -0.94831in) rotate(-3.14159) translate(12.2in 1.06136in)" draw:name="直角三角形 12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1.78346in" svg:height="1.89661in" draw:id="id15" draw:style-name="a87" draw:transform="translate(-0.89173in -0.94831in) rotate(-1.5708) translate(1.10588in 1.00478in)" draw:name="直角三角形 9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6.96898in" svg:width="13.33333in" svg:height="0.56205in" draw:id="id16" draw:style-name="a90" draw:name="正方形/長方形 11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style-name="a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2" text:class-names="">マスター タイトルの書式設定</text:span><text:span text:style-name="a93" text:class-names=""/></text:p>
        </draw:text-box>
        <svg:title/>
        <svg:desc/>
      </draw:frame>
      <draw:frame draw:id="id19" presentation:style-name="a99" draw:name="Subtitle 2" svg:x="6.87059in" svg:y="4.87272in" svg:width="5.33244in" svg:height="1.32406in" presentation:class="subtitle" presentation:placeholder="false">
        <draw:text-box>
          <text:p text:style-name="a98" text:class-names="" text:cond-style-name=""><text:span text:style-name="a96" text:class-names="">マスター サブタイトルの書式設定</text:span><text:span text:style-name="a97" text:class-names=""/></text:p>
        </draw:text-box>
        <svg:title/>
        <svg:desc/>
      </draw:frame>
      <draw:frame draw:id="id20" presentation:style-name="a104" draw:name="Date Placeholder 3" svg:x="1.2in" svg:y="7.06451in" svg:width="2.70371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2018/1/31</text:date></text:span><text:span text:style-name="a102" text:class-names=""/></text:p>
        </draw:text-box>
        <svg:title/>
        <svg:desc/>
      </draw:frame>
      <draw:frame draw:id="id21" presentation:style-name="a107" draw:name="Footer Placeholder 4" svg:x="4.06286in" svg:y="6.64874in" svg:width="5.27428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1" draw:name="Slide Number Placeholder 5" svg:x="10.35314in" svg:y="7.06451in" svg:width="1.98072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</draw:text-box>
        <svg:title/>
        <svg:desc/>
      </draw:frame>
      <draw:connector draw:type="line" svg:x1="1.32071in" svg:y1="4.75in" svg:x2="12.12071in" svg:y2="4.75in" draw:id="id23" draw:style-name="a112" draw:name="Straight Connector 8">
        <svg:title/>
        <svg:desc/>
      </draw:connector>
      <draw:frame draw:id="id24" draw:style-name="a113" draw:name="図 16" svg:x="0.32344in" svg:y="0.26918in" svg:width="1.56487in" svg:height="1.4712in" style:rel-width="scale" style:rel-height="scale">
        <draw:image xlink:href="media/image4.png" xlink:type="simple" xlink:show="embed" xlink:actuate="onLoad"/>
        <svg:title/>
        <svg:desc/>
      </draw:frame>
      <draw:frame draw:id="id25" draw:style-name="a114" draw:name="図 18" svg:x="11.37907in" svg:y="0.29492in" svg:width="1.61832in" svg:height="1.56983in" style:rel-width="scale" style:rel-height="scale">
        <draw:image xlink:href="media/image5.png" xlink:type="simple" xlink:show="embed" xlink:actuate="onLoad"/>
        <svg:title/>
        <svg:desc/>
      </draw:frame>
      <draw:frame draw:id="id26" draw:style-name="a115" draw:name="図 10" svg:x="1.49843in" svg:y="4.97502in" svg:width="4.65692in" svg:height="2.15057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155">
        <draw:frame draw:id="id8" presentation:style-name="a118" draw:name="ヘッダー プレースホルダー 1" svg:x="0in" svg:y="0in" svg:width="3.25in" svg:height="0.50174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9" presentation:style-name="a123" draw:name="日付プレースホルダー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>2018/1/31</text:date></text:span><text:span text:style-name="a12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24" draw:name="スライド イメージ プレースホルダー 3">
          <svg:title/>
          <svg:desc/>
        </draw:page-thumbnail>
        <draw:frame draw:id="id11" presentation:style-name="a147" draw:name="ノート プレースホルダー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マスター テキストの書式設定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7" text:class-names="">第<text:s text:c="1"/></text:span><text:span text:style-name="a128" text:class-names="">2<text:s text:c="1"/></text:span><text:span text:style-name="a129" text:class-names="">レベル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2" text:class-names="">第<text:s text:c="1"/></text:span><text:span text:style-name="a133" text:class-names="">3<text:s text:c="1"/></text:span><text:span text:style-name="a13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7" text:class-names="">第<text:s text:c="1"/></text:span><text:span text:style-name="a138" text:class-names="">4<text:s text:c="1"/></text:span><text:span text:style-name="a13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list text:style-name="a146">
                              <text:list-item>
                                <text:p text:style-name="a145" text:class-names="" text:cond-style-name=""><text:span text:style-name="a142" text:class-names="">第<text:s text:c="1"/></text:span><text:span text:style-name="a143" text:class-names="">5<text:s text:c="1"/></text:span><text:span text:style-name="a14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0" draw:name="フッター プレースホルダー 5" svg:x="0in" svg:y="9.49826in" svg:width="3.25in" svg:height="0.50174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3" presentation:style-name="a154" draw:name="スライド番号プレースホルダー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  </draw:text-box>
          <svg:title/>
          <svg:desc/>
        </draw:frame>
      </presentation:notes>
    </style:master-page>
    <style:master-page style:name="Master1-Layout2-cust-タイトルとコンテンツ" style:page-layout-name="pageLayout1" draw:style-name="a156">
      <draw:custom-shape svg:x="0in" svg:y="6.69969in" svg:width="13.33333in" svg:height="0.83134in" draw:id="id27" draw:layer="Master1-bg" draw:style-name="a159" draw:name="正方形/長方形 5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28" draw:layer="Master1-bg" draw:style-name="a1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29" draw:layer="Master1-bg" draw:style-name="a161" draw:name="Straight Connector 9">
        <svg:title/>
        <svg:desc/>
      </draw:connector>
      <draw:frame draw:id="id30" draw:layer="Master1-bg" draw:style-name="a162" draw:name="図 11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31" draw:layer="Master1-bg" draw:style-name="a163" draw:name="図 12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32" presentation:style-name="a188" draw:name="Content Placeholder 2" svg:x="1.2in" svg:y="1.18856in" svg:width="11in" svg:height="5.2299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マスター テキストの書式設定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7" text:class-names="">第<text:s text:c="1"/></text:span><text:span text:style-name="a168" text:class-names="">2<text:s text:c="1"/></text:span><text:span text:style-name="a169" text:class-names="">レベル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2" text:class-names="">第<text:s text:c="1"/></text:span><text:span text:style-name="a173" text:class-names="">3<text:s text:c="1"/></text:span><text:span text:style-name="a174" text:class-names="">レベル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7" text:class-names="">第<text:s text:c="1"/></text:span><text:span text:style-name="a178" text:class-names="">4<text:s text:c="1"/></text:span><text:span text:style-name="a1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2" text:class-names="">第<text:s text:c="1"/></text:span><text:span text:style-name="a183" text:class-names="">5<text:s text:c="1"/></text:span><text:span text:style-name="a184" text:class-names="">レベル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3" draw:name="日付プレースホルダー 7" svg:x="1.2in" svg:y="7.06451in" svg:width="2.7037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2018/1/31</text:date></text:span><text:span text:style-name="a191" text:class-names=""/></text:p>
        </draw:text-box>
        <svg:title/>
        <svg:desc/>
      </draw:frame>
      <draw:frame draw:id="id34" presentation:style-name="a197" draw:name="スライド番号プレースホルダー 8" svg:x="10.35314in" svg:y="7.06451in" svg:width="1.98072in" svg:height="0.39931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</draw:text-box>
        <svg:title/>
        <svg:desc/>
      </draw:frame>
      <draw:frame draw:id="id35" presentation:style-name="a200" draw:name="タイトル 9" svg:x="1.2in" svg:y="0.15294in" svg:width="11in" svg:height="0.92941in" presentation:class="title" presentation:placeholder="false">
        <draw:text-box>
          <text:p text:style-name="a199" text:class-names="" text:cond-style-name=""><text:span text:style-name="a198" text:class-names="">マスター タイトルの書式設定</text:span></text:p>
        </draw:text-box>
        <svg:title/>
        <svg:desc/>
      </draw:frame>
      <presentation:notes style:page-layout-name="pageLayout2" draw:style-name="a240">
        <draw:frame draw:id="id8" presentation:style-name="a203" draw:name="ヘッダー プレースホルダー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9" presentation:style-name="a208" draw:name="日付プレースホルダー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>2018/1/31</text:date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09" draw:name="スライド イメージ プレースホルダー 3">
          <svg:title/>
          <svg:desc/>
        </draw:page-thumbnail>
        <draw:frame draw:id="id11" presentation:style-name="a232" draw:name="ノート プレースホルダー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マスター テキストの書式設定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2" text:class-names="">第<text:s text:c="1"/></text:span><text:span text:style-name="a213" text:class-names="">2<text:s text:c="1"/></text:span><text:span text:style-name="a214" text:class-names="">レベル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7" text:class-names="">第<text:s text:c="1"/></text:span><text:span text:style-name="a218" text:class-names="">3<text:s text:c="1"/></text:span><text:span text:style-name="a21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2" text:class-names="">第<text:s text:c="1"/></text:span><text:span text:style-name="a223" text:class-names="">4<text:s text:c="1"/></text:span><text:span text:style-name="a22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7" text:class-names="">第<text:s text:c="1"/></text:span><text:span text:style-name="a228" text:class-names="">5<text:s text:c="1"/></text:span><text:span text:style-name="a22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5" draw:name="フッター プレースホルダー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3" presentation:style-name="a239" draw:name="スライド番号プレースホルダー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241">
      <draw:custom-shape svg:x="0.00347in" svg:y="7in" svg:width="13.32986in" svg:height="0.5in" draw:id="id36" draw:style-name="a2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7" draw:style-name="a2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7" draw:name="Title 1" svg:x="1.2in" svg:y="0.83in" svg:width="11in" svg:height="3.9in" presentation:class="title" presentation:placeholder="false">
        <draw:text-box>
          <text:p text:style-name="a246" text:class-names="" text:cond-style-name=""><text:span text:style-name="a244" text:class-names="">マスター タイトルの書式設定</text:span><text:span text:style-name="a245" text:class-names=""/></text:p>
        </draw:text-box>
        <svg:title/>
        <svg:desc/>
      </draw:frame>
      <draw:frame draw:id="id39" presentation:style-name="a251" draw:name="Text Placeholder 2" svg:x="1.2in" svg:y="4.87in" svg:width="11in" svg:height="1.93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マスター テキストの書式設定</text:span></text:p>
            </text:list-item>
          </text:list>
        </draw:text-box>
        <svg:title/>
        <svg:desc/>
      </draw:frame>
      <draw:frame draw:id="id40" presentation:style-name="a256" draw:name="Date Placeholder 3" svg:x="1.2in" svg:y="7.06451in" svg:width="2.70371in" svg:height="0.39931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2018/1/31</text:date></text:span><text:span text:style-name="a254" text:class-names=""/></text:p>
        </draw:text-box>
        <svg:title/>
        <svg:desc/>
      </draw:frame>
      <draw:frame draw:id="id41" presentation:style-name="a259" draw:name="Footer Placeholder 4" svg:x="4.06286in" svg:y="7.06051in" svg:width="5.27428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2" presentation:style-name="a263" draw:name="Slide Number Placeholder 5" svg:x="10.35314in" svg:y="7.06451in" svg:width="1.98072in" svg:height="0.39931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</draw:text-box>
        <svg:title/>
        <svg:desc/>
      </draw:frame>
      <draw:connector draw:type="line" svg:x1="1.32071in" svg:y1="4.75in" svg:x2="12.12071in" svg:y2="4.75in" draw:id="id43" draw:style-name="a264" draw:name="Straight Connector 8">
        <svg:title/>
        <svg:desc/>
      </draw:connector>
      <presentation:notes style:page-layout-name="pageLayout2" draw:style-name="a304">
        <draw:frame draw:id="id8" presentation:style-name="a267" draw:name="ヘッダー プレースホルダー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9" presentation:style-name="a272" draw:name="日付プレースホルダー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8" text:class-names=""><text:date text:fixed="false" style:data-style-name="a269">2018/1/31</text:date></text:span><text:span text:style-name="a27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73" draw:name="スライド イメージ プレースホルダー 3">
          <svg:title/>
          <svg:desc/>
        </draw:page-thumbnail>
        <draw:frame draw:id="id11" presentation:style-name="a296" draw:name="ノート プレースホルダー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マスター テキストの書式設定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6" text:class-names="">第<text:s text:c="1"/></text:span><text:span text:style-name="a277" text:class-names="">2<text:s text:c="1"/></text:span><text:span text:style-name="a278" text:class-names="">レベル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1" text:class-names="">第<text:s text:c="1"/></text:span><text:span text:style-name="a282" text:class-names="">3<text:s text:c="1"/></text:span><text:span text:style-name="a283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6" text:class-names="">第<text:s text:c="1"/></text:span><text:span text:style-name="a287" text:class-names="">4<text:s text:c="1"/></text:span><text:span text:style-name="a288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1" text:class-names="">第<text:s text:c="1"/></text:span><text:span text:style-name="a292" text:class-names="">5<text:s text:c="1"/></text:span><text:span text:style-name="a293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99" draw:name="フッター プレースホルダー 5" svg:x="0in" svg:y="9.49826in" svg:width="3.25in" svg:height="0.50174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3" presentation:style-name="a303" draw:name="スライド番号プレースホルダー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  </draw:text-box>
          <svg:title/>
          <svg:desc/>
        </draw:frame>
      </presentation:notes>
    </style:master-page>
    <style:master-page style:name="Master1-Layout4-titleOnly-タイトルのみ" style:page-layout-name="pageLayout1" draw:style-name="a305">
      <draw:custom-shape svg:x="0in" svg:y="6.69969in" svg:width="13.33333in" svg:height="0.83134in" draw:id="id44" draw:layer="Master1-bg" draw:style-name="a308" draw:name="正方形/長方形 5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45" draw:layer="Master1-bg" draw:style-name="a3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46" draw:layer="Master1-bg" draw:style-name="a310" draw:name="Straight Connector 9">
        <svg:title/>
        <svg:desc/>
      </draw:connector>
      <draw:frame draw:id="id47" draw:layer="Master1-bg" draw:style-name="a311" draw:name="図 8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48" draw:layer="Master1-bg" draw:style-name="a312" draw:name="図 9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49" presentation:style-name="a316" draw:name="Title 1" svg:x="1.2in" svg:y="0.15294in" svg:width="11in" svg:height="0.92941in" presentation:class="title" presentation:placeholder="false">
        <draw:text-box>
          <text:p text:style-name="a315" text:class-names="" text:cond-style-name=""><text:span text:style-name="a313" text:class-names="">マスター タイトルの書式設定</text:span><text:span text:style-name="a314" text:class-names=""/></text:p>
        </draw:text-box>
        <svg:title/>
        <svg:desc/>
      </draw:frame>
      <draw:frame draw:id="id50" presentation:style-name="a321" draw:name="Date Placeholder 2" svg:x="1.2in" svg:y="7.06451in" svg:width="2.70371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2018/1/31</text:date></text:span><text:span text:style-name="a319" text:class-names=""/></text:p>
        </draw:text-box>
        <svg:title/>
        <svg:desc/>
      </draw:frame>
      <draw:frame draw:id="id51" presentation:style-name="a324" draw:name="Footer Placeholder 3" svg:x="4.06286in" svg:y="6.64874in" svg:width="5.27428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2" presentation:style-name="a328" draw:name="Slide Number Placeholder 4" svg:x="10.35314in" svg:y="7.06451in" svg:width="1.98072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  <presentation:notes style:page-layout-name="pageLayout2" draw:style-name="a368">
        <draw:frame draw:id="id8" presentation:style-name="a331" draw:name="ヘッダー プレースホルダー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6" draw:name="日付プレースホルダー 2" svg:x="4.24826in" svg:y="0in" svg:width="3.25in" svg:height="0.50174in" presentation:class="date-time" presentation:placeholder="false">
          <draw:text-box>
            <text:p text:style-name="a335" text:class-names="" text:cond-style-name=""><text:span text:style-name="a332" text:class-names=""><text:date text:fixed="false" style:data-style-name="a333">2018/1/31</text:date></text:span><text:span text:style-name="a3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37" draw:name="スライド イメージ プレースホルダー 3">
          <svg:title/>
          <svg:desc/>
        </draw:page-thumbnail>
        <draw:frame draw:id="id11" presentation:style-name="a360" draw:name="ノート プレースホルダー 4" svg:x="0.75in" svg:y="4.8125in" svg:width="6in" svg:height="3.9375in" presentation:class="notes" presentation:placeholder="false">
          <draw:text-box>
            <text:p text:style-name="a339" text:class-names="" text:cond-style-name=""><text:span text:style-name="a338" text:class-names="">マスター テキストの書式設定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0" text:class-names="">第<text:s text:c="1"/></text:span><text:span text:style-name="a341" text:class-names="">2<text:s text:c="1"/></text:span><text:span text:style-name="a342" text:class-names="">レベル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5" text:class-names="">第<text:s text:c="1"/></text:span><text:span text:style-name="a346" text:class-names="">3<text:s text:c="1"/></text:span><text:span text:style-name="a34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0" text:class-names="">第<text:s text:c="1"/></text:span><text:span text:style-name="a351" text:class-names="">4<text:s text:c="1"/></text:span><text:span text:style-name="a35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5" text:class-names="">第<text:s text:c="1"/></text:span><text:span text:style-name="a356" text:class-names="">5<text:s text:c="1"/></text:span><text:span text:style-name="a35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フッター プレースホルダー 5" svg:x="0in" svg:y="9.49826in" svg:width="3.25in" svg:height="0.5017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7" draw:name="スライド番号プレースホルダー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  </draw:text-box>
          <svg:title/>
          <svg:desc/>
        </draw:frame>
      </presentation:notes>
    </style:master-page>
    <style:master-page style:name="Master1-Layout5-cust-謝辞" style:page-layout-name="pageLayout1" draw:style-name="a369">
      <draw:custom-shape svg:x="0.00347in" svg:y="7in" svg:width="13.32986in" svg:height="0.5in" draw:id="id53" draw:style-name="a37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4" draw:style-name="a3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75" draw:name="Title 1" svg:x="1.2in" svg:y="1.18295in" svg:width="11in" svg:height="2.57706in" presentation:class="title" presentation:placeholder="false">
        <draw:text-box>
          <text:p text:style-name="a374" text:class-names="" text:cond-style-name=""><text:span text:style-name="a372" text:class-names="">マスター タイトルの書式設定</text:span><text:span text:style-name="a373" text:class-names=""/></text:p>
        </draw:text-box>
        <svg:title/>
        <svg:desc/>
      </draw:frame>
      <draw:frame draw:id="id56" presentation:style-name="a380" draw:name="Date Placeholder 3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2018/1/31</text:date></text:span><text:span text:style-name="a378" text:class-names=""/></text:p>
        </draw:text-box>
        <svg:title/>
        <svg:desc/>
      </draw:frame>
      <draw:frame draw:id="id57" presentation:style-name="a384" draw:name="Slide Number Placeholder 5" svg:x="10.35314in" svg:y="7.06451in" svg:width="1.98072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draw:connector draw:type="line" svg:x1="1.32071in" svg:y1="3.77353in" svg:x2="12.12071in" svg:y2="3.77353in" draw:id="id58" draw:style-name="a385" draw:name="Straight Connector 8">
        <svg:title/>
        <svg:desc/>
      </draw:connector>
      <draw:frame draw:id="id59" draw:style-name="a386" draw:name="Picture 2" svg:x="5.54404in" svg:y="3.76in" svg:width="2.6089in" svg:height="3.11511in" style:rel-width="scale" style:rel-height="scale">
        <draw:image xlink:href="media/image6.png" xlink:type="simple" xlink:show="embed" xlink:actuate="onLoad"/>
        <svg:title/>
        <svg:desc>お辞儀をしている猫のイラスト</svg:desc>
      </draw:frame>
      <presentation:notes style:page-layout-name="pageLayout2" draw:style-name="a426">
        <draw:frame draw:id="id8" presentation:style-name="a389" draw:name="ヘッダー プレースホルダー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4" draw:name="日付プレースホルダー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0" text:class-names=""><text:date text:fixed="false" style:data-style-name="a391">2018/1/31</text:date></text:span><text:span text:style-name="a39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スライド イメージ プレースホルダー 3">
          <svg:title/>
          <svg:desc/>
        </draw:page-thumbnail>
        <draw:frame draw:id="id11" presentation:style-name="a418" draw:name="ノート プレースホルダー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マスター テキストの書式設定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398" text:class-names="">第<text:s text:c="1"/></text:span><text:span text:style-name="a399" text:class-names="">2<text:s text:c="1"/></text:span><text:span text:style-name="a400" text:class-names="">レベル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3" text:class-names="">第<text:s text:c="1"/></text:span><text:span text:style-name="a404" text:class-names="">3<text:s text:c="1"/></text:span><text:span text:style-name="a40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08" text:class-names="">第<text:s text:c="1"/></text:span><text:span text:style-name="a409" text:class-names="">4<text:s text:c="1"/></text:span><text:span text:style-name="a41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3" text:class-names="">第<text:s text:c="1"/></text:span><text:span text:style-name="a414" text:class-names="">5<text:s text:c="1"/></text:span><text:span text:style-name="a415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1" draw:name="フッター プレースホルダー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3" presentation:style-name="a425" draw:name="スライド番号プレースホルダー 6" svg:x="4.24826in" svg:y="9.49826in" svg:width="3.25in" svg:height="0.50174in" presentation:class="page-number" presentation:placeholder="false">
          <draw:text-box>
  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  </draw:text-box>
          <svg:title/>
          <svg:desc/>
        </draw:frame>
      </presentation:notes>
    </style:master-page>
    <style:master-page style:name="Master1-Layout6-twoObj-2-つのコンテンツ" style:page-layout-name="pageLayout1" draw:style-name="a427">
      <draw:custom-shape svg:x="0in" svg:y="6.69969in" svg:width="13.33333in" svg:height="0.83134in" draw:id="id60" draw:layer="Master1-bg" draw:style-name="a430" draw:name="正方形/長方形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61" draw:layer="Master1-bg" draw:style-name="a43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62" draw:layer="Master1-bg" draw:style-name="a432" draw:name="Straight Connector 9">
        <svg:title/>
        <svg:desc/>
      </draw:connector>
      <draw:frame draw:id="id63" draw:layer="Master1-bg" draw:style-name="a433" draw:name="図 11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64" draw:layer="Master1-bg" draw:style-name="a434" draw:name="図 12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65" presentation:style-name="a438" draw:name="Title 7" svg:x="1.2in" svg:y="0.31343in" svg:width="11in" svg:height="1.58657in" presentation:class="title" presentation:placeholder="false">
        <draw:text-box>
          <text:p text:style-name="a437" text:class-names="" text:cond-style-name=""><text:span text:style-name="a435" text:class-names="">マスター タイトルの書式設定</text:span><text:span text:style-name="a436" text:class-names=""/></text:p>
        </draw:text-box>
        <svg:title/>
        <svg:desc/>
      </draw:frame>
      <draw:frame draw:id="id66" presentation:style-name="a463" draw:name="Content Placeholder 2" svg:x="1.2in" svg:y="2.01852in" svg:width="5.4in" svg:height="4.4in" presentation:class="object" presentation:placeholder="false">
        <draw:text-box>
          <text:list text:style-name="a441">
            <text:list-item>
              <text:p text:style-name="a440" text:class-names="" text:cond-style-name=""><text:span text:style-name="a439" text:class-names="">マスター テキストの書式設定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2" text:class-names="">第<text:s text:c="1"/></text:span><text:span text:style-name="a443" text:class-names="">2<text:s text:c="1"/></text:span><text:span text:style-name="a444" text:class-names="">レベル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7" text:class-names="">第<text:s text:c="1"/></text:span><text:span text:style-name="a448" text:class-names="">3<text:s text:c="1"/></text:span><text:span text:style-name="a449" text:class-names="">レベル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2" text:class-names="">第<text:s text:c="1"/></text:span><text:span text:style-name="a453" text:class-names="">4<text:s text:c="1"/></text:span><text:span text:style-name="a45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7" text:class-names="">第<text:s text:c="1"/></text:span><text:span text:style-name="a458" text:class-names="">5<text:s text:c="1"/></text:span><text:span text:style-name="a459" text:class-names="">レベル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88" draw:name="Content Placeholder 3" svg:x="6.8in" svg:y="2.01852in" svg:width="5.4in" svg:height="4.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マスター テキストの書式設定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7" text:class-names="">第<text:s text:c="1"/></text:span><text:span text:style-name="a468" text:class-names="">2<text:s text:c="1"/></text:span><text:span text:style-name="a469" text:class-names="">レベル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2" text:class-names="">第<text:s text:c="1"/></text:span><text:span text:style-name="a473" text:class-names="">3<text:s text:c="1"/></text:span><text:span text:style-name="a474" text:class-names="">レベル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7" text:class-names="">第<text:s text:c="1"/></text:span><text:span text:style-name="a478" text:class-names="">4<text:s text:c="1"/></text:span><text:span text:style-name="a4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2" text:class-names="">第<text:s text:c="1"/></text:span><text:span text:style-name="a483" text:class-names="">5<text:s text:c="1"/></text:span><text:span text:style-name="a484" text:class-names="">レベル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93" draw:name="Date Placeholder 4" svg:x="1.2in" svg:y="7.06451in" svg:width="2.70371in" svg:height="0.39931in" presentation:class="date-time" presentation:placeholder="false">
        <draw:text-box>
          <text:p text:style-name="a492" text:class-names="" text:cond-style-name=""><text:span text:style-name="a489" text:class-names=""><text:date text:fixed="false" style:data-style-name="a490">2018/1/31</text:date></text:span><text:span text:style-name="a491" text:class-names=""/></text:p>
        </draw:text-box>
        <svg:title/>
        <svg:desc/>
      </draw:frame>
      <draw:frame draw:id="id69" presentation:style-name="a496" draw:name="Footer Placeholder 5" svg:x="4.06286in" svg:y="6.64874in" svg:width="5.27428in" svg:height="0.39931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70" presentation:style-name="a500" draw:name="Slide Number Placeholder 6" svg:x="10.35314in" svg:y="7.06451in" svg:width="1.98072in" svg:height="0.39931in" presentation:class="page-number" presentation:placeholder="false">
        <draw:text-box>
          <text:p text:style-name="a499" text:class-names="" text:cond-style-name=""><text:span text:style-name="a497" text:class-names=""><text:page-number style:num-format="1" text:fixed="false">‹#›</text:page-number></text:span><text:span text:style-name="a498" text:class-names=""/></text:p>
        </draw:text-box>
        <svg:title/>
        <svg:desc/>
      </draw:frame>
      <presentation:notes style:page-layout-name="pageLayout2" draw:style-name="a540">
        <draw:frame draw:id="id8" presentation:style-name="a503" draw:name="ヘッダー プレースホルダー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日付プレースホルダー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018/1/31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スライド イメージ プレースホルダー 3">
          <svg:title/>
          <svg:desc/>
        </draw:page-thumbnail>
        <draw:frame draw:id="id11" presentation:style-name="a532" draw:name="ノート プレースホルダー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マスター テキストの書式設定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2" text:class-names="">第<text:s text:c="1"/></text:span><text:span text:style-name="a513" text:class-names="">2<text:s text:c="1"/></text:span><text:span text:style-name="a514" text:class-names="">レベル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7" text:class-names="">第<text:s text:c="1"/></text:span><text:span text:style-name="a518" text:class-names="">3<text:s text:c="1"/></text:span><text:span text:style-name="a51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2" text:class-names="">第<text:s text:c="1"/></text:span><text:span text:style-name="a523" text:class-names="">4<text:s text:c="1"/></text:span><text:span text:style-name="a52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7" text:class-names="">第<text:s text:c="1"/></text:span><text:span text:style-name="a528" text:class-names="">5<text:s text:c="1"/></text:span><text:span text:style-name="a52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5" draw:name="フッター プレースホルダー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3" presentation:style-name="a539" draw:name="スライド番号プレースホルダー 6" svg:x="4.24826in" svg:y="9.49826in" svg:width="3.25in" svg:height="0.50174in" presentation:class="page-number" presentation:placeholder="false">
          <draw:text-box>
            <text:p text:style-name="a538" text:class-names="" text:cond-style-name=""><text:span text:style-name="a536" text:class-names=""><text:page-number style:num-format="1" text:fixed="false">‹#›</text:page-number></text:span><text:span text:style-name="a537" text:class-names=""/></text:p>
          </draw:text-box>
          <svg:title/>
          <svg:desc/>
        </draw:frame>
      </presentation:notes>
    </style:master-page>
    <style:master-page style:name="Master1-Layout7-twoTxTwoObj-比較" style:page-layout-name="pageLayout1" draw:style-name="a541">
      <draw:custom-shape svg:x="0in" svg:y="6.69969in" svg:width="13.33333in" svg:height="0.83134in" draw:id="id71" draw:layer="Master1-bg" draw:style-name="a544" draw:name="正方形/長方形 10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72" draw:layer="Master1-bg" draw:style-name="a54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73" draw:layer="Master1-bg" draw:style-name="a546" draw:name="Straight Connector 9">
        <svg:title/>
        <svg:desc/>
      </draw:connector>
      <draw:frame draw:id="id74" draw:layer="Master1-bg" draw:style-name="a547" draw:name="図 13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75" draw:layer="Master1-bg" draw:style-name="a548" draw:name="図 14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552" draw:name="Title 9" svg:x="1.2in" svg:y="0.31343in" svg:width="11in" svg:height="1.58657in" presentation:class="title" presentation:placeholder="false">
        <draw:text-box>
          <text:p text:style-name="a551" text:class-names="" text:cond-style-name=""><text:span text:style-name="a549" text:class-names="">マスター タイトルの書式設定</text:span><text:span text:style-name="a550" text:class-names=""/></text:p>
        </draw:text-box>
        <svg:title/>
        <svg:desc/>
      </draw:frame>
      <draw:frame draw:id="id77" presentation:style-name="a556" draw:name="Text Placeholder 2" svg:x="1.2in" svg:y="2.01887in" svg:width="5.4in" svg:height="0.8052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マスター テキストの書式設定</text:span></text:p>
            </text:list-item>
          </text:list>
        </draw:text-box>
        <svg:title/>
        <svg:desc/>
      </draw:frame>
      <draw:frame draw:id="id78" presentation:style-name="a581" draw:name="Content Placeholder 3" svg:x="1.2in" svg:y="2.82407in" svg:width="5.4in" svg:height="3.6944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マスター テキストの書式設定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0" text:class-names="">第<text:s text:c="1"/></text:span><text:span text:style-name="a561" text:class-names="">2<text:s text:c="1"/></text:span><text:span text:style-name="a562" text:class-names="">レベル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5" text:class-names="">第<text:s text:c="1"/></text:span><text:span text:style-name="a566" text:class-names="">3<text:s text:c="1"/></text:span><text:span text:style-name="a567" text:class-names="">レベル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0" text:class-names="">第<text:s text:c="1"/></text:span><text:span text:style-name="a571" text:class-names="">4<text:s text:c="1"/></text:span><text:span text:style-name="a57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5" text:class-names="">第<text:s text:c="1"/></text:span><text:span text:style-name="a576" text:class-names="">5<text:s text:c="1"/></text:span><text:span text:style-name="a577" text:class-names="">レベル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85" draw:name="Text Placeholder 4" svg:x="6.8in" svg:y="2.01887in" svg:width="5.4in" svg:height="0.8052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マスター テキストの書式設定</text:span></text:p>
            </text:list-item>
          </text:list>
        </draw:text-box>
        <svg:title/>
        <svg:desc/>
      </draw:frame>
      <draw:frame draw:id="id80" presentation:style-name="a610" draw:name="Content Placeholder 5" svg:x="6.8in" svg:y="2.82407in" svg:width="5.4in" svg:height="3.69444in" presentation:class="object" presentation:placeholder="false">
        <draw:text-box>
          <text:list text:style-name="a588">
            <text:list-item>
              <text:p text:style-name="a587" text:class-names="" text:cond-style-name=""><text:span text:style-name="a586" text:class-names="">マスター テキストの書式設定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89" text:class-names="">第<text:s text:c="1"/></text:span><text:span text:style-name="a590" text:class-names="">2<text:s text:c="1"/></text:span><text:span text:style-name="a591" text:class-names="">レベル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4" text:class-names="">第<text:s text:c="1"/></text:span><text:span text:style-name="a595" text:class-names="">3<text:s text:c="1"/></text:span><text:span text:style-name="a596" text:class-names="">レベル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599" text:class-names="">第<text:s text:c="1"/></text:span><text:span text:style-name="a600" text:class-names="">4<text:s text:c="1"/></text:span><text:span text:style-name="a60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4" text:class-names="">第<text:s text:c="1"/></text:span><text:span text:style-name="a605" text:class-names="">5<text:s text:c="1"/></text:span><text:span text:style-name="a606" text:class-names="">レベル</text:span><text:span text:style-name="a6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15" draw:name="Date Placeholder 6" svg:x="1.2in" svg:y="7.06451in" svg:width="2.70371in" svg:height="0.39931in" presentation:class="date-time" presentation:placeholder="false">
        <draw:text-box>
          <text:p text:style-name="a614" text:class-names="" text:cond-style-name=""><text:span text:style-name="a611" text:class-names=""><text:date text:fixed="false" style:data-style-name="a612">2018/1/31</text:date></text:span><text:span text:style-name="a613" text:class-names=""/></text:p>
        </draw:text-box>
        <svg:title/>
        <svg:desc/>
      </draw:frame>
      <draw:frame draw:id="id82" presentation:style-name="a618" draw:name="Footer Placeholder 7" svg:x="4.06286in" svg:y="6.64874in" svg:width="5.27428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83" presentation:style-name="a622" draw:name="Slide Number Placeholder 8" svg:x="10.35314in" svg:y="7.06451in" svg:width="1.98072in" svg:height="0.39931in" presentation:class="page-number" presentation:placeholder="false">
        <draw:text-box>
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</draw:text-box>
        <svg:title/>
        <svg:desc/>
      </draw:frame>
      <presentation:notes style:page-layout-name="pageLayout2" draw:style-name="a662">
        <draw:frame draw:id="id8" presentation:style-name="a625" draw:name="ヘッダー プレースホルダー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9" presentation:style-name="a630" draw:name="日付プレースホルダー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>2018/1/31</text:date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1" draw:name="スライド イメージ プレースホルダー 3">
          <svg:title/>
          <svg:desc/>
        </draw:page-thumbnail>
        <draw:frame draw:id="id11" presentation:style-name="a654" draw:name="ノート プレースホルダー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マスター テキストの書式設定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4" text:class-names="">第<text:s text:c="1"/></text:span><text:span text:style-name="a635" text:class-names="">2<text:s text:c="1"/></text:span><text:span text:style-name="a636" text:class-names="">レベル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39" text:class-names="">第<text:s text:c="1"/></text:span><text:span text:style-name="a640" text:class-names="">3<text:s text:c="1"/></text:span><text:span text:style-name="a64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4" text:class-names="">第<text:s text:c="1"/></text:span><text:span text:style-name="a645" text:class-names="">4<text:s text:c="1"/></text:span><text:span text:style-name="a64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list text:style-name="a653">
                              <text:list-item>
                                <text:p text:style-name="a652" text:class-names="" text:cond-style-name=""><text:span text:style-name="a649" text:class-names="">第<text:s text:c="1"/></text:span><text:span text:style-name="a650" text:class-names="">5<text:s text:c="1"/></text:span><text:span text:style-name="a65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7" draw:name="フッター プレースホルダー 5" svg:x="0in" svg:y="9.49826in" svg:width="3.25in" svg:height="0.50174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1" draw:name="スライド番号プレースホルダー 6" svg:x="4.24826in" svg:y="9.49826in" svg:width="3.25in" svg:height="0.50174in" presentation:class="page-number" presentation:placeholder="false">
          <draw:text-box>
            <text:p text:style-name="a660" text:class-names="" text:cond-style-name=""><text:span text:style-name="a658" text:class-names=""><text:page-number style:num-format="1" text:fixed="false">‹#›</text:page-number></text:span><text:span text:style-name="a659" text:class-names=""/></text:p>
          </draw:text-box>
          <svg:title/>
          <svg:desc/>
        </draw:frame>
      </presentation:notes>
    </style:master-page>
    <style:master-page style:name="Master1-Layout8-blank-白紙" style:page-layout-name="pageLayout1" draw:style-name="a663">
      <draw:custom-shape svg:x="0in" svg:y="6.69969in" svg:width="13.33333in" svg:height="0.83134in" draw:id="id84" draw:style-name="a666" draw:name="正方形/長方形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71" draw:name="Date Placeholder 6" svg:x="1.2in" svg:y="7.06451in" svg:width="2.7037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18/1/31</text:date></text:span><text:span text:style-name="a669" text:class-names=""/></text:p>
        </draw:text-box>
        <svg:title/>
        <svg:desc/>
      </draw:frame>
      <draw:frame draw:id="id86" presentation:style-name="a674" draw:name="Footer Placeholder 7" svg:x="4.06286in" svg:y="7.01345in" svg:width="5.27428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7" presentation:style-name="a678" draw:name="Slide Number Placeholder 8" svg:x="10.35314in" svg:y="7.06451in" svg:width="1.98072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draw:custom-shape svg:x="0in" svg:y="6.69199in" svg:width="13.33333in" svg:height="0.07218in" draw:id="id88" draw:style-name="a67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draw:style-name="a680" draw:name="図 11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720">
        <draw:frame draw:id="id8" presentation:style-name="a683" draw:name="ヘッダー プレースホルダー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8" draw:name="日付プレースホルダー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4" text:class-names=""><text:date text:fixed="false" style:data-style-name="a685">2018/1/31</text:date></text:span><text:span text:style-name="a68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89" draw:name="スライド イメージ プレースホルダー 3">
          <svg:title/>
          <svg:desc/>
        </draw:page-thumbnail>
        <draw:frame draw:id="id11" presentation:style-name="a712" draw:name="ノート プレースホルダー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マスター テキストの書式設定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2" text:class-names="">第<text:s text:c="1"/></text:span><text:span text:style-name="a693" text:class-names="">2<text:s text:c="1"/></text:span><text:span text:style-name="a694" text:class-names="">レベル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7" text:class-names="">第<text:s text:c="1"/></text:span><text:span text:style-name="a698" text:class-names="">3<text:s text:c="1"/></text:span><text:span text:style-name="a69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2" text:class-names="">第<text:s text:c="1"/></text:span><text:span text:style-name="a703" text:class-names="">4<text:s text:c="1"/></text:span><text:span text:style-name="a70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7" text:class-names="">第<text:s text:c="1"/></text:span><text:span text:style-name="a708" text:class-names="">5<text:s text:c="1"/></text:span><text:span text:style-name="a70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5" draw:name="フッター プレースホルダー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3" presentation:style-name="a719" draw:name="スライド番号プレースホルダー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9-objTx-タイトル付きの&#10;コンテンツ" style:page-layout-name="pageLayout1" draw:style-name="a721">
      <draw:custom-shape svg:x="0.00002in" svg:y="0in" svg:width="4.43in" svg:height="7.5in" draw:id="id90" draw:style-name="a72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91" draw:style-name="a7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27" draw:name="Title 1" svg:x="0.5in" svg:y="0.65in" svg:width="3.5in" svg:height="2.5in" presentation:class="title" presentation:placeholder="false">
        <draw:text-box>
          <text:p text:style-name="a726" text:class-names="" text:cond-style-name=""><text:span text:style-name="a724" text:class-names="">マスター タイトルの書式設定</text:span><text:span text:style-name="a725" text:class-names=""/></text:p>
        </draw:text-box>
        <svg:title/>
        <svg:desc/>
      </draw:frame>
      <draw:frame draw:id="id93" presentation:style-name="a752" draw:name="Content Placeholder 2" svg:x="5.25in" svg:y="0.8in" svg:width="7.1in" svg:height="5.75in" presentation:class="object" presentation:placeholder="false">
        <draw:text-box>
          <text:list text:style-name="a730">
            <text:list-item>
              <text:p text:style-name="a729" text:class-names="" text:cond-style-name=""><text:span text:style-name="a728" text:class-names="">マスター テキストの書式設定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1" text:class-names="">第<text:s text:c="1"/></text:span><text:span text:style-name="a732" text:class-names="">2<text:s text:c="1"/></text:span><text:span text:style-name="a733" text:class-names="">レベル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6" text:class-names="">第<text:s text:c="1"/></text:span><text:span text:style-name="a737" text:class-names="">3<text:s text:c="1"/></text:span><text:span text:style-name="a738" text:class-names="">レベル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1" text:class-names="">第<text:s text:c="1"/></text:span><text:span text:style-name="a742" text:class-names="">4<text:s text:c="1"/></text:span><text:span text:style-name="a74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6" text:class-names="">第<text:s text:c="1"/></text:span><text:span text:style-name="a747" text:class-names="">5<text:s text:c="1"/></text:span><text:span text:style-name="a748" text:class-names="">レベル</text:span><text:span text:style-name="a7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6" draw:name="Text Placeholder 3" svg:x="0.5in" svg:y="3.2in" svg:width="3.5in" svg:height="3.69545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マスター テキストの書式設定</text:span></text:p>
            </text:list-item>
          </text:list>
        </draw:text-box>
        <svg:title/>
        <svg:desc/>
      </draw:frame>
      <draw:frame draw:id="id95" presentation:style-name="a761" draw:name="Date Placeholder 4" svg:x="0.50909in" svg:y="7.06451in" svg:width="2.86364in" svg:height="0.39931in" presentation:class="date-time" presentation:placeholder="false">
        <draw:text-box>
          <text:p text:style-name="a760" text:class-names="" text:cond-style-name=""><text:span text:style-name="a757" text:class-names=""><text:date text:fixed="false" style:data-style-name="a758">2018/1/31</text:date></text:span><text:span text:style-name="a759" text:class-names=""/></text:p>
        </draw:text-box>
        <svg:title/>
        <svg:desc/>
      </draw:frame>
      <draw:frame draw:id="id96" presentation:style-name="a764" draw:name="Footer Placeholder 5" svg:x="5.25in" svg:y="7.06451in" svg:width="5.08333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7" presentation:style-name="a768" draw:name="Slide Number Placeholder 6" svg:x="10.35314in" svg:y="7.06451in" svg:width="1.98072in" svg:height="0.39931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>‹#›</text:page-number></text:span><text:span text:style-name="a766" text:class-names=""/></text:p>
        </draw:text-box>
        <svg:title/>
        <svg:desc/>
      </draw:frame>
      <presentation:notes style:page-layout-name="pageLayout2" draw:style-name="a808">
        <draw:frame draw:id="id8" presentation:style-name="a771" draw:name="ヘッダー プレースホルダー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日付プレースホルダー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018/1/31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スライド イメージ プレースホルダー 3">
          <svg:title/>
          <svg:desc/>
        </draw:page-thumbnail>
        <draw:frame draw:id="id11" presentation:style-name="a800" draw:name="ノート プレースホルダー 4" svg:x="0.75in" svg:y="4.8125in" svg:width="6in" svg:height="3.9375in" presentation:class="notes" presentation:placeholder="false">
          <draw:text-box>
            <text:p text:style-name="a779" text:class-names="" text:cond-style-name=""><text:span text:style-name="a778" text:class-names="">マスター テキストの書式設定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0" text:class-names="">第<text:s text:c="1"/></text:span><text:span text:style-name="a781" text:class-names="">2<text:s text:c="1"/></text:span><text:span text:style-name="a782" text:class-names="">レベル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5" text:class-names="">第<text:s text:c="1"/></text:span><text:span text:style-name="a786" text:class-names="">3<text:s text:c="1"/></text:span><text:span text:style-name="a78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0" text:class-names="">第<text:s text:c="1"/></text:span><text:span text:style-name="a791" text:class-names="">4<text:s text:c="1"/></text:span><text:span text:style-name="a79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5" text:class-names="">第<text:s text:c="1"/></text:span><text:span text:style-name="a796" text:class-names="">5<text:s text:c="1"/></text:span><text:span text:style-name="a79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フッター プレースホルダー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スライド番号プレースホルダー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  </draw:text-box>
          <svg:title/>
          <svg:desc/>
        </draw:frame>
      </presentation:notes>
    </style:master-page>
    <style:master-page style:name="Master1-Layout10-vertTx-タイトルと&#10;縦書きテキスト" style:page-layout-name="pageLayout1" draw:style-name="a809">
      <draw:custom-shape svg:x="0in" svg:y="6.69969in" svg:width="13.33333in" svg:height="0.83134in" draw:id="id98" draw:layer="Master1-bg" draw:style-name="a812" draw:name="正方形/長方形 6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99" draw:layer="Master1-bg" draw:style-name="a81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00" draw:layer="Master1-bg" draw:style-name="a814" draw:name="Straight Connector 9">
        <svg:title/>
        <svg:desc/>
      </draw:connector>
      <draw:frame draw:id="id101" draw:layer="Master1-bg" draw:style-name="a815" draw:name="図 9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816" draw:name="図 10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103" presentation:style-name="a820" draw:name="Title 1" svg:x="1.2in" svg:y="0.15294in" svg:width="11in" svg:height="0.92941in" presentation:class="title" presentation:placeholder="false">
        <draw:text-box>
          <text:p text:style-name="a819" text:class-names="" text:cond-style-name=""><text:span text:style-name="a817" text:class-names="">マスター タイトルの書式設定</text:span><text:span text:style-name="a818" text:class-names=""/></text:p>
        </draw:text-box>
        <svg:title/>
        <svg:desc/>
      </draw:frame>
      <draw:frame draw:id="id104" presentation:style-name="a845" draw:name="Vertical Text Placeholder 2" svg:x="1.2in" svg:y="1.18856in" svg:width="11in" svg:height="5.22996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マスター テキストの書式設定</text:span></text:p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4" text:class-names="">第<text:s text:c="1"/></text:span><text:span text:style-name="a825" text:class-names="">2<text:s text:c="1"/></text:span><text:span text:style-name="a826" text:class-names="">レベル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29" text:class-names="">第<text:s text:c="1"/></text:span><text:span text:style-name="a830" text:class-names="">3<text:s text:c="1"/></text:span><text:span text:style-name="a831" text:class-names="">レベル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4" text:class-names="">第<text:s text:c="1"/></text:span><text:span text:style-name="a835" text:class-names="">4<text:s text:c="1"/></text:span><text:span text:style-name="a83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39" text:class-names="">第<text:s text:c="1"/></text:span><text:span text:style-name="a840" text:class-names="">5<text:s text:c="1"/></text:span><text:span text:style-name="a841" text:class-names="">レベル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850" draw:name="Date Placeholder 3" svg:x="1.2in" svg:y="7.06451in" svg:width="2.70371in" svg:height="0.39931in" presentation:class="date-time" presentation:placeholder="false">
        <draw:text-box>
          <text:p text:style-name="a849" text:class-names="" text:cond-style-name=""><text:span text:style-name="a846" text:class-names=""><text:date text:fixed="false" style:data-style-name="a847">2018/1/31</text:date></text:span><text:span text:style-name="a848" text:class-names=""/></text:p>
        </draw:text-box>
        <svg:title/>
        <svg:desc/>
      </draw:frame>
      <draw:frame draw:id="id106" presentation:style-name="a853" draw:name="Footer Placeholder 4" svg:x="4.06286in" svg:y="6.64874in" svg:width="5.27428in" svg:height="0.39931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7" presentation:style-name="a857" draw:name="Slide Number Placeholder 5" svg:x="10.35314in" svg:y="7.06451in" svg:width="1.98072in" svg:height="0.39931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>‹#›</text:page-number></text:span><text:span text:style-name="a855" text:class-names=""/></text:p>
        </draw:text-box>
        <svg:title/>
        <svg:desc/>
      </draw:frame>
      <presentation:notes style:page-layout-name="pageLayout2" draw:style-name="a897">
        <draw:frame draw:id="id8" presentation:style-name="a860" draw:name="ヘッダー プレースホルダー 1" svg:x="0in" svg:y="0in" svg:width="3.25in" svg:height="0.50174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5" draw:name="日付プレースホルダー 2" svg:x="4.24826in" svg:y="0in" svg:width="3.25in" svg:height="0.50174in" presentation:class="date-time" presentation:placeholder="false">
          <draw:text-box>
            <text:p text:style-name="a864" text:class-names="" text:cond-style-name=""><text:span text:style-name="a861" text:class-names=""><text:date text:fixed="false" style:data-style-name="a862">2018/1/31</text:date></text:span><text:span text:style-name="a86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66" draw:name="スライド イメージ プレースホルダー 3">
          <svg:title/>
          <svg:desc/>
        </draw:page-thumbnail>
        <draw:frame draw:id="id11" presentation:style-name="a889" draw:name="ノート プレースホルダー 4" svg:x="0.75in" svg:y="4.8125in" svg:width="6in" svg:height="3.9375in" presentation:class="notes" presentation:placeholder="false">
          <draw:text-box>
            <text:p text:style-name="a868" text:class-names="" text:cond-style-name=""><text:span text:style-name="a867" text:class-names="">マスター テキストの書式設定</text:span></text:p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69" text:class-names="">第<text:s text:c="1"/></text:span><text:span text:style-name="a870" text:class-names="">2<text:s text:c="1"/></text:span><text:span text:style-name="a871" text:class-names="">レベル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4" text:class-names="">第<text:s text:c="1"/></text:span><text:span text:style-name="a875" text:class-names="">3<text:s text:c="1"/></text:span><text:span text:style-name="a87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79" text:class-names="">第<text:s text:c="1"/></text:span><text:span text:style-name="a880" text:class-names="">4<text:s text:c="1"/></text:span><text:span text:style-name="a88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4" text:class-names="">第<text:s text:c="1"/></text:span><text:span text:style-name="a885" text:class-names="">5<text:s text:c="1"/></text:span><text:span text:style-name="a88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2" draw:name="フッター プレースホルダー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6" draw:name="スライド番号プレースホルダー 6" svg:x="4.24826in" svg:y="9.49826in" svg:width="3.25in" svg:height="0.50174in" presentation:class="page-number" presentation:placeholder="false">
          <draw:text-box>
            <text:p text:style-name="a895" text:class-names="" text:cond-style-name=""><text:span text:style-name="a893" text:class-names=""><text:page-number style:num-format="1" text:fixed="false">‹#›</text:page-number></text:span><text:span text:style-name="a894" text:class-names=""/></text:p>
          </draw:text-box>
          <svg:title/>
          <svg:desc/>
        </draw:frame>
      </presentation:notes>
    </style:master-page>
    <style:master-page style:name="Master1-Layout11-vertTitleAndTx-縦書きタイトルと&#10;縦書きテキスト" style:page-layout-name="pageLayout1" draw:style-name="a898">
      <draw:custom-shape svg:x="0.00347in" svg:y="7in" svg:width="13.32986in" svg:height="0.5in" draw:id="id108" draw:style-name="a8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9" draw:style-name="a9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904" draw:name="Vertical Title 1" svg:x="9.54167in" svg:y="0.45361in" svg:width="2.875in" svg:height="6.29639in" presentation:class="title" presentation:placeholder="false">
        <draw:text-box>
          <text:p text:style-name="a903" text:class-names="" text:cond-style-name=""><text:span text:style-name="a901" text:class-names="">マスター タイトルの書式設定</text:span><text:span text:style-name="a902" text:class-names=""/></text:p>
        </draw:text-box>
        <svg:title/>
        <svg:desc/>
      </draw:frame>
      <draw:frame draw:id="id111" presentation:style-name="a929" draw:name="Vertical Text Placeholder 2" svg:x="0.91667in" svg:y="0.45361in" svg:width="8.45833in" svg:height="6.29639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マスター テキストの書式設定</text:span></text:p>
            </text:list-item>
          </text:list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08" text:class-names="">第<text:s text:c="1"/></text:span><text:span text:style-name="a909" text:class-names="">2<text:s text:c="1"/></text:span><text:span text:style-name="a910" text:class-names="">レベル</text:span></text:p>
                </text:list-item>
              </text:list>
            </text:list-item>
          </text:list>
          <text:list text:style-name="a917">
            <text:list-item>
              <text:list text:style-name="a917">
                <text:list-item>
                  <text:list text:style-name="a917">
                    <text:list-item>
                      <text:p text:style-name="a916" text:class-names="" text:cond-style-name=""><text:span text:style-name="a913" text:class-names="">第<text:s text:c="1"/></text:span><text:span text:style-name="a914" text:class-names="">3<text:s text:c="1"/></text:span><text:span text:style-name="a915" text:class-names="">レベル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18" text:class-names="">第<text:s text:c="1"/></text:span><text:span text:style-name="a919" text:class-names="">4<text:s text:c="1"/></text:span><text:span text:style-name="a9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3" text:class-names="">第<text:s text:c="1"/></text:span><text:span text:style-name="a924" text:class-names="">5<text:s text:c="1"/></text:span><text:span text:style-name="a925" text:class-names="">レベル</text:span><text:span text:style-name="a9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34" draw:name="Date Placeholder 3" svg:x="1.2in" svg:y="7.06451in" svg:width="2.70371in" svg:height="0.39931in" presentation:class="date-time" presentation:placeholder="false">
        <draw:text-box>
          <text:p text:style-name="a933" text:class-names="" text:cond-style-name=""><text:span text:style-name="a930" text:class-names=""><text:date text:fixed="false" style:data-style-name="a931">2018/1/31</text:date></text:span><text:span text:style-name="a932" text:class-names=""/></text:p>
        </draw:text-box>
        <svg:title/>
        <svg:desc/>
      </draw:frame>
      <draw:frame draw:id="id113" presentation:style-name="a937" draw:name="Footer Placeholder 4" svg:x="4.06286in" svg:y="6.64874in" svg:width="5.27428in" svg:height="0.39931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14" presentation:style-name="a941" draw:name="Slide Number Placeholder 5" svg:x="10.35314in" svg:y="7.06451in" svg:width="1.98072in" svg:height="0.39931in" presentation:class="page-number" presentation:placeholder="false">
        <draw:text-box>
          <text:p text:style-name="a940" text:class-names="" text:cond-style-name=""><text:span text:style-name="a938" text:class-names=""><text:page-number style:num-format="1" text:fixed="false">‹#›</text:page-number></text:span><text:span text:style-name="a939" text:class-names=""/></text:p>
        </draw:text-box>
        <svg:title/>
        <svg:desc/>
      </draw:frame>
      <presentation:notes style:page-layout-name="pageLayout2" draw:style-name="a981">
        <draw:frame draw:id="id8" presentation:style-name="a944" draw:name="ヘッダー プレースホルダー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9" draw:name="日付プレースホルダー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5" text:class-names=""><text:date text:fixed="false" style:data-style-name="a946">2018/1/31</text:date></text:span><text:span text:style-name="a9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50" draw:name="スライド イメージ プレースホルダー 3">
          <svg:title/>
          <svg:desc/>
        </draw:page-thumbnail>
        <draw:frame draw:id="id11" presentation:style-name="a973" draw:name="ノート プレースホルダー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マスター テキストの書式設定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3" text:class-names="">第<text:s text:c="1"/></text:span><text:span text:style-name="a954" text:class-names="">2<text:s text:c="1"/></text:span><text:span text:style-name="a955" text:class-names="">レベル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58" text:class-names="">第<text:s text:c="1"/></text:span><text:span text:style-name="a959" text:class-names="">3<text:s text:c="1"/></text:span><text:span text:style-name="a96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3" text:class-names="">第<text:s text:c="1"/></text:span><text:span text:style-name="a964" text:class-names="">4<text:s text:c="1"/></text:span><text:span text:style-name="a96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list text:style-name="a972">
                          <text:list-item>
                            <text:list text:style-name="a972">
                              <text:list-item>
                                <text:p text:style-name="a971" text:class-names="" text:cond-style-name=""><text:span text:style-name="a968" text:class-names="">第<text:s text:c="1"/></text:span><text:span text:style-name="a969" text:class-names="">5<text:s text:c="1"/></text:span><text:span text:style-name="a97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6" draw:name="フッター プレースホルダー 5" svg:x="0in" svg:y="9.49826in" svg:width="3.25in" svg:height="0.50174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3" presentation:style-name="a980" draw:name="スライド番号プレースホルダー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  </draw:text-box>
          <svg:title/>
          <svg:desc/>
        </draw:frame>
      </presentation:notes>
    </style:master-page>
    <style:master-page style:name="Master2-レトロスペクト" style:page-layout-name="pageLayout1" draw:style-name="a982">
      <draw:custom-shape svg:x="0in" svg:y="6.96898in" svg:width="13.33333in" svg:height="0.56205in" draw:id="id115" draw:style-name="a985" draw:name="正方形/長方形 14">
        <svg:title/>
        <svg:desc/>
        <text:p text:style-name="a984" text:class-names="" text:cond-style-name=""><text:span text:style-name="a9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16" draw:style-name="a98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990" draw:name="Title Placeholder 1" svg:x="1.2in" svg:y="0.15294in" svg:width="11in" svg:height="0.92941in" presentation:class="title" presentation:placeholder="false">
        <draw:text-box>
          <text:p text:style-name="a989" text:class-names="" text:cond-style-name=""><text:span text:style-name="a987" text:class-names="">マスター タイトルの書式設定</text:span><text:span text:style-name="a988" text:class-names=""/></text:p>
        </draw:text-box>
        <svg:title/>
        <svg:desc/>
      </draw:frame>
      <draw:frame draw:id="id118" presentation:style-name="a1015" draw:name="Text Placeholder 2" svg:x="1.2in" svg:y="1.18856in" svg:width="11in" svg:height="5.22996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マスター テキストの書式設定</text:span></text:p>
            </text:list-item>
          </text:list>
          <text:list text:style-name="a998">
            <text:list-item>
              <text:list text:style-name="a998">
                <text:list-item>
                  <text:p text:style-name="a997" text:class-names="" text:cond-style-name=""><text:span text:style-name="a994" text:class-names="">第<text:s text:c="1"/></text:span><text:span text:style-name="a995" text:class-names="">2<text:s text:c="1"/></text:span><text:span text:style-name="a996" text:class-names="">レベル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999" text:class-names="">第<text:s text:c="1"/></text:span><text:span text:style-name="a1000" text:class-names="">3<text:s text:c="1"/></text:span><text:span text:style-name="a1001" text:class-names="">レベル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4" text:class-names="">第<text:s text:c="1"/></text:span><text:span text:style-name="a1005" text:class-names="">4<text:s text:c="1"/></text:span><text:span text:style-name="a100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09" text:class-names="">第<text:s text:c="1"/></text:span><text:span text:style-name="a1010" text:class-names="">5<text:s text:c="1"/></text:span><text:span text:style-name="a1011" text:class-names="">レベル</text:span><text:span text:style-name="a10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1020" draw:name="Slide Number Placeholder 5" svg:x="10.35314in" svg:y="7.06451in" svg:width="1.98072in" svg:height="0.39931in" presentation:class="page-number" presentation:placeholder="false">
        <draw:text-box>
          <text:p text:style-name="a1019" text:class-names="" text:cond-style-name=""><text:span text:style-name="a1016" text:class-names=""><text:page-number style:num-format="1" text:fixed="false">‹#›</text:page-number></text:span><text:span text:style-name="a1017" text:class-names="">/30</text:span><text:span text:style-name="a1018" text:class-names=""/></text:p>
        </draw:text-box>
        <svg:title/>
        <svg:desc/>
      </draw:frame>
      <draw:connector draw:type="line" svg:x1="1.30526in" svg:y1="1.12406in" svg:x2="12.20526in" svg:y2="1.12406in" draw:id="id120" draw:style-name="a1021" draw:name="Straight Connector 9">
        <svg:title/>
        <svg:desc/>
      </draw:connector>
      <draw:frame draw:id="id121" draw:style-name="a1022" draw:name="図 4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22" draw:style-name="a1023" draw:name="図 15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063">
        <draw:frame draw:id="id8" presentation:style-name="a1026" draw:name="ヘッダー プレースホルダー 1" svg:x="0in" svg:y="0in" svg:width="3.25in" svg:height="0.50174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9" presentation:style-name="a1031" draw:name="日付プレースホルダー 2" svg:x="4.24826in" svg:y="0in" svg:width="3.25in" svg:height="0.50174in" presentation:class="date-time" presentation:placeholder="false">
          <draw:text-box>
            <text:p text:style-name="a1030" text:class-names="" text:cond-style-name=""><text:span text:style-name="a1027" text:class-names=""><text:date text:fixed="false" style:data-style-name="a1028">2018/1/31</text:date></text:span><text:span text:style-name="a10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32" draw:name="スライド イメージ プレースホルダー 3">
          <svg:title/>
          <svg:desc/>
        </draw:page-thumbnail>
        <draw:frame draw:id="id11" presentation:style-name="a1055" draw:name="ノート プレースホルダー 4" svg:x="0.75in" svg:y="4.8125in" svg:width="6in" svg:height="3.9375in" presentation:class="notes" presentation:placeholder="false">
          <draw:text-box>
            <text:p text:style-name="a1034" text:class-names="" text:cond-style-name=""><text:span text:style-name="a1033" text:class-names="">マスター テキストの書式設定</text:span></text:p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第<text:s text:c="1"/></text:span><text:span text:style-name="a1036" text:class-names="">2<text:s text:c="1"/></text:span><text:span text:style-name="a1037" text:class-names="">レベル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0" text:class-names="">第<text:s text:c="1"/></text:span><text:span text:style-name="a1041" text:class-names="">3<text:s text:c="1"/></text:span><text:span text:style-name="a104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5" text:class-names="">第<text:s text:c="1"/></text:span><text:span text:style-name="a1046" text:class-names="">4<text:s text:c="1"/></text:span><text:span text:style-name="a104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p text:style-name="a1053" text:class-names="" text:cond-style-name=""><text:span text:style-name="a1050" text:class-names="">第<text:s text:c="1"/></text:span><text:span text:style-name="a1051" text:class-names="">5<text:s text:c="1"/></text:span><text:span text:style-name="a105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58" draw:name="フッター プレースホルダー 5" svg:x="0in" svg:y="9.49826in" svg:width="3.25in" svg:height="0.50174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3" presentation:style-name="a1062" draw:name="スライド番号プレースホルダー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59" text:class-names=""><text:page-number style:num-format="1" text:fixed="false">‹#›</text:page-number></text:span><text:span text:style-name="a1060" text:class-names=""/></text:p>
          </draw:text-box>
          <svg:title/>
          <svg:desc/>
        </draw:frame>
      </presentation:notes>
    </style:master-page>
    <style:master-page style:name="Master2-Layout1-title-タイトル-スライド" style:page-layout-name="pageLayout1" draw:style-name="a1064">
      <draw:custom-shape svg:width="1.96181in" svg:height="1.89661in" draw:id="id123" draw:style-name="a1067" draw:transform="translate(-0.9809in -0.94831in) rotate(-3.14159) translate(12.2in 1.06136in)" draw:name="直角三角形 12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1.78346in" svg:height="1.89661in" draw:id="id124" draw:style-name="a1070" draw:transform="translate(-0.89173in -0.94831in) rotate(-1.5708) translate(1.10588in 1.00478in)" draw:name="直角三角形 9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6.96898in" svg:width="13.33333in" svg:height="0.56205in" draw:id="id125" draw:style-name="a1073" draw:name="正方形/長方形 11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26" draw:style-name="a10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7" presentation:style-name="a1078" draw:name="Title 1" svg:x="1.2in" svg:y="0.83in" svg:width="11in" svg:height="3.9in" presentation:class="title" presentation:placeholder="false">
        <draw:text-box>
          <text:p text:style-name="a1077" text:class-names="" text:cond-style-name=""><text:span text:style-name="a1075" text:class-names="">マスター タイトルの書式設定</text:span><text:span text:style-name="a1076" text:class-names=""/></text:p>
        </draw:text-box>
        <svg:title/>
        <svg:desc/>
      </draw:frame>
      <draw:frame draw:id="id128" presentation:style-name="a1082" draw:name="Subtitle 2" svg:x="6.87059in" svg:y="4.87272in" svg:width="5.33244in" svg:height="1.32406in" presentation:class="subtitle" presentation:placeholder="false">
        <draw:text-box>
          <text:p text:style-name="a1081" text:class-names="" text:cond-style-name=""><text:span text:style-name="a1079" text:class-names="">マスター サブタイトルの書式設定</text:span><text:span text:style-name="a1080" text:class-names=""/></text:p>
        </draw:text-box>
        <svg:title/>
        <svg:desc/>
      </draw:frame>
      <draw:frame draw:id="id129" presentation:style-name="a1087" draw:name="Date Placeholder 3" svg:x="1.2in" svg:y="7.06451in" svg:width="2.70371in" svg:height="0.39931in" presentation:class="date-time" presentation:placeholder="false">
        <draw:text-box>
          <text:p text:style-name="a1086" text:class-names="" text:cond-style-name=""><text:span text:style-name="a1083" text:class-names=""><text:date text:fixed="false" style:data-style-name="a1084">2018/1/31</text:date></text:span><text:span text:style-name="a1085" text:class-names=""/></text:p>
        </draw:text-box>
        <svg:title/>
        <svg:desc/>
      </draw:frame>
      <draw:frame draw:id="id130" presentation:style-name="a1090" draw:name="Footer Placeholder 4" svg:x="4.06286in" svg:y="6.64874in" svg:width="5.27428in" svg:height="0.39931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31" presentation:style-name="a1094" draw:name="Slide Number Placeholder 5" svg:x="10.35314in" svg:y="7.06451in" svg:width="1.98072in" svg:height="0.39931in" presentation:class="page-number" presentation:placeholder="false">
        <draw:text-box>
          <text:p text:style-name="a1093" text:class-names="" text:cond-style-name=""><text:span text:style-name="a1091" text:class-names=""><text:page-number style:num-format="1" text:fixed="false">‹#›</text:page-number></text:span><text:span text:style-name="a1092" text:class-names=""/></text:p>
        </draw:text-box>
        <svg:title/>
        <svg:desc/>
      </draw:frame>
      <draw:connector draw:type="line" svg:x1="1.32071in" svg:y1="4.75in" svg:x2="12.12071in" svg:y2="4.75in" draw:id="id132" draw:style-name="a1095" draw:name="Straight Connector 8">
        <svg:title/>
        <svg:desc/>
      </draw:connector>
      <draw:frame draw:id="id133" draw:style-name="a1096" draw:name="図 6" svg:x="0.97846in" svg:y="5.03395in" svg:width="5.54715in" svg:height="1.59347in" style:rel-width="scale" style:rel-height="scale">
        <draw:image xlink:href="media/image7.png" xlink:type="simple" xlink:show="embed" xlink:actuate="onLoad"/>
        <svg:title/>
        <svg:desc/>
      </draw:frame>
      <draw:frame draw:id="id134" draw:style-name="a1097" draw:name="図 16" svg:x="0.32344in" svg:y="0.26918in" svg:width="1.56487in" svg:height="1.4712in" style:rel-width="scale" style:rel-height="scale">
        <draw:image xlink:href="media/image4.png" xlink:type="simple" xlink:show="embed" xlink:actuate="onLoad"/>
        <svg:title/>
        <svg:desc/>
      </draw:frame>
      <draw:frame draw:id="id135" draw:style-name="a1098" draw:name="図 18" svg:x="11.37907in" svg:y="0.29492in" svg:width="1.61832in" svg:height="1.56983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1138">
        <draw:frame draw:id="id8" presentation:style-name="a1101" draw:name="ヘッダー プレースホルダー 1" svg:x="0in" svg:y="0in" svg:width="3.25in" svg:height="0.50174in" presentation:class="head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9" presentation:style-name="a1106" draw:name="日付プレースホルダー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2" text:class-names=""><text:date text:fixed="false" style:data-style-name="a1103">2018/1/31</text:date></text:span><text:span text:style-name="a110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07" draw:name="スライド イメージ プレースホルダー 3">
          <svg:title/>
          <svg:desc/>
        </draw:page-thumbnail>
        <draw:frame draw:id="id11" presentation:style-name="a1130" draw:name="ノート プレースホルダー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マスター テキストの書式設定</text:span></text:p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0" text:class-names="">第<text:s text:c="1"/></text:span><text:span text:style-name="a1111" text:class-names="">2<text:s text:c="1"/></text:span><text:span text:style-name="a1112" text:class-names="">レベル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><text:span text:style-name="a1115" text:class-names="">第<text:s text:c="1"/></text:span><text:span text:style-name="a1116" text:class-names="">3<text:s text:c="1"/></text:span><text:span text:style-name="a111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0" text:class-names="">第<text:s text:c="1"/></text:span><text:span text:style-name="a1121" text:class-names="">4<text:s text:c="1"/></text:span><text:span text:style-name="a112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5" text:class-names="">第<text:s text:c="1"/></text:span><text:span text:style-name="a1126" text:class-names="">5<text:s text:c="1"/></text:span><text:span text:style-name="a112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3" draw:name="フッター プレースホルダー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3" presentation:style-name="a1137" draw:name="スライド番号プレースホルダー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>‹#›</text:page-number></text:span><text:span text:style-name="a1135" text:class-names=""/></text:p>
          </draw:text-box>
          <svg:title/>
          <svg:desc/>
        </draw:frame>
      </presentation:notes>
    </style:master-page>
    <style:master-page style:name="Master2-Layout2-cust-タイトルとコンテンツ" style:page-layout-name="pageLayout1" draw:style-name="a1139">
      <draw:custom-shape svg:x="0in" svg:y="6.96898in" svg:width="13.33333in" svg:height="0.56205in" draw:id="id136" draw:layer="Master2-bg" draw:style-name="a1142" draw:name="正方形/長方形 5">
        <svg:title/>
        <svg:desc/>
        <text:p text:style-name="a1141" text:class-names="" text:cond-style-name=""><text:span text:style-name="a1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37" draw:layer="Master2-bg" draw:style-name="a11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38" draw:layer="Master2-bg" draw:style-name="a1144" draw:name="Straight Connector 9">
        <svg:title/>
        <svg:desc/>
      </draw:connector>
      <draw:frame draw:id="id139" draw:layer="Master2-bg" draw:style-name="a1145" draw:name="図 11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2-bg" draw:style-name="a1146" draw:name="図 12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41" presentation:style-name="a1171" draw:name="Content Placeholder 2" svg:x="1.2in" svg:y="1.18856in" svg:width="11in" svg:height="5.22996in" presentation:class="object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マスター テキストの書式設定</text:span></text:p>
            </text:list-item>
          </text:list>
          <text:list text:style-name="a1154">
            <text:list-item>
              <text:list text:style-name="a1154">
                <text:list-item>
                  <text:p text:style-name="a1153" text:class-names="" text:cond-style-name=""><text:span text:style-name="a1150" text:class-names="">第<text:s text:c="1"/></text:span><text:span text:style-name="a1151" text:class-names="">2<text:s text:c="1"/></text:span><text:span text:style-name="a1152" text:class-names="">レベル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5" text:class-names="">第<text:s text:c="1"/></text:span><text:span text:style-name="a1156" text:class-names="">3<text:s text:c="1"/></text:span><text:span text:style-name="a1157" text:class-names="">レベル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0" text:class-names="">第<text:s text:c="1"/></text:span><text:span text:style-name="a1161" text:class-names="">4<text:s text:c="1"/></text:span><text:span text:style-name="a11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5" text:class-names="">第<text:s text:c="1"/></text:span><text:span text:style-name="a1166" text:class-names="">5<text:s text:c="1"/></text:span><text:span text:style-name="a1167" text:class-names="">レベル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176" draw:name="日付プレースホルダー 7" svg:x="1.2in" svg:y="7.06451in" svg:width="2.70371in" svg:height="0.39931in" presentation:class="date-time" presentation:placeholder="false">
        <draw:text-box>
          <text:p text:style-name="a1175" text:class-names="" text:cond-style-name=""><text:span text:style-name="a1172" text:class-names=""><text:date text:fixed="false" style:data-style-name="a1173">2018/1/31</text:date></text:span><text:span text:style-name="a1174" text:class-names=""/></text:p>
        </draw:text-box>
        <svg:title/>
        <svg:desc/>
      </draw:frame>
      <draw:frame draw:id="id143" presentation:style-name="a1180" draw:name="スライド番号プレースホルダー 8" svg:x="10.35314in" svg:y="7.06451in" svg:width="1.98072in" svg:height="0.39931in" presentation:class="page-number" presentation:placeholder="false">
        <draw:text-box>
          <text:p text:style-name="a1179" text:class-names="" text:cond-style-name=""><text:span text:style-name="a1177" text:class-names=""><text:page-number style:num-format="1" text:fixed="false">‹#›</text:page-number></text:span><text:span text:style-name="a1178" text:class-names=""/></text:p>
        </draw:text-box>
        <svg:title/>
        <svg:desc/>
      </draw:frame>
      <draw:frame draw:id="id144" presentation:style-name="a1183" draw:name="タイトル 9" svg:x="1.2in" svg:y="0.15294in" svg:width="11in" svg:height="0.92941in" presentation:class="title" presentation:placeholder="false">
        <draw:text-box>
          <text:p text:style-name="a1182" text:class-names="" text:cond-style-name=""><text:span text:style-name="a1181" text:class-names="">マスター タイトルの書式設定</text:span></text:p>
        </draw:text-box>
        <svg:title/>
        <svg:desc/>
      </draw:frame>
      <presentation:notes style:page-layout-name="pageLayout2" draw:style-name="a1223">
        <draw:frame draw:id="id8" presentation:style-name="a1186" draw:name="ヘッダー プレースホルダー 1" svg:x="0in" svg:y="0in" svg:width="3.25in" svg:height="0.50174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9" presentation:style-name="a1191" draw:name="日付プレースホルダー 2" svg:x="4.24826in" svg:y="0in" svg:width="3.25in" svg:height="0.50174in" presentation:class="date-time" presentation:placeholder="false">
          <draw:text-box>
            <text:p text:style-name="a1190" text:class-names="" text:cond-style-name=""><text:span text:style-name="a1187" text:class-names=""><text:date text:fixed="false" style:data-style-name="a1188">2018/1/31</text:date></text:span><text:span text:style-name="a11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92" draw:name="スライド イメージ プレースホルダー 3">
          <svg:title/>
          <svg:desc/>
        </draw:page-thumbnail>
        <draw:frame draw:id="id11" presentation:style-name="a1215" draw:name="ノート プレースホルダー 4" svg:x="0.75in" svg:y="4.8125in" svg:width="6in" svg:height="3.9375in" presentation:class="notes" presentation:placeholder="false">
          <draw:text-box>
            <text:p text:style-name="a1194" text:class-names="" text:cond-style-name=""><text:span text:style-name="a1193" text:class-names="">マスター テキストの書式設定</text:span></text:p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5" text:class-names="">第<text:s text:c="1"/></text:span><text:span text:style-name="a1196" text:class-names="">2<text:s text:c="1"/></text:span><text:span text:style-name="a1197" text:class-names="">レベル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p text:style-name="a1203" text:class-names="" text:cond-style-name=""><text:span text:style-name="a1200" text:class-names="">第<text:s text:c="1"/></text:span><text:span text:style-name="a1201" text:class-names="">3<text:s text:c="1"/></text:span><text:span text:style-name="a12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p text:style-name="a1208" text:class-names="" text:cond-style-name=""><text:span text:style-name="a1205" text:class-names="">第<text:s text:c="1"/></text:span><text:span text:style-name="a1206" text:class-names="">4<text:s text:c="1"/></text:span><text:span text:style-name="a12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0" text:class-names="">第<text:s text:c="1"/></text:span><text:span text:style-name="a1211" text:class-names="">5<text:s text:c="1"/></text:span><text:span text:style-name="a12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8" draw:name="フッター プレースホルダー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3" presentation:style-name="a1222" draw:name="スライド番号プレースホルダー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‹#›</text:page-number></text:span><text:span text:style-name="a1220" text:class-names=""/></text:p>
          </draw:text-box>
          <svg:title/>
          <svg:desc/>
        </draw:frame>
      </presentation:notes>
    </style:master-page>
    <style:master-page style:name="Master2-Layout3-secHead-セクション見出し" style:page-layout-name="pageLayout1" draw:style-name="a1224">
      <draw:custom-shape svg:x="0.00347in" svg:y="7in" svg:width="13.32986in" svg:height="0.5in" draw:id="id145" draw:style-name="a122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46" draw:style-name="a122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7" presentation:style-name="a1230" draw:name="Title 1" svg:x="1.2in" svg:y="0.83in" svg:width="11in" svg:height="3.9in" presentation:class="title" presentation:placeholder="false">
        <draw:text-box>
          <text:p text:style-name="a1229" text:class-names="" text:cond-style-name=""><text:span text:style-name="a1227" text:class-names="">マスター タイトルの書式設定</text:span><text:span text:style-name="a1228" text:class-names=""/></text:p>
        </draw:text-box>
        <svg:title/>
        <svg:desc/>
      </draw:frame>
      <draw:frame draw:id="id148" presentation:style-name="a1234" draw:name="Text Placeholder 2" svg:x="1.2in" svg:y="4.87in" svg:width="11in" svg:height="1.25in" presentation:class="outline" presentation:placeholder="false">
        <draw:text-box>
          <text:list text:style-name="a1233">
            <text:list-item>
              <text:p text:style-name="a1232" text:class-names="" text:cond-style-name=""><text:span text:style-name="a1231" text:class-names="">マスター テキストの書式設定</text:span></text:p>
            </text:list-item>
          </text:list>
        </draw:text-box>
        <svg:title/>
        <svg:desc/>
      </draw:frame>
      <draw:frame draw:id="id149" presentation:style-name="a1239" draw:name="Date Placeholder 3" svg:x="1.2in" svg:y="7.06451in" svg:width="2.70371in" svg:height="0.39931in" presentation:class="date-time" presentation:placeholder="false">
        <draw:text-box>
          <text:p text:style-name="a1238" text:class-names="" text:cond-style-name=""><text:span text:style-name="a1235" text:class-names=""><text:date text:fixed="false" style:data-style-name="a1236">2018/1/31</text:date></text:span><text:span text:style-name="a1237" text:class-names=""/></text:p>
        </draw:text-box>
        <svg:title/>
        <svg:desc/>
      </draw:frame>
      <draw:frame draw:id="id150" presentation:style-name="a1242" draw:name="Footer Placeholder 4" svg:x="4.06286in" svg:y="6.64874in" svg:width="5.27428in" svg:height="0.39931in" presentation:class="foot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151" presentation:style-name="a1246" draw:name="Slide Number Placeholder 5" svg:x="10.35314in" svg:y="7.06451in" svg:width="1.98072in" svg:height="0.39931in" presentation:class="page-number" presentation:placeholder="false">
        <draw:text-box>
          <text:p text:style-name="a1245" text:class-names="" text:cond-style-name=""><text:span text:style-name="a1243" text:class-names=""><text:page-number style:num-format="1" text:fixed="false">‹#›</text:page-number></text:span><text:span text:style-name="a1244" text:class-names=""/></text:p>
        </draw:text-box>
        <svg:title/>
        <svg:desc/>
      </draw:frame>
      <draw:connector draw:type="line" svg:x1="1.32071in" svg:y1="4.75in" svg:x2="12.12071in" svg:y2="4.75in" draw:id="id152" draw:style-name="a1247" draw:name="Straight Connector 8">
        <svg:title/>
        <svg:desc/>
      </draw:connector>
      <presentation:notes style:page-layout-name="pageLayout2" draw:style-name="a1287">
        <draw:frame draw:id="id8" presentation:style-name="a1250" draw:name="ヘッダー プレースホルダー 1" svg:x="0in" svg:y="0in" svg:width="3.25in" svg:height="0.50174in" presentation:class="head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9" presentation:style-name="a1255" draw:name="日付プレースホルダー 2" svg:x="4.24826in" svg:y="0in" svg:width="3.25in" svg:height="0.50174in" presentation:class="date-time" presentation:placeholder="false">
          <draw:text-box>
            <text:p text:style-name="a1254" text:class-names="" text:cond-style-name=""><text:span text:style-name="a1251" text:class-names=""><text:date text:fixed="false" style:data-style-name="a1252">2018/1/31</text:date></text:span><text:span text:style-name="a12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256" draw:name="スライド イメージ プレースホルダー 3">
          <svg:title/>
          <svg:desc/>
        </draw:page-thumbnail>
        <draw:frame draw:id="id11" presentation:style-name="a1279" draw:name="ノート プレースホルダー 4" svg:x="0.75in" svg:y="4.8125in" svg:width="6in" svg:height="3.9375in" presentation:class="notes" presentation:placeholder="false">
          <draw:text-box>
            <text:p text:style-name="a1258" text:class-names="" text:cond-style-name=""><text:span text:style-name="a1257" text:class-names="">マスター テキストの書式設定</text:span></text:p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59" text:class-names="">第<text:s text:c="1"/></text:span><text:span text:style-name="a1260" text:class-names="">2<text:s text:c="1"/></text:span><text:span text:style-name="a1261" text:class-names="">レベル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4" text:class-names="">第<text:s text:c="1"/></text:span><text:span text:style-name="a1265" text:class-names="">3<text:s text:c="1"/></text:span><text:span text:style-name="a126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69" text:class-names="">第<text:s text:c="1"/></text:span><text:span text:style-name="a1270" text:class-names="">4<text:s text:c="1"/></text:span><text:span text:style-name="a127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list text:style-name="a1278">
                          <text:list-item>
                            <text:list text:style-name="a1278">
                              <text:list-item>
                                <text:p text:style-name="a1277" text:class-names="" text:cond-style-name=""><text:span text:style-name="a1274" text:class-names="">第<text:s text:c="1"/></text:span><text:span text:style-name="a1275" text:class-names="">5<text:s text:c="1"/></text:span><text:span text:style-name="a127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82" draw:name="フッター プレースホルダー 5" svg:x="0in" svg:y="9.49826in" svg:width="3.25in" svg:height="0.50174in" presentation:class="footer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13" presentation:style-name="a1286" draw:name="スライド番号プレースホルダー 6" svg:x="4.24826in" svg:y="9.49826in" svg:width="3.25in" svg:height="0.50174in" presentation:class="page-number" presentation:placeholder="false">
          <draw:text-box>
            <text:p text:style-name="a1285" text:class-names="" text:cond-style-name=""><text:span text:style-name="a1283" text:class-names=""><text:page-number style:num-format="1" text:fixed="false">‹#›</text:page-number></text:span><text:span text:style-name="a1284" text:class-names=""/></text:p>
          </draw:text-box>
          <svg:title/>
          <svg:desc/>
        </draw:frame>
      </presentation:notes>
    </style:master-page>
    <style:master-page style:name="Master2-Layout4-titleOnly-タイトルのみ" style:page-layout-name="pageLayout1" draw:style-name="a1288">
      <draw:custom-shape svg:x="0in" svg:y="6.96898in" svg:width="13.33333in" svg:height="0.56205in" draw:id="id153" draw:layer="Master2-bg" draw:style-name="a1291" draw:name="正方形/長方形 5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54" draw:layer="Master2-bg" draw:style-name="a129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55" draw:layer="Master2-bg" draw:style-name="a1293" draw:name="Straight Connector 9">
        <svg:title/>
        <svg:desc/>
      </draw:connector>
      <draw:frame draw:id="id156" draw:layer="Master2-bg" draw:style-name="a1294" draw:name="図 8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57" draw:layer="Master2-bg" draw:style-name="a1295" draw:name="図 9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58" presentation:style-name="a1299" draw:name="Title 1" svg:x="1.2in" svg:y="0.15294in" svg:width="11in" svg:height="0.92941in" presentation:class="title" presentation:placeholder="false">
        <draw:text-box>
          <text:p text:style-name="a1298" text:class-names="" text:cond-style-name=""><text:span text:style-name="a1296" text:class-names="">マスター タイトルの書式設定</text:span><text:span text:style-name="a1297" text:class-names=""/></text:p>
        </draw:text-box>
        <svg:title/>
        <svg:desc/>
      </draw:frame>
      <draw:frame draw:id="id159" presentation:style-name="a1304" draw:name="Date Placeholder 2" svg:x="1.2in" svg:y="7.06451in" svg:width="2.70371in" svg:height="0.39931in" presentation:class="date-time" presentation:placeholder="false">
        <draw:text-box>
          <text:p text:style-name="a1303" text:class-names="" text:cond-style-name=""><text:span text:style-name="a1300" text:class-names=""><text:date text:fixed="false" style:data-style-name="a1301">2018/1/31</text:date></text:span><text:span text:style-name="a1302" text:class-names=""/></text:p>
        </draw:text-box>
        <svg:title/>
        <svg:desc/>
      </draw:frame>
      <draw:frame draw:id="id160" presentation:style-name="a1307" draw:name="Footer Placeholder 3" svg:x="4.06286in" svg:y="6.64874in" svg:width="5.27428in" svg:height="0.39931in" presentation:class="footer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161" presentation:style-name="a1311" draw:name="Slide Number Placeholder 4" svg:x="10.35314in" svg:y="7.06451in" svg:width="1.98072in" svg:height="0.39931in" presentation:class="page-number" presentation:placeholder="false">
        <draw:text-box>
          <text:p text:style-name="a1310" text:class-names="" text:cond-style-name=""><text:span text:style-name="a1308" text:class-names=""><text:page-number style:num-format="1" text:fixed="false">‹#›</text:page-number></text:span><text:span text:style-name="a1309" text:class-names=""/></text:p>
        </draw:text-box>
        <svg:title/>
        <svg:desc/>
      </draw:frame>
      <presentation:notes style:page-layout-name="pageLayout2" draw:style-name="a1351">
        <draw:frame draw:id="id8" presentation:style-name="a1314" draw:name="ヘッダー プレースホルダー 1" svg:x="0in" svg:y="0in" svg:width="3.25in" svg:height="0.50174in" presentation:class="header" presentation:placeholder="false">
          <draw:text-box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9" presentation:style-name="a1319" draw:name="日付プレースホルダー 2" svg:x="4.24826in" svg:y="0in" svg:width="3.25in" svg:height="0.50174in" presentation:class="date-time" presentation:placeholder="false">
          <draw:text-box>
            <text:p text:style-name="a1318" text:class-names="" text:cond-style-name=""><text:span text:style-name="a1315" text:class-names=""><text:date text:fixed="false" style:data-style-name="a1316">2018/1/31</text:date></text:span><text:span text:style-name="a131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20" draw:name="スライド イメージ プレースホルダー 3">
          <svg:title/>
          <svg:desc/>
        </draw:page-thumbnail>
        <draw:frame draw:id="id11" presentation:style-name="a1343" draw:name="ノート プレースホルダー 4" svg:x="0.75in" svg:y="4.8125in" svg:width="6in" svg:height="3.9375in" presentation:class="notes" presentation:placeholder="false">
          <draw:text-box>
            <text:p text:style-name="a1322" text:class-names="" text:cond-style-name=""><text:span text:style-name="a1321" text:class-names="">マスター テキストの書式設定</text:span></text:p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3" text:class-names="">第<text:s text:c="1"/></text:span><text:span text:style-name="a1324" text:class-names="">2<text:s text:c="1"/></text:span><text:span text:style-name="a1325" text:class-names="">レベル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p text:style-name="a1331" text:class-names="" text:cond-style-name=""><text:span text:style-name="a1328" text:class-names="">第<text:s text:c="1"/></text:span><text:span text:style-name="a1329" text:class-names="">3<text:s text:c="1"/></text:span><text:span text:style-name="a133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3" text:class-names="">第<text:s text:c="1"/></text:span><text:span text:style-name="a1334" text:class-names="">4<text:s text:c="1"/></text:span><text:span text:style-name="a133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list text:style-name="a1342">
                          <text:list-item>
                            <text:list text:style-name="a1342">
                              <text:list-item>
                                <text:p text:style-name="a1341" text:class-names="" text:cond-style-name=""><text:span text:style-name="a1338" text:class-names="">第<text:s text:c="1"/></text:span><text:span text:style-name="a1339" text:class-names="">5<text:s text:c="1"/></text:span><text:span text:style-name="a134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6" draw:name="フッター プレースホルダー 5" svg:x="0in" svg:y="9.49826in" svg:width="3.25in" svg:height="0.50174in" presentation:class="footer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13" presentation:style-name="a1350" draw:name="スライド番号プレースホルダー 6" svg:x="4.24826in" svg:y="9.49826in" svg:width="3.25in" svg:height="0.50174in" presentation:class="page-number" presentation:placeholder="false">
          <draw:text-box>
            <text:p text:style-name="a1349" text:class-names="" text:cond-style-name=""><text:span text:style-name="a1347" text:class-names=""><text:page-number style:num-format="1" text:fixed="false">‹#›</text:page-number></text:span><text:span text:style-name="a1348" text:class-names=""/></text:p>
          </draw:text-box>
          <svg:title/>
          <svg:desc/>
        </draw:frame>
      </presentation:notes>
    </style:master-page>
    <style:master-page style:name="Master2-Layout5-cust-謝辞" style:page-layout-name="pageLayout1" draw:style-name="a1352">
      <draw:custom-shape svg:x="0.00347in" svg:y="7in" svg:width="13.32986in" svg:height="0.5in" draw:id="id162" draw:style-name="a135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63" draw:style-name="a13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4" presentation:style-name="a1358" draw:name="Title 1" svg:x="1.2in" svg:y="1.18295in" svg:width="11in" svg:height="2.57706in" presentation:class="title" presentation:placeholder="false">
        <draw:text-box>
          <text:p text:style-name="a1357" text:class-names="" text:cond-style-name=""><text:span text:style-name="a1355" text:class-names="">マスター タイトルの書式設定</text:span><text:span text:style-name="a1356" text:class-names=""/></text:p>
        </draw:text-box>
        <svg:title/>
        <svg:desc/>
      </draw:frame>
      <draw:frame draw:id="id165" presentation:style-name="a1363" draw:name="Date Placeholder 3" svg:x="1.2in" svg:y="7.06451in" svg:width="2.70371in" svg:height="0.39931in" presentation:class="date-time" presentation:placeholder="false">
        <draw:text-box>
          <text:p text:style-name="a1362" text:class-names="" text:cond-style-name=""><text:span text:style-name="a1359" text:class-names=""><text:date text:fixed="false" style:data-style-name="a1360">2018/1/31</text:date></text:span><text:span text:style-name="a1361" text:class-names=""/></text:p>
        </draw:text-box>
        <svg:title/>
        <svg:desc/>
      </draw:frame>
      <draw:frame draw:id="id166" presentation:style-name="a1367" draw:name="Slide Number Placeholder 5" svg:x="10.35314in" svg:y="7.06451in" svg:width="1.98072in" svg:height="0.39931in" presentation:class="page-number" presentation:placeholder="false">
        <draw:text-box>
          <text:p text:style-name="a1366" text:class-names="" text:cond-style-name=""><text:span text:style-name="a1364" text:class-names=""><text:page-number style:num-format="1" text:fixed="false">‹#›</text:page-number></text:span><text:span text:style-name="a1365" text:class-names=""/></text:p>
        </draw:text-box>
        <svg:title/>
        <svg:desc/>
      </draw:frame>
      <draw:connector draw:type="line" svg:x1="1.32071in" svg:y1="3.77353in" svg:x2="12.12071in" svg:y2="3.77353in" draw:id="id167" draw:style-name="a1368" draw:name="Straight Connector 8">
        <svg:title/>
        <svg:desc/>
      </draw:connector>
      <draw:frame draw:id="id168" draw:style-name="a1369" draw:name="Picture 2" svg:x="5.54404in" svg:y="3.76in" svg:width="2.6089in" svg:height="3.11511in" style:rel-width="scale" style:rel-height="scale">
        <draw:image xlink:href="media/image6.png" xlink:type="simple" xlink:show="embed" xlink:actuate="onLoad"/>
        <svg:title/>
        <svg:desc>お辞儀をしている猫のイラスト</svg:desc>
      </draw:frame>
      <presentation:notes style:page-layout-name="pageLayout2" draw:style-name="a1409">
        <draw:frame draw:id="id8" presentation:style-name="a1372" draw:name="ヘッダー プレースホルダー 1" svg:x="0in" svg:y="0in" svg:width="3.25in" svg:height="0.50174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7" draw:name="日付プレースホルダー 2" svg:x="4.24826in" svg:y="0in" svg:width="3.25in" svg:height="0.50174in" presentation:class="date-time" presentation:placeholder="false">
          <draw:text-box>
            <text:p text:style-name="a1376" text:class-names="" text:cond-style-name=""><text:span text:style-name="a1373" text:class-names=""><text:date text:fixed="false" style:data-style-name="a1374">2018/1/31</text:date></text:span><text:span text:style-name="a13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78" draw:name="スライド イメージ プレースホルダー 3">
          <svg:title/>
          <svg:desc/>
        </draw:page-thumbnail>
        <draw:frame draw:id="id11" presentation:style-name="a1401" draw:name="ノート プレースホルダー 4" svg:x="0.75in" svg:y="4.8125in" svg:width="6in" svg:height="3.9375in" presentation:class="notes" presentation:placeholder="false">
          <draw:text-box>
            <text:p text:style-name="a1380" text:class-names="" text:cond-style-name=""><text:span text:style-name="a1379" text:class-names="">マスター テキストの書式設定</text:span></text:p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1" text:class-names="">第<text:s text:c="1"/></text:span><text:span text:style-name="a1382" text:class-names="">2<text:s text:c="1"/></text:span><text:span text:style-name="a1383" text:class-names="">レベル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p text:style-name="a1389" text:class-names="" text:cond-style-name=""><text:span text:style-name="a1386" text:class-names="">第<text:s text:c="1"/></text:span><text:span text:style-name="a1387" text:class-names="">3<text:s text:c="1"/></text:span><text:span text:style-name="a138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list text:style-name="a1395">
                      <text:list-item>
                        <text:list text:style-name="a1395">
                          <text:list-item>
                            <text:p text:style-name="a1394" text:class-names="" text:cond-style-name=""><text:span text:style-name="a1391" text:class-names="">第<text:s text:c="1"/></text:span><text:span text:style-name="a1392" text:class-names="">4<text:s text:c="1"/></text:span><text:span text:style-name="a139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list text:style-name="a1400">
                          <text:list-item>
                            <text:list text:style-name="a1400">
                              <text:list-item>
                                <text:p text:style-name="a1399" text:class-names="" text:cond-style-name=""><text:span text:style-name="a1396" text:class-names="">第<text:s text:c="1"/></text:span><text:span text:style-name="a1397" text:class-names="">5<text:s text:c="1"/></text:span><text:span text:style-name="a139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04" draw:name="フッター プレースホルダー 5" svg:x="0in" svg:y="9.49826in" svg:width="3.25in" svg:height="0.50174in" presentation:class="foot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13" presentation:style-name="a1408" draw:name="スライド番号プレースホルダー 6" svg:x="4.24826in" svg:y="9.49826in" svg:width="3.25in" svg:height="0.50174in" presentation:class="page-number" presentation:placeholder="false">
          <draw:text-box>
            <text:p text:style-name="a1407" text:class-names="" text:cond-style-name=""><text:span text:style-name="a1405" text:class-names=""><text:page-number style:num-format="1" text:fixed="false">‹#›</text:page-number></text:span><text:span text:style-name="a1406" text:class-names=""/></text:p>
          </draw:text-box>
          <svg:title/>
          <svg:desc/>
        </draw:frame>
      </presentation:notes>
    </style:master-page>
    <style:master-page style:name="Master2-Layout6-twoObj-2-つのコンテンツ" style:page-layout-name="pageLayout1" draw:style-name="a1410">
      <draw:custom-shape svg:x="0in" svg:y="6.96898in" svg:width="13.33333in" svg:height="0.56205in" draw:id="id169" draw:layer="Master2-bg" draw:style-name="a1413" draw:name="正方形/長方形 8">
        <svg:title/>
        <svg:desc/>
        <text:p text:style-name="a1412" text:class-names="" text:cond-style-name=""><text:span text:style-name="a1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0" draw:layer="Master2-bg" draw:style-name="a141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71" draw:layer="Master2-bg" draw:style-name="a1415" draw:name="Straight Connector 9">
        <svg:title/>
        <svg:desc/>
      </draw:connector>
      <draw:frame draw:id="id172" draw:layer="Master2-bg" draw:style-name="a1416" draw:name="図 11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73" draw:layer="Master2-bg" draw:style-name="a1417" draw:name="図 12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74" presentation:style-name="a1421" draw:name="Title 7" svg:x="1.2in" svg:y="0.31343in" svg:width="11in" svg:height="1.58657in" presentation:class="title" presentation:placeholder="false">
        <draw:text-box>
          <text:p text:style-name="a1420" text:class-names="" text:cond-style-name=""><text:span text:style-name="a1418" text:class-names="">マスター タイトルの書式設定</text:span><text:span text:style-name="a1419" text:class-names=""/></text:p>
        </draw:text-box>
        <svg:title/>
        <svg:desc/>
      </draw:frame>
      <draw:frame draw:id="id175" presentation:style-name="a1446" draw:name="Content Placeholder 2" svg:x="1.2in" svg:y="2.01852in" svg:width="5.4in" svg:height="4.4in" presentation:class="object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マスター テキストの書式設定</text:span></text:p>
            </text:list-item>
          </text:list>
          <text:list text:style-name="a1429">
            <text:list-item>
              <text:list text:style-name="a1429">
                <text:list-item>
                  <text:p text:style-name="a1428" text:class-names="" text:cond-style-name=""><text:span text:style-name="a1425" text:class-names="">第<text:s text:c="1"/></text:span><text:span text:style-name="a1426" text:class-names="">2<text:s text:c="1"/></text:span><text:span text:style-name="a1427" text:class-names="">レベル</text:span></text:p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p text:style-name="a1433" text:class-names="" text:cond-style-name=""><text:span text:style-name="a1430" text:class-names="">第<text:s text:c="1"/></text:span><text:span text:style-name="a1431" text:class-names="">3<text:s text:c="1"/></text:span><text:span text:style-name="a1432" text:class-names="">レベル</text:span></text:p>
                    </text:list-item>
                  </text:list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list text:style-name="a1439">
                        <text:list-item>
                          <text:p text:style-name="a1438" text:class-names="" text:cond-style-name=""><text:span text:style-name="a1435" text:class-names="">第<text:s text:c="1"/></text:span><text:span text:style-name="a1436" text:class-names="">4<text:s text:c="1"/></text:span><text:span text:style-name="a143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list text:style-name="a1445">
                            <text:list-item>
                              <text:p text:style-name="a1444" text:class-names="" text:cond-style-name=""><text:span text:style-name="a1440" text:class-names="">第<text:s text:c="1"/></text:span><text:span text:style-name="a1441" text:class-names="">5<text:s text:c="1"/></text:span><text:span text:style-name="a1442" text:class-names="">レベル</text:span><text:span text:style-name="a14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6" presentation:style-name="a1471" draw:name="Content Placeholder 3" svg:x="6.8in" svg:y="2.01852in" svg:width="5.4in" svg:height="4.4in" presentation:class="object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マスター テキストの書式設定</text:span></text:p>
            </text:list-item>
          </text:list>
          <text:list text:style-name="a1454">
            <text:list-item>
              <text:list text:style-name="a1454">
                <text:list-item>
                  <text:p text:style-name="a1453" text:class-names="" text:cond-style-name=""><text:span text:style-name="a1450" text:class-names="">第<text:s text:c="1"/></text:span><text:span text:style-name="a1451" text:class-names="">2<text:s text:c="1"/></text:span><text:span text:style-name="a1452" text:class-names="">レベル</text:span></text:p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p text:style-name="a1458" text:class-names="" text:cond-style-name=""><text:span text:style-name="a1455" text:class-names="">第<text:s text:c="1"/></text:span><text:span text:style-name="a1456" text:class-names="">3<text:s text:c="1"/></text:span><text:span text:style-name="a1457" text:class-names="">レベル</text:span></text:p>
                    </text:list-item>
                  </text:list>
                </text:list-item>
              </text:list>
            </text:list-item>
          </text:list>
          <text:list text:style-name="a1464">
            <text:list-item>
              <text:list text:style-name="a1464">
                <text:list-item>
                  <text:list text:style-name="a1464">
                    <text:list-item>
                      <text:list text:style-name="a1464">
                        <text:list-item>
                          <text:p text:style-name="a1463" text:class-names="" text:cond-style-name=""><text:span text:style-name="a1460" text:class-names="">第<text:s text:c="1"/></text:span><text:span text:style-name="a1461" text:class-names="">4<text:s text:c="1"/></text:span><text:span text:style-name="a14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list text:style-name="a1470">
                        <text:list-item>
                          <text:list text:style-name="a1470">
                            <text:list-item>
                              <text:p text:style-name="a1469" text:class-names="" text:cond-style-name=""><text:span text:style-name="a1465" text:class-names="">第<text:s text:c="1"/></text:span><text:span text:style-name="a1466" text:class-names="">5<text:s text:c="1"/></text:span><text:span text:style-name="a1467" text:class-names="">レベル</text:span><text:span text:style-name="a1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476" draw:name="Date Placeholder 4" svg:x="1.2in" svg:y="7.06451in" svg:width="2.70371in" svg:height="0.39931in" presentation:class="date-time" presentation:placeholder="false">
        <draw:text-box>
          <text:p text:style-name="a1475" text:class-names="" text:cond-style-name=""><text:span text:style-name="a1472" text:class-names=""><text:date text:fixed="false" style:data-style-name="a1473">2018/1/31</text:date></text:span><text:span text:style-name="a1474" text:class-names=""/></text:p>
        </draw:text-box>
        <svg:title/>
        <svg:desc/>
      </draw:frame>
      <draw:frame draw:id="id178" presentation:style-name="a1479" draw:name="Footer Placeholder 5" svg:x="4.06286in" svg:y="6.64874in" svg:width="5.27428in" svg:height="0.39931in" presentation:class="footer" presentation:placeholder="false">
        <draw:text-box>
          <text:p text:style-name="a1478" text:class-names="" text:cond-style-name=""><text:span text:style-name="a1477" text:class-names=""/></text:p>
        </draw:text-box>
        <svg:title/>
        <svg:desc/>
      </draw:frame>
      <draw:frame draw:id="id179" presentation:style-name="a1483" draw:name="Slide Number Placeholder 6" svg:x="10.35314in" svg:y="7.06451in" svg:width="1.98072in" svg:height="0.39931in" presentation:class="page-number" presentation:placeholder="false">
        <draw:text-box>
          <text:p text:style-name="a1482" text:class-names="" text:cond-style-name=""><text:span text:style-name="a1480" text:class-names=""><text:page-number style:num-format="1" text:fixed="false">‹#›</text:page-number></text:span><text:span text:style-name="a1481" text:class-names=""/></text:p>
        </draw:text-box>
        <svg:title/>
        <svg:desc/>
      </draw:frame>
      <presentation:notes style:page-layout-name="pageLayout2" draw:style-name="a1523">
        <draw:frame draw:id="id8" presentation:style-name="a1486" draw:name="ヘッダー プレースホルダー 1" svg:x="0in" svg:y="0in" svg:width="3.25in" svg:height="0.50174in" presentation:class="header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9" presentation:style-name="a1491" draw:name="日付プレースホルダー 2" svg:x="4.24826in" svg:y="0in" svg:width="3.25in" svg:height="0.50174in" presentation:class="date-time" presentation:placeholder="false">
          <draw:text-box>
            <text:p text:style-name="a1490" text:class-names="" text:cond-style-name=""><text:span text:style-name="a1487" text:class-names=""><text:date text:fixed="false" style:data-style-name="a1488">2018/1/31</text:date></text:span><text:span text:style-name="a14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492" draw:name="スライド イメージ プレースホルダー 3">
          <svg:title/>
          <svg:desc/>
        </draw:page-thumbnail>
        <draw:frame draw:id="id11" presentation:style-name="a1515" draw:name="ノート プレースホルダー 4" svg:x="0.75in" svg:y="4.8125in" svg:width="6in" svg:height="3.9375in" presentation:class="notes" presentation:placeholder="false">
          <draw:text-box>
            <text:p text:style-name="a1494" text:class-names="" text:cond-style-name=""><text:span text:style-name="a1493" text:class-names="">マスター テキストの書式設定</text:span></text:p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5" text:class-names="">第<text:s text:c="1"/></text:span><text:span text:style-name="a1496" text:class-names="">2<text:s text:c="1"/></text:span><text:span text:style-name="a1497" text:class-names="">レベル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list text:style-name="a1504">
                      <text:list-item>
                        <text:p text:style-name="a1503" text:class-names="" text:cond-style-name=""><text:span text:style-name="a1500" text:class-names="">第<text:s text:c="1"/></text:span><text:span text:style-name="a1501" text:class-names="">3<text:s text:c="1"/></text:span><text:span text:style-name="a15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list text:style-name="a1509">
                          <text:list-item>
                            <text:p text:style-name="a1508" text:class-names="" text:cond-style-name=""><text:span text:style-name="a1505" text:class-names="">第<text:s text:c="1"/></text:span><text:span text:style-name="a1506" text:class-names="">4<text:s text:c="1"/></text:span><text:span text:style-name="a15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list text:style-name="a1514">
                          <text:list-item>
                            <text:list text:style-name="a1514">
                              <text:list-item>
                                <text:p text:style-name="a1513" text:class-names="" text:cond-style-name=""><text:span text:style-name="a1510" text:class-names="">第<text:s text:c="1"/></text:span><text:span text:style-name="a1511" text:class-names="">5<text:s text:c="1"/></text:span><text:span text:style-name="a15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18" draw:name="フッター プレースホルダー 5" svg:x="0in" svg:y="9.49826in" svg:width="3.25in" svg:height="0.50174in" presentation:class="footer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3" presentation:style-name="a1522" draw:name="スライド番号プレースホルダー 6" svg:x="4.24826in" svg:y="9.49826in" svg:width="3.25in" svg:height="0.50174in" presentation:class="page-number" presentation:placeholder="false">
          <draw:text-box>
            <text:p text:style-name="a1521" text:class-names="" text:cond-style-name=""><text:span text:style-name="a1519" text:class-names=""><text:page-number style:num-format="1" text:fixed="false">‹#›</text:page-number></text:span><text:span text:style-name="a1520" text:class-names=""/></text:p>
          </draw:text-box>
          <svg:title/>
          <svg:desc/>
        </draw:frame>
      </presentation:notes>
    </style:master-page>
    <style:master-page style:name="Master2-Layout7-twoTxTwoObj-比較" style:page-layout-name="pageLayout1" draw:style-name="a1524">
      <draw:custom-shape svg:x="0in" svg:y="6.96898in" svg:width="13.33333in" svg:height="0.56205in" draw:id="id180" draw:layer="Master2-bg" draw:style-name="a1527" draw:name="正方形/長方形 10">
        <svg:title/>
        <svg:desc/>
        <text:p text:style-name="a1526" text:class-names="" text:cond-style-name=""><text:span text:style-name="a1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81" draw:layer="Master2-bg" draw:style-name="a152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82" draw:layer="Master2-bg" draw:style-name="a1529" draw:name="Straight Connector 9">
        <svg:title/>
        <svg:desc/>
      </draw:connector>
      <draw:frame draw:id="id183" draw:layer="Master2-bg" draw:style-name="a1530" draw:name="図 13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84" draw:layer="Master2-bg" draw:style-name="a1531" draw:name="図 14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85" presentation:style-name="a1535" draw:name="Title 9" svg:x="1.2in" svg:y="0.31343in" svg:width="11in" svg:height="1.58657in" presentation:class="title" presentation:placeholder="false">
        <draw:text-box>
          <text:p text:style-name="a1534" text:class-names="" text:cond-style-name=""><text:span text:style-name="a1532" text:class-names="">マスター タイトルの書式設定</text:span><text:span text:style-name="a1533" text:class-names=""/></text:p>
        </draw:text-box>
        <svg:title/>
        <svg:desc/>
      </draw:frame>
      <draw:frame draw:id="id186" presentation:style-name="a1539" draw:name="Text Placeholder 2" svg:x="1.2in" svg:y="2.01887in" svg:width="5.4in" svg:height="0.80521in" presentation:class="outline" presentation:placeholder="false">
        <draw:text-box>
          <text:list text:style-name="a1538">
            <text:list-item>
              <text:p text:style-name="a1537" text:class-names="" text:cond-style-name=""><text:span text:style-name="a1536" text:class-names="">マスター テキストの書式設定</text:span></text:p>
            </text:list-item>
          </text:list>
        </draw:text-box>
        <svg:title/>
        <svg:desc/>
      </draw:frame>
      <draw:frame draw:id="id187" presentation:style-name="a1564" draw:name="Content Placeholder 3" svg:x="1.2in" svg:y="2.82407in" svg:width="5.4in" svg:height="3.69444in" presentation:class="object" presentation:placeholder="false">
        <draw:text-box>
          <text:list text:style-name="a1542">
            <text:list-item>
              <text:p text:style-name="a1541" text:class-names="" text:cond-style-name=""><text:span text:style-name="a1540" text:class-names="">マスター テキストの書式設定</text:span></text:p>
            </text:list-item>
          </text:list>
          <text:list text:style-name="a1547">
            <text:list-item>
              <text:list text:style-name="a1547">
                <text:list-item>
                  <text:p text:style-name="a1546" text:class-names="" text:cond-style-name=""><text:span text:style-name="a1543" text:class-names="">第<text:s text:c="1"/></text:span><text:span text:style-name="a1544" text:class-names="">2<text:s text:c="1"/></text:span><text:span text:style-name="a1545" text:class-names="">レベル</text:span></text:p>
                </text:list-item>
              </text:list>
            </text:list-item>
          </text:list>
          <text:list text:style-name="a1552">
            <text:list-item>
              <text:list text:style-name="a1552">
                <text:list-item>
                  <text:list text:style-name="a1552">
                    <text:list-item>
                      <text:p text:style-name="a1551" text:class-names="" text:cond-style-name=""><text:span text:style-name="a1548" text:class-names="">第<text:s text:c="1"/></text:span><text:span text:style-name="a1549" text:class-names="">3<text:s text:c="1"/></text:span><text:span text:style-name="a1550" text:class-names="">レベル</text:span></text:p>
                    </text:list-item>
                  </text:list>
                </text:list-item>
              </text:list>
            </text:list-item>
          </text:list>
          <text:list text:style-name="a1557">
            <text:list-item>
              <text:list text:style-name="a1557">
                <text:list-item>
                  <text:list text:style-name="a1557">
                    <text:list-item>
                      <text:list text:style-name="a1557">
                        <text:list-item>
                          <text:p text:style-name="a1556" text:class-names="" text:cond-style-name=""><text:span text:style-name="a1553" text:class-names="">第<text:s text:c="1"/></text:span><text:span text:style-name="a1554" text:class-names="">4<text:s text:c="1"/></text:span><text:span text:style-name="a155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list text:style-name="a1563">
                        <text:list-item>
                          <text:list text:style-name="a1563">
                            <text:list-item>
                              <text:p text:style-name="a1562" text:class-names="" text:cond-style-name=""><text:span text:style-name="a1558" text:class-names="">第<text:s text:c="1"/></text:span><text:span text:style-name="a1559" text:class-names="">5<text:s text:c="1"/></text:span><text:span text:style-name="a1560" text:class-names="">レベル</text:span><text:span text:style-name="a1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8" presentation:style-name="a1568" draw:name="Text Placeholder 4" svg:x="6.8in" svg:y="2.01887in" svg:width="5.4in" svg:height="0.80521in" presentation:class="outline" presentation:placeholder="false">
        <draw:text-box>
          <text:list text:style-name="a1567">
            <text:list-item>
              <text:p text:style-name="a1566" text:class-names="" text:cond-style-name=""><text:span text:style-name="a1565" text:class-names="">マスター テキストの書式設定</text:span></text:p>
            </text:list-item>
          </text:list>
        </draw:text-box>
        <svg:title/>
        <svg:desc/>
      </draw:frame>
      <draw:frame draw:id="id189" presentation:style-name="a1593" draw:name="Content Placeholder 5" svg:x="6.8in" svg:y="2.82407in" svg:width="5.4in" svg:height="3.69444in" presentation:class="object" presentation:placeholder="false">
        <draw:text-box>
          <text:list text:style-name="a1571">
            <text:list-item>
              <text:p text:style-name="a1570" text:class-names="" text:cond-style-name=""><text:span text:style-name="a1569" text:class-names="">マスター テキストの書式設定</text:span></text:p>
            </text:list-item>
          </text:list>
          <text:list text:style-name="a1576">
            <text:list-item>
              <text:list text:style-name="a1576">
                <text:list-item>
                  <text:p text:style-name="a1575" text:class-names="" text:cond-style-name=""><text:span text:style-name="a1572" text:class-names="">第<text:s text:c="1"/></text:span><text:span text:style-name="a1573" text:class-names="">2<text:s text:c="1"/></text:span><text:span text:style-name="a1574" text:class-names="">レベル</text:span></text:p>
                </text:list-item>
              </text:list>
            </text:list-item>
          </text:list>
          <text:list text:style-name="a1581">
            <text:list-item>
              <text:list text:style-name="a1581">
                <text:list-item>
                  <text:list text:style-name="a1581">
                    <text:list-item>
                      <text:p text:style-name="a1580" text:class-names="" text:cond-style-name=""><text:span text:style-name="a1577" text:class-names="">第<text:s text:c="1"/></text:span><text:span text:style-name="a1578" text:class-names="">3<text:s text:c="1"/></text:span><text:span text:style-name="a1579" text:class-names="">レベル</text:span></text:p>
                    </text:list-item>
                  </text:list>
                </text:list-item>
              </text:list>
            </text:list-item>
          </text:list>
          <text:list text:style-name="a1586">
            <text:list-item>
              <text:list text:style-name="a1586">
                <text:list-item>
                  <text:list text:style-name="a1586">
                    <text:list-item>
                      <text:list text:style-name="a1586">
                        <text:list-item>
                          <text:p text:style-name="a1585" text:class-names="" text:cond-style-name=""><text:span text:style-name="a1582" text:class-names="">第<text:s text:c="1"/></text:span><text:span text:style-name="a1583" text:class-names="">4<text:s text:c="1"/></text:span><text:span text:style-name="a158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2">
            <text:list-item>
              <text:list text:style-name="a1592">
                <text:list-item>
                  <text:list text:style-name="a1592">
                    <text:list-item>
                      <text:list text:style-name="a1592">
                        <text:list-item>
                          <text:list text:style-name="a1592">
                            <text:list-item>
                              <text:p text:style-name="a1591" text:class-names="" text:cond-style-name=""><text:span text:style-name="a1587" text:class-names="">第<text:s text:c="1"/></text:span><text:span text:style-name="a1588" text:class-names="">5<text:s text:c="1"/></text:span><text:span text:style-name="a1589" text:class-names="">レベル</text:span><text:span text:style-name="a1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1598" draw:name="Date Placeholder 6" svg:x="1.2in" svg:y="7.06451in" svg:width="2.70371in" svg:height="0.39931in" presentation:class="date-time" presentation:placeholder="false">
        <draw:text-box>
          <text:p text:style-name="a1597" text:class-names="" text:cond-style-name=""><text:span text:style-name="a1594" text:class-names=""><text:date text:fixed="false" style:data-style-name="a1595">2018/1/31</text:date></text:span><text:span text:style-name="a1596" text:class-names=""/></text:p>
        </draw:text-box>
        <svg:title/>
        <svg:desc/>
      </draw:frame>
      <draw:frame draw:id="id191" presentation:style-name="a1601" draw:name="Footer Placeholder 7" svg:x="4.06286in" svg:y="6.64874in" svg:width="5.27428in" svg:height="0.39931in" presentation:class="footer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192" presentation:style-name="a1605" draw:name="Slide Number Placeholder 8" svg:x="10.35314in" svg:y="7.06451in" svg:width="1.98072in" svg:height="0.39931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>‹#›</text:page-number></text:span><text:span text:style-name="a1603" text:class-names=""/></text:p>
        </draw:text-box>
        <svg:title/>
        <svg:desc/>
      </draw:frame>
      <presentation:notes style:page-layout-name="pageLayout2" draw:style-name="a1645">
        <draw:frame draw:id="id8" presentation:style-name="a1608" draw:name="ヘッダー プレースホルダー 1" svg:x="0in" svg:y="0in" svg:width="3.25in" svg:height="0.50174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9" presentation:style-name="a1613" draw:name="日付プレースホルダー 2" svg:x="4.24826in" svg:y="0in" svg:width="3.25in" svg:height="0.50174in" presentation:class="date-time" presentation:placeholder="false">
          <draw:text-box>
            <text:p text:style-name="a1612" text:class-names="" text:cond-style-name=""><text:span text:style-name="a1609" text:class-names=""><text:date text:fixed="false" style:data-style-name="a1610">2018/1/31</text:date></text:span><text:span text:style-name="a161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14" draw:name="スライド イメージ プレースホルダー 3">
          <svg:title/>
          <svg:desc/>
        </draw:page-thumbnail>
        <draw:frame draw:id="id11" presentation:style-name="a1637" draw:name="ノート プレースホルダー 4" svg:x="0.75in" svg:y="4.8125in" svg:width="6in" svg:height="3.9375in" presentation:class="notes" presentation:placeholder="false">
          <draw:text-box>
            <text:p text:style-name="a1616" text:class-names="" text:cond-style-name=""><text:span text:style-name="a1615" text:class-names="">マスター テキストの書式設定</text:span></text:p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7" text:class-names="">第<text:s text:c="1"/></text:span><text:span text:style-name="a1618" text:class-names="">2<text:s text:c="1"/></text:span><text:span text:style-name="a1619" text:class-names="">レベル</text:span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p text:style-name="a1625" text:class-names="" text:cond-style-name=""><text:span text:style-name="a1622" text:class-names="">第<text:s text:c="1"/></text:span><text:span text:style-name="a1623" text:class-names="">3<text:s text:c="1"/></text:span><text:span text:style-name="a162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list text:style-name="a1631">
                      <text:list-item>
                        <text:list text:style-name="a1631">
                          <text:list-item>
                            <text:p text:style-name="a1630" text:class-names="" text:cond-style-name=""><text:span text:style-name="a1627" text:class-names="">第<text:s text:c="1"/></text:span><text:span text:style-name="a1628" text:class-names="">4<text:s text:c="1"/></text:span><text:span text:style-name="a162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list text:style-name="a1636">
                          <text:list-item>
                            <text:list text:style-name="a1636">
                              <text:list-item>
                                <text:p text:style-name="a1635" text:class-names="" text:cond-style-name=""><text:span text:style-name="a1632" text:class-names="">第<text:s text:c="1"/></text:span><text:span text:style-name="a1633" text:class-names="">5<text:s text:c="1"/></text:span><text:span text:style-name="a163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40" draw:name="フッター プレースホルダー 5" svg:x="0in" svg:y="9.49826in" svg:width="3.25in" svg:height="0.50174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3" presentation:style-name="a1644" draw:name="スライド番号プレースホルダー 6" svg:x="4.24826in" svg:y="9.49826in" svg:width="3.25in" svg:height="0.50174in" presentation:class="page-number" presentation:placeholder="false">
          <draw:text-box>
            <text:p text:style-name="a1643" text:class-names="" text:cond-style-name=""><text:span text:style-name="a1641" text:class-names=""><text:page-number style:num-format="1" text:fixed="false">‹#›</text:page-number></text:span><text:span text:style-name="a1642" text:class-names=""/></text:p>
          </draw:text-box>
          <svg:title/>
          <svg:desc/>
        </draw:frame>
      </presentation:notes>
    </style:master-page>
    <style:master-page style:name="Master2-Layout8-blank-白紙" style:page-layout-name="pageLayout1" draw:style-name="a1646">
      <draw:custom-shape svg:x="0.00347in" svg:y="7in" svg:width="13.32986in" svg:height="0.5in" draw:id="id193" draw:style-name="a164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94" draw:style-name="a164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5" presentation:style-name="a1653" draw:name="Date Placeholder 6" svg:x="1.2in" svg:y="7.06451in" svg:width="2.70371in" svg:height="0.39931in" presentation:class="date-time" presentation:placeholder="false">
        <draw:text-box>
          <text:p text:style-name="a1652" text:class-names="" text:cond-style-name=""><text:span text:style-name="a1649" text:class-names=""><text:date text:fixed="false" style:data-style-name="a1650">2018/1/31</text:date></text:span><text:span text:style-name="a1651" text:class-names=""/></text:p>
        </draw:text-box>
        <svg:title/>
        <svg:desc/>
      </draw:frame>
      <draw:frame draw:id="id196" presentation:style-name="a1656" draw:name="Footer Placeholder 7" svg:x="4.06286in" svg:y="6.64874in" svg:width="5.27428in" svg:height="0.39931in" presentation:class="footer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197" presentation:style-name="a1660" draw:name="Slide Number Placeholder 8" svg:x="10.35314in" svg:y="7.06451in" svg:width="1.98072in" svg:height="0.39931in" presentation:class="page-number" presentation:placeholder="false">
        <draw:text-box>
          <text:p text:style-name="a1659" text:class-names="" text:cond-style-name=""><text:span text:style-name="a1657" text:class-names=""><text:page-number style:num-format="1" text:fixed="false">‹#›</text:page-number></text:span><text:span text:style-name="a1658" text:class-names=""/></text:p>
        </draw:text-box>
        <svg:title/>
        <svg:desc/>
      </draw:frame>
      <draw:frame draw:id="id198" draw:style-name="a1661" draw:name="図 9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1701">
        <draw:frame draw:id="id8" presentation:style-name="a1664" draw:name="ヘッダー プレースホルダー 1" svg:x="0in" svg:y="0in" svg:width="3.25in" svg:height="0.50174in" presentation:class="header" presentation:placeholder="false">
          <draw:text-box>
            <text:p text:style-name="a1663" text:class-names="" text:cond-style-name=""><text:span text:style-name="a1662" text:class-names=""/></text:p>
          </draw:text-box>
          <svg:title/>
          <svg:desc/>
        </draw:frame>
        <draw:frame draw:id="id9" presentation:style-name="a1669" draw:name="日付プレースホルダー 2" svg:x="4.24826in" svg:y="0in" svg:width="3.25in" svg:height="0.50174in" presentation:class="date-time" presentation:placeholder="false">
          <draw:text-box>
            <text:p text:style-name="a1668" text:class-names="" text:cond-style-name=""><text:span text:style-name="a1665" text:class-names=""><text:date text:fixed="false" style:data-style-name="a1666">2018/1/31</text:date></text:span><text:span text:style-name="a166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70" draw:name="スライド イメージ プレースホルダー 3">
          <svg:title/>
          <svg:desc/>
        </draw:page-thumbnail>
        <draw:frame draw:id="id11" presentation:style-name="a1693" draw:name="ノート プレースホルダー 4" svg:x="0.75in" svg:y="4.8125in" svg:width="6in" svg:height="3.9375in" presentation:class="notes" presentation:placeholder="false">
          <draw:text-box>
            <text:p text:style-name="a1672" text:class-names="" text:cond-style-name=""><text:span text:style-name="a1671" text:class-names="">マスター テキストの書式設定</text:span></text:p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3" text:class-names="">第<text:s text:c="1"/></text:span><text:span text:style-name="a1674" text:class-names="">2<text:s text:c="1"/></text:span><text:span text:style-name="a1675" text:class-names="">レベル</text:span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p text:style-name="a1681" text:class-names="" text:cond-style-name=""><text:span text:style-name="a1678" text:class-names="">第<text:s text:c="1"/></text:span><text:span text:style-name="a1679" text:class-names="">3<text:s text:c="1"/></text:span><text:span text:style-name="a168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list text:style-name="a1687">
                          <text:list-item>
                            <text:p text:style-name="a1686" text:class-names="" text:cond-style-name=""><text:span text:style-name="a1683" text:class-names="">第<text:s text:c="1"/></text:span><text:span text:style-name="a1684" text:class-names="">4<text:s text:c="1"/></text:span><text:span text:style-name="a168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list text:style-name="a1692">
                      <text:list-item>
                        <text:list text:style-name="a1692">
                          <text:list-item>
                            <text:list text:style-name="a1692">
                              <text:list-item>
                                <text:p text:style-name="a1691" text:class-names="" text:cond-style-name=""><text:span text:style-name="a1688" text:class-names="">第<text:s text:c="1"/></text:span><text:span text:style-name="a1689" text:class-names="">5<text:s text:c="1"/></text:span><text:span text:style-name="a169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96" draw:name="フッター プレースホルダー 5" svg:x="0in" svg:y="9.49826in" svg:width="3.25in" svg:height="0.50174in" presentation:class="foot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3" presentation:style-name="a1700" draw:name="スライド番号プレースホルダー 6" svg:x="4.24826in" svg:y="9.49826in" svg:width="3.25in" svg:height="0.50174in" presentation:class="page-number" presentation:placeholder="false">
          <draw:text-box>
            <text:p text:style-name="a1699" text:class-names="" text:cond-style-name=""><text:span text:style-name="a1697" text:class-names=""><text:page-number style:num-format="1" text:fixed="false">‹#›</text:page-number></text:span><text:span text:style-name="a1698" text:class-names=""/></text:p>
          </draw:text-box>
          <svg:title/>
          <svg:desc/>
        </draw:frame>
      </presentation:notes>
    </style:master-page>
    <style:master-page style:name="Master2-Layout9-objTx-タイトル付きの&#10;コンテンツ" style:page-layout-name="pageLayout1" draw:style-name="a1702">
      <draw:custom-shape svg:x="0.00002in" svg:y="0in" svg:width="4.43in" svg:height="7.5in" draw:id="id199" draw:style-name="a17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200" draw:style-name="a17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1" presentation:style-name="a1708" draw:name="Title 1" svg:x="0.5in" svg:y="0.65in" svg:width="3.5in" svg:height="2.5in" presentation:class="title" presentation:placeholder="false">
        <draw:text-box>
          <text:p text:style-name="a1707" text:class-names="" text:cond-style-name=""><text:span text:style-name="a1705" text:class-names="">マスター タイトルの書式設定</text:span><text:span text:style-name="a1706" text:class-names=""/></text:p>
        </draw:text-box>
        <svg:title/>
        <svg:desc/>
      </draw:frame>
      <draw:frame draw:id="id202" presentation:style-name="a1733" draw:name="Content Placeholder 2" svg:x="5.25in" svg:y="0.8in" svg:width="7.1in" svg:height="5.75in" presentation:class="object" presentation:placeholder="false">
        <draw:text-box>
          <text:list text:style-name="a1711">
            <text:list-item>
              <text:p text:style-name="a1710" text:class-names="" text:cond-style-name=""><text:span text:style-name="a1709" text:class-names="">マスター テキストの書式設定</text:span></text:p>
            </text:list-item>
          </text:list>
          <text:list text:style-name="a1716">
            <text:list-item>
              <text:list text:style-name="a1716">
                <text:list-item>
                  <text:p text:style-name="a1715" text:class-names="" text:cond-style-name=""><text:span text:style-name="a1712" text:class-names="">第<text:s text:c="1"/></text:span><text:span text:style-name="a1713" text:class-names="">2<text:s text:c="1"/></text:span><text:span text:style-name="a1714" text:class-names="">レベル</text:span></text:p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p text:style-name="a1720" text:class-names="" text:cond-style-name=""><text:span text:style-name="a1717" text:class-names="">第<text:s text:c="1"/></text:span><text:span text:style-name="a1718" text:class-names="">3<text:s text:c="1"/></text:span><text:span text:style-name="a1719" text:class-names="">レベル</text:span></text:p>
                    </text:list-item>
                  </text:list>
                </text:list-item>
              </text:list>
            </text:list-item>
          </text:list>
          <text:list text:style-name="a1726">
            <text:list-item>
              <text:list text:style-name="a1726">
                <text:list-item>
                  <text:list text:style-name="a1726">
                    <text:list-item>
                      <text:list text:style-name="a1726">
                        <text:list-item>
                          <text:p text:style-name="a1725" text:class-names="" text:cond-style-name=""><text:span text:style-name="a1722" text:class-names="">第<text:s text:c="1"/></text:span><text:span text:style-name="a1723" text:class-names="">4<text:s text:c="1"/></text:span><text:span text:style-name="a172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2">
            <text:list-item>
              <text:list text:style-name="a1732">
                <text:list-item>
                  <text:list text:style-name="a1732">
                    <text:list-item>
                      <text:list text:style-name="a1732">
                        <text:list-item>
                          <text:list text:style-name="a1732">
                            <text:list-item>
                              <text:p text:style-name="a1731" text:class-names="" text:cond-style-name=""><text:span text:style-name="a1727" text:class-names="">第<text:s text:c="1"/></text:span><text:span text:style-name="a1728" text:class-names="">5<text:s text:c="1"/></text:span><text:span text:style-name="a1729" text:class-names="">レベル</text:span><text:span text:style-name="a17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1737" draw:name="Text Placeholder 3" svg:x="0.5in" svg:y="3.2in" svg:width="3.5in" svg:height="3.69545in" presentation:class="outline" presentation:placeholder="false">
        <draw:text-box>
          <text:list text:style-name="a1736">
            <text:list-item>
              <text:p text:style-name="a1735" text:class-names="" text:cond-style-name=""><text:span text:style-name="a1734" text:class-names="">マスター テキストの書式設定</text:span></text:p>
            </text:list-item>
          </text:list>
        </draw:text-box>
        <svg:title/>
        <svg:desc/>
      </draw:frame>
      <draw:frame draw:id="id204" presentation:style-name="a1742" draw:name="Date Placeholder 4" svg:x="0.50909in" svg:y="7.06451in" svg:width="2.86364in" svg:height="0.39931in" presentation:class="date-time" presentation:placeholder="false">
        <draw:text-box>
          <text:p text:style-name="a1741" text:class-names="" text:cond-style-name=""><text:span text:style-name="a1738" text:class-names=""><text:date text:fixed="false" style:data-style-name="a1739">2018/1/31</text:date></text:span><text:span text:style-name="a1740" text:class-names=""/></text:p>
        </draw:text-box>
        <svg:title/>
        <svg:desc/>
      </draw:frame>
      <draw:frame draw:id="id205" presentation:style-name="a1745" draw:name="Footer Placeholder 5" svg:x="5.25in" svg:y="7.06451in" svg:width="5.08333in" svg:height="0.39931in" presentation:class="footer" presentation:placeholder="false">
        <draw:text-box>
          <text:p text:style-name="a1744" text:class-names="" text:cond-style-name=""><text:span text:style-name="a1743" text:class-names=""/></text:p>
        </draw:text-box>
        <svg:title/>
        <svg:desc/>
      </draw:frame>
      <draw:frame draw:id="id206" presentation:style-name="a1749" draw:name="Slide Number Placeholder 6" svg:x="10.35314in" svg:y="7.06451in" svg:width="1.98072in" svg:height="0.39931in" presentation:class="page-number" presentation:placeholder="false">
        <draw:text-box>
          <text:p text:style-name="a1748" text:class-names="" text:cond-style-name=""><text:span text:style-name="a1746" text:class-names=""><text:page-number style:num-format="1" text:fixed="false">‹#›</text:page-number></text:span><text:span text:style-name="a1747" text:class-names=""/></text:p>
        </draw:text-box>
        <svg:title/>
        <svg:desc/>
      </draw:frame>
      <presentation:notes style:page-layout-name="pageLayout2" draw:style-name="a1789">
        <draw:frame draw:id="id8" presentation:style-name="a1752" draw:name="ヘッダー プレースホルダー 1" svg:x="0in" svg:y="0in" svg:width="3.25in" svg:height="0.50174in" presentation:class="header" presentation:placeholder="false">
          <draw:text-box>
            <text:p text:style-name="a1751" text:class-names="" text:cond-style-name=""><text:span text:style-name="a1750" text:class-names=""/></text:p>
          </draw:text-box>
          <svg:title/>
          <svg:desc/>
        </draw:frame>
        <draw:frame draw:id="id9" presentation:style-name="a1757" draw:name="日付プレースホルダー 2" svg:x="4.24826in" svg:y="0in" svg:width="3.25in" svg:height="0.50174in" presentation:class="date-time" presentation:placeholder="false">
          <draw:text-box>
            <text:p text:style-name="a1756" text:class-names="" text:cond-style-name=""><text:span text:style-name="a1753" text:class-names=""><text:date text:fixed="false" style:data-style-name="a1754">2018/1/31</text:date></text:span><text:span text:style-name="a175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8" draw:name="スライド イメージ プレースホルダー 3">
          <svg:title/>
          <svg:desc/>
        </draw:page-thumbnail>
        <draw:frame draw:id="id11" presentation:style-name="a1781" draw:name="ノート プレースホルダー 4" svg:x="0.75in" svg:y="4.8125in" svg:width="6in" svg:height="3.9375in" presentation:class="notes" presentation:placeholder="false">
          <draw:text-box>
            <text:p text:style-name="a1760" text:class-names="" text:cond-style-name=""><text:span text:style-name="a1759" text:class-names="">マスター テキストの書式設定</text:span></text:p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1" text:class-names="">第<text:s text:c="1"/></text:span><text:span text:style-name="a1762" text:class-names="">2<text:s text:c="1"/></text:span><text:span text:style-name="a1763" text:class-names="">レベル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list text:style-name="a1770">
                      <text:list-item>
                        <text:p text:style-name="a1769" text:class-names="" text:cond-style-name=""><text:span text:style-name="a1766" text:class-names="">第<text:s text:c="1"/></text:span><text:span text:style-name="a1767" text:class-names="">3<text:s text:c="1"/></text:span><text:span text:style-name="a176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list text:style-name="a1775">
                      <text:list-item>
                        <text:list text:style-name="a1775">
                          <text:list-item>
                            <text:p text:style-name="a1774" text:class-names="" text:cond-style-name=""><text:span text:style-name="a1771" text:class-names="">第<text:s text:c="1"/></text:span><text:span text:style-name="a1772" text:class-names="">4<text:s text:c="1"/></text:span><text:span text:style-name="a177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list text:style-name="a1780">
                      <text:list-item>
                        <text:list text:style-name="a1780">
                          <text:list-item>
                            <text:list text:style-name="a1780">
                              <text:list-item>
                                <text:p text:style-name="a1779" text:class-names="" text:cond-style-name=""><text:span text:style-name="a1776" text:class-names="">第<text:s text:c="1"/></text:span><text:span text:style-name="a1777" text:class-names="">5<text:s text:c="1"/></text:span><text:span text:style-name="a177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84" draw:name="フッター プレースホルダー 5" svg:x="0in" svg:y="9.49826in" svg:width="3.25in" svg:height="0.50174in" presentation:class="footer" presentation:placeholder="false">
          <draw:text-box>
            <text:p text:style-name="a1783" text:class-names="" text:cond-style-name=""><text:span text:style-name="a1782" text:class-names=""/></text:p>
          </draw:text-box>
          <svg:title/>
          <svg:desc/>
        </draw:frame>
        <draw:frame draw:id="id13" presentation:style-name="a1788" draw:name="スライド番号プレースホルダー 6" svg:x="4.24826in" svg:y="9.49826in" svg:width="3.25in" svg:height="0.50174in" presentation:class="page-number" presentation:placeholder="false">
          <draw:text-box>
            <text:p text:style-name="a1787" text:class-names="" text:cond-style-name=""><text:span text:style-name="a1785" text:class-names=""><text:page-number style:num-format="1" text:fixed="false">‹#›</text:page-number></text:span><text:span text:style-name="a1786" text:class-names=""/></text:p>
          </draw:text-box>
          <svg:title/>
          <svg:desc/>
        </draw:frame>
      </presentation:notes>
    </style:master-page>
    <style:master-page style:name="Master2-Layout10-vertTx-タイトルと&#10;縦書きテキスト" style:page-layout-name="pageLayout1" draw:style-name="a1790">
      <draw:custom-shape svg:x="0in" svg:y="6.96898in" svg:width="13.33333in" svg:height="0.56205in" draw:id="id207" draw:layer="Master2-bg" draw:style-name="a1793" draw:name="正方形/長方形 6">
        <svg:title/>
        <svg:desc/>
        <text:p text:style-name="a1792" text:class-names="" text:cond-style-name=""><text:span text:style-name="a17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08" draw:layer="Master2-bg" draw:style-name="a179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209" draw:layer="Master2-bg" draw:style-name="a1795" draw:name="Straight Connector 9">
        <svg:title/>
        <svg:desc/>
      </draw:connector>
      <draw:frame draw:id="id210" draw:layer="Master2-bg" draw:style-name="a1796" draw:name="図 9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211" draw:layer="Master2-bg" draw:style-name="a1797" draw:name="図 10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212" presentation:style-name="a1801" draw:name="Title 1" svg:x="1.2in" svg:y="0.15294in" svg:width="11in" svg:height="0.92941in" presentation:class="title" presentation:placeholder="false">
        <draw:text-box>
          <text:p text:style-name="a1800" text:class-names="" text:cond-style-name=""><text:span text:style-name="a1798" text:class-names="">マスター タイトルの書式設定</text:span><text:span text:style-name="a1799" text:class-names=""/></text:p>
        </draw:text-box>
        <svg:title/>
        <svg:desc/>
      </draw:frame>
      <draw:frame draw:id="id213" presentation:style-name="a1826" draw:name="Vertical Text Placeholder 2" svg:x="1.2in" svg:y="1.18856in" svg:width="11in" svg:height="5.22996in" presentation:class="outline" presentation:placeholder="false">
        <draw:text-box>
          <text:list text:style-name="a1804">
            <text:list-item>
              <text:p text:style-name="a1803" text:class-names="" text:cond-style-name=""><text:span text:style-name="a1802" text:class-names="">マスター テキストの書式設定</text:span></text:p>
            </text:list-item>
          </text:list>
          <text:list text:style-name="a1809">
            <text:list-item>
              <text:list text:style-name="a1809">
                <text:list-item>
                  <text:p text:style-name="a1808" text:class-names="" text:cond-style-name=""><text:span text:style-name="a1805" text:class-names="">第<text:s text:c="1"/></text:span><text:span text:style-name="a1806" text:class-names="">2<text:s text:c="1"/></text:span><text:span text:style-name="a1807" text:class-names="">レベル</text:span></text:p>
                </text:list-item>
              </text:list>
            </text:list-item>
          </text:list>
          <text:list text:style-name="a1814">
            <text:list-item>
              <text:list text:style-name="a1814">
                <text:list-item>
                  <text:list text:style-name="a1814">
                    <text:list-item>
                      <text:p text:style-name="a1813" text:class-names="" text:cond-style-name=""><text:span text:style-name="a1810" text:class-names="">第<text:s text:c="1"/></text:span><text:span text:style-name="a1811" text:class-names="">3<text:s text:c="1"/></text:span><text:span text:style-name="a1812" text:class-names="">レベル</text:span></text:p>
                    </text:list-item>
                  </text:list>
                </text:list-item>
              </text:list>
            </text:list-item>
          </text:list>
          <text:list text:style-name="a1819">
            <text:list-item>
              <text:list text:style-name="a1819">
                <text:list-item>
                  <text:list text:style-name="a1819">
                    <text:list-item>
                      <text:list text:style-name="a1819">
                        <text:list-item>
                          <text:p text:style-name="a1818" text:class-names="" text:cond-style-name=""><text:span text:style-name="a1815" text:class-names="">第<text:s text:c="1"/></text:span><text:span text:style-name="a1816" text:class-names="">4<text:s text:c="1"/></text:span><text:span text:style-name="a18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5">
            <text:list-item>
              <text:list text:style-name="a1825">
                <text:list-item>
                  <text:list text:style-name="a1825">
                    <text:list-item>
                      <text:list text:style-name="a1825">
                        <text:list-item>
                          <text:list text:style-name="a1825">
                            <text:list-item>
                              <text:p text:style-name="a1824" text:class-names="" text:cond-style-name=""><text:span text:style-name="a1820" text:class-names="">第<text:s text:c="1"/></text:span><text:span text:style-name="a1821" text:class-names="">5<text:s text:c="1"/></text:span><text:span text:style-name="a1822" text:class-names="">レベル</text:span><text:span text:style-name="a1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831" draw:name="Date Placeholder 3" svg:x="1.2in" svg:y="7.06451in" svg:width="2.70371in" svg:height="0.39931in" presentation:class="date-time" presentation:placeholder="false">
        <draw:text-box>
          <text:p text:style-name="a1830" text:class-names="" text:cond-style-name=""><text:span text:style-name="a1827" text:class-names=""><text:date text:fixed="false" style:data-style-name="a1828">2018/1/31</text:date></text:span><text:span text:style-name="a1829" text:class-names=""/></text:p>
        </draw:text-box>
        <svg:title/>
        <svg:desc/>
      </draw:frame>
      <draw:frame draw:id="id215" presentation:style-name="a1834" draw:name="Footer Placeholder 4" svg:x="4.06286in" svg:y="6.64874in" svg:width="5.27428in" svg:height="0.39931in" presentation:class="footer" presentation:placeholder="false">
        <draw:text-box>
          <text:p text:style-name="a1833" text:class-names="" text:cond-style-name=""><text:span text:style-name="a1832" text:class-names=""/></text:p>
        </draw:text-box>
        <svg:title/>
        <svg:desc/>
      </draw:frame>
      <draw:frame draw:id="id216" presentation:style-name="a1838" draw:name="Slide Number Placeholder 5" svg:x="10.35314in" svg:y="7.06451in" svg:width="1.98072in" svg:height="0.39931in" presentation:class="page-number" presentation:placeholder="false">
        <draw:text-box>
          <text:p text:style-name="a1837" text:class-names="" text:cond-style-name=""><text:span text:style-name="a1835" text:class-names=""><text:page-number style:num-format="1" text:fixed="false">‹#›</text:page-number></text:span><text:span text:style-name="a1836" text:class-names=""/></text:p>
        </draw:text-box>
        <svg:title/>
        <svg:desc/>
      </draw:frame>
      <presentation:notes style:page-layout-name="pageLayout2" draw:style-name="a1878">
        <draw:frame draw:id="id8" presentation:style-name="a1841" draw:name="ヘッダー プレースホルダー 1" svg:x="0in" svg:y="0in" svg:width="3.25in" svg:height="0.50174in" presentation:class="header" presentation:placeholder="false">
          <draw:text-box>
            <text:p text:style-name="a1840" text:class-names="" text:cond-style-name=""><text:span text:style-name="a1839" text:class-names=""/></text:p>
          </draw:text-box>
          <svg:title/>
          <svg:desc/>
        </draw:frame>
        <draw:frame draw:id="id9" presentation:style-name="a1846" draw:name="日付プレースホルダー 2" svg:x="4.24826in" svg:y="0in" svg:width="3.25in" svg:height="0.50174in" presentation:class="date-time" presentation:placeholder="false">
          <draw:text-box>
            <text:p text:style-name="a1845" text:class-names="" text:cond-style-name=""><text:span text:style-name="a1842" text:class-names=""><text:date text:fixed="false" style:data-style-name="a1843">2018/1/31</text:date></text:span><text:span text:style-name="a18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47" draw:name="スライド イメージ プレースホルダー 3">
          <svg:title/>
          <svg:desc/>
        </draw:page-thumbnail>
        <draw:frame draw:id="id11" presentation:style-name="a1870" draw:name="ノート プレースホルダー 4" svg:x="0.75in" svg:y="4.8125in" svg:width="6in" svg:height="3.9375in" presentation:class="notes" presentation:placeholder="false">
          <draw:text-box>
            <text:p text:style-name="a1849" text:class-names="" text:cond-style-name=""><text:span text:style-name="a1848" text:class-names="">マスター テキストの書式設定</text:span></text:p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50" text:class-names="">第<text:s text:c="1"/></text:span><text:span text:style-name="a1851" text:class-names="">2<text:s text:c="1"/></text:span><text:span text:style-name="a1852" text:class-names="">レベル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list text:style-name="a1859">
                      <text:list-item>
                        <text:p text:style-name="a1858" text:class-names="" text:cond-style-name=""><text:span text:style-name="a1855" text:class-names="">第<text:s text:c="1"/></text:span><text:span text:style-name="a1856" text:class-names="">3<text:s text:c="1"/></text:span><text:span text:style-name="a185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864">
              <text:list-item>
                <text:list text:style-name="a1864">
                  <text:list-item>
                    <text:list text:style-name="a1864">
                      <text:list-item>
                        <text:list text:style-name="a1864">
                          <text:list-item>
                            <text:p text:style-name="a1863" text:class-names="" text:cond-style-name=""><text:span text:style-name="a1860" text:class-names="">第<text:s text:c="1"/></text:span><text:span text:style-name="a1861" text:class-names="">4<text:s text:c="1"/></text:span><text:span text:style-name="a186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list text:style-name="a1869">
                      <text:list-item>
                        <text:list text:style-name="a1869">
                          <text:list-item>
                            <text:list text:style-name="a1869">
                              <text:list-item>
                                <text:p text:style-name="a1868" text:class-names="" text:cond-style-name=""><text:span text:style-name="a1865" text:class-names="">第<text:s text:c="1"/></text:span><text:span text:style-name="a1866" text:class-names="">5<text:s text:c="1"/></text:span><text:span text:style-name="a186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3" draw:name="フッター プレースホルダー 5" svg:x="0in" svg:y="9.49826in" svg:width="3.25in" svg:height="0.50174in" presentation:class="footer" presentation:placeholder="false">
          <draw:text-box>
            <text:p text:style-name="a1872" text:class-names="" text:cond-style-name=""><text:span text:style-name="a1871" text:class-names=""/></text:p>
          </draw:text-box>
          <svg:title/>
          <svg:desc/>
        </draw:frame>
        <draw:frame draw:id="id13" presentation:style-name="a1877" draw:name="スライド番号プレースホルダー 6" svg:x="4.24826in" svg:y="9.49826in" svg:width="3.25in" svg:height="0.50174in" presentation:class="page-number" presentation:placeholder="false">
          <draw:text-box>
            <text:p text:style-name="a1876" text:class-names="" text:cond-style-name=""><text:span text:style-name="a1874" text:class-names=""><text:page-number style:num-format="1" text:fixed="false">‹#›</text:page-number></text:span><text:span text:style-name="a1875" text:class-names=""/></text:p>
          </draw:text-box>
          <svg:title/>
          <svg:desc/>
        </draw:frame>
      </presentation:notes>
    </style:master-page>
    <style:master-page style:name="Master2-Layout11-vertTitleAndTx-縦書きタイトルと&#10;縦書きテキスト" style:page-layout-name="pageLayout1" draw:style-name="a1879">
      <draw:custom-shape svg:x="0.00347in" svg:y="7in" svg:width="13.32986in" svg:height="0.5in" draw:id="id217" draw:style-name="a188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18" draw:style-name="a18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9" presentation:style-name="a1885" draw:name="Vertical Title 1" svg:x="9.54167in" svg:y="0.45361in" svg:width="2.875in" svg:height="6.29639in" presentation:class="title" presentation:placeholder="false">
        <draw:text-box>
          <text:p text:style-name="a1884" text:class-names="" text:cond-style-name=""><text:span text:style-name="a1882" text:class-names="">マスター タイトルの書式設定</text:span><text:span text:style-name="a1883" text:class-names=""/></text:p>
        </draw:text-box>
        <svg:title/>
        <svg:desc/>
      </draw:frame>
      <draw:frame draw:id="id220" presentation:style-name="a1910" draw:name="Vertical Text Placeholder 2" svg:x="0.91667in" svg:y="0.45361in" svg:width="8.45833in" svg:height="6.29639in" presentation:class="outline" presentation:placeholder="false">
        <draw:text-box>
          <text:list text:style-name="a1888">
            <text:list-item>
              <text:p text:style-name="a1887" text:class-names="" text:cond-style-name=""><text:span text:style-name="a1886" text:class-names="">マスター テキストの書式設定</text:span></text:p>
            </text:list-item>
          </text:list>
          <text:list text:style-name="a1893">
            <text:list-item>
              <text:list text:style-name="a1893">
                <text:list-item>
                  <text:p text:style-name="a1892" text:class-names="" text:cond-style-name=""><text:span text:style-name="a1889" text:class-names="">第<text:s text:c="1"/></text:span><text:span text:style-name="a1890" text:class-names="">2<text:s text:c="1"/></text:span><text:span text:style-name="a1891" text:class-names="">レベル</text:span></text:p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p text:style-name="a1897" text:class-names="" text:cond-style-name=""><text:span text:style-name="a1894" text:class-names="">第<text:s text:c="1"/></text:span><text:span text:style-name="a1895" text:class-names="">3<text:s text:c="1"/></text:span><text:span text:style-name="a1896" text:class-names="">レベル</text:span></text:p>
                    </text:list-item>
                  </text:list>
                </text:list-item>
              </text:list>
            </text:list-item>
          </text:list>
          <text:list text:style-name="a1903">
            <text:list-item>
              <text:list text:style-name="a1903">
                <text:list-item>
                  <text:list text:style-name="a1903">
                    <text:list-item>
                      <text:list text:style-name="a1903">
                        <text:list-item>
                          <text:p text:style-name="a1902" text:class-names="" text:cond-style-name=""><text:span text:style-name="a1899" text:class-names="">第<text:s text:c="1"/></text:span><text:span text:style-name="a1900" text:class-names="">4<text:s text:c="1"/></text:span><text:span text:style-name="a190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9">
            <text:list-item>
              <text:list text:style-name="a1909">
                <text:list-item>
                  <text:list text:style-name="a1909">
                    <text:list-item>
                      <text:list text:style-name="a1909">
                        <text:list-item>
                          <text:list text:style-name="a1909">
                            <text:list-item>
                              <text:p text:style-name="a1908" text:class-names="" text:cond-style-name=""><text:span text:style-name="a1904" text:class-names="">第<text:s text:c="1"/></text:span><text:span text:style-name="a1905" text:class-names="">5<text:s text:c="1"/></text:span><text:span text:style-name="a1906" text:class-names="">レベル</text:span><text:span text:style-name="a19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1" presentation:style-name="a1915" draw:name="Date Placeholder 3" svg:x="1.2in" svg:y="7.06451in" svg:width="2.70371in" svg:height="0.39931in" presentation:class="date-time" presentation:placeholder="false">
        <draw:text-box>
          <text:p text:style-name="a1914" text:class-names="" text:cond-style-name=""><text:span text:style-name="a1911" text:class-names=""><text:date text:fixed="false" style:data-style-name="a1912">2018/1/31</text:date></text:span><text:span text:style-name="a1913" text:class-names=""/></text:p>
        </draw:text-box>
        <svg:title/>
        <svg:desc/>
      </draw:frame>
      <draw:frame draw:id="id222" presentation:style-name="a1918" draw:name="Footer Placeholder 4" svg:x="4.06286in" svg:y="6.64874in" svg:width="5.27428in" svg:height="0.39931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23" presentation:style-name="a1922" draw:name="Slide Number Placeholder 5" svg:x="10.35314in" svg:y="7.06451in" svg:width="1.98072in" svg:height="0.39931in" presentation:class="page-number" presentation:placeholder="false">
        <draw:text-box>
          <text:p text:style-name="a1921" text:class-names="" text:cond-style-name=""><text:span text:style-name="a1919" text:class-names=""><text:page-number style:num-format="1" text:fixed="false">‹#›</text:page-number></text:span><text:span text:style-name="a1920" text:class-names=""/></text:p>
        </draw:text-box>
        <svg:title/>
        <svg:desc/>
      </draw:frame>
      <presentation:notes style:page-layout-name="pageLayout2" draw:style-name="a1962">
        <draw:frame draw:id="id8" presentation:style-name="a1925" draw:name="ヘッダー プレースホルダー 1" svg:x="0in" svg:y="0in" svg:width="3.25in" svg:height="0.50174in" presentation:class="header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9" presentation:style-name="a1930" draw:name="日付プレースホルダー 2" svg:x="4.24826in" svg:y="0in" svg:width="3.25in" svg:height="0.50174in" presentation:class="date-time" presentation:placeholder="false">
          <draw:text-box>
            <text:p text:style-name="a1929" text:class-names="" text:cond-style-name=""><text:span text:style-name="a1926" text:class-names=""><text:date text:fixed="false" style:data-style-name="a1927">2018/1/31</text:date></text:span><text:span text:style-name="a19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1" draw:name="スライド イメージ プレースホルダー 3">
          <svg:title/>
          <svg:desc/>
        </draw:page-thumbnail>
        <draw:frame draw:id="id11" presentation:style-name="a1954" draw:name="ノート プレースホルダー 4" svg:x="0.75in" svg:y="4.8125in" svg:width="6in" svg:height="3.9375in" presentation:class="notes" presentation:placeholder="false">
          <draw:text-box>
            <text:p text:style-name="a1933" text:class-names="" text:cond-style-name=""><text:span text:style-name="a1932" text:class-names="">マスター テキストの書式設定</text:span></text:p>
            <text:list text:style-name="a1938">
              <text:list-item>
                <text:list text:style-name="a1938">
                  <text:list-item>
                    <text:p text:style-name="a1937" text:class-names="" text:cond-style-name=""><text:span text:style-name="a1934" text:class-names="">第<text:s text:c="1"/></text:span><text:span text:style-name="a1935" text:class-names="">2<text:s text:c="1"/></text:span><text:span text:style-name="a1936" text:class-names="">レベル</text:span></text:p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p text:style-name="a1942" text:class-names="" text:cond-style-name=""><text:span text:style-name="a1939" text:class-names="">第<text:s text:c="1"/></text:span><text:span text:style-name="a1940" text:class-names="">3<text:s text:c="1"/></text:span><text:span text:style-name="a194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list text:style-name="a1948">
                          <text:list-item>
                            <text:p text:style-name="a1947" text:class-names="" text:cond-style-name=""><text:span text:style-name="a1944" text:class-names="">第<text:s text:c="1"/></text:span><text:span text:style-name="a1945" text:class-names="">4<text:s text:c="1"/></text:span><text:span text:style-name="a194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list text:style-name="a1953">
                          <text:list-item>
                            <text:list text:style-name="a1953">
                              <text:list-item>
                                <text:p text:style-name="a1952" text:class-names="" text:cond-style-name=""><text:span text:style-name="a1949" text:class-names="">第<text:s text:c="1"/></text:span><text:span text:style-name="a1950" text:class-names="">5<text:s text:c="1"/></text:span><text:span text:style-name="a195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7" draw:name="フッター プレースホルダー 5" svg:x="0in" svg:y="9.49826in" svg:width="3.25in" svg:height="0.50174in" presentation:class="footer" presentation:placeholder="false">
          <draw:text-box>
            <text:p text:style-name="a1956" text:class-names="" text:cond-style-name=""><text:span text:style-name="a1955" text:class-names=""/></text:p>
          </draw:text-box>
          <svg:title/>
          <svg:desc/>
        </draw:frame>
        <draw:frame draw:id="id13" presentation:style-name="a1961" draw:name="スライド番号プレースホルダー 6" svg:x="4.24826in" svg:y="9.49826in" svg:width="3.25in" svg:height="0.50174in" presentation:class="page-number" presentation:placeholder="false">
          <draw:text-box>
            <text:p text:style-name="a1960" text:class-names="" text:cond-style-name=""><text:span text:style-name="a1958" text:class-names=""><text:page-number style:num-format="1" text:fixed="false">‹#›</text:page-number></text:span><text:span text:style-name="a1959" text:class-names=""/></text:p>
          </draw:text-box>
          <svg:title/>
          <svg:desc/>
        </draw:frame>
      </presentation:notes>
    </style:master-page>
    <style:handout-master style:page-layout-name="pageLayout3" draw:style-name="a1963">
      <draw:frame draw:id="id224" presentation:style-name="a1966" draw:name="ヘッダー プレースホルダー 1" svg:x="0in" svg:y="0in" svg:width="3.25in" svg:height="0.50174in" presentation:class="header" presentation:placeholder="false">
        <draw:text-box>
          <text:p text:style-name="a1965" text:class-names="" text:cond-style-name=""><text:span text:style-name="a1964" text:class-names=""/></text:p>
        </draw:text-box>
        <svg:title/>
        <svg:desc/>
      </draw:frame>
      <draw:frame draw:id="id225" presentation:style-name="a1971" draw:name="日付プレースホルダー 2" svg:x="4.24826in" svg:y="0in" svg:width="3.25in" svg:height="0.50174in" presentation:class="date-time" presentation:placeholder="false">
        <draw:text-box>
          <text:p text:style-name="a1970" text:class-names="" text:cond-style-name=""><text:span text:style-name="a1967" text:class-names=""><text:date text:fixed="false" style:data-style-name="a1968">2018/2/1</text:date></text:span><text:span text:style-name="a1969" text:class-names=""/></text:p>
        </draw:text-box>
        <svg:title/>
        <svg:desc/>
      </draw:frame>
      <draw:frame draw:id="id226" presentation:style-name="a1974" draw:name="フッター プレースホルダー 3" svg:x="0in" svg:y="9.49826in" svg:width="3.25in" svg:height="0.50174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27" presentation:style-name="a1978" draw:name="スライド番号プレースホルダー 4" svg:x="4.24826in" svg:y="9.49826in" svg:width="3.25in" svg:height="0.50174in" presentation:class="page-number" presentation:placeholder="false">
        <draw:text-box>
          <text:p text:style-name="a1977" text:class-names="" text:cond-style-name=""><text:span text:style-name="a1975" text:class-names=""><text:page-number style:num-format="1" text:fixed="false">‹#›</text:page-number></text:span><text:span text:style-name="a197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テスト設計コンテスト’18資料</dc:title>
    <meta:initial-creator>てすにゃんV3</meta:initial-creator>
    <dc:creator>Odan Tomohiro</dc:creator>
    <meta:creation-date>2015-08-30T12:58:51Z</meta:creation-date>
    <dc:date>2018-02-01T11:15:43Z</dc:date>
    <meta:print-date>2017-12-25T12:02:10Z</meta:print-date>
    <meta:template xlink:href="Retrospect" xlink:type="simple"/>
    <meta:editing-cycles>534</meta:editing-cycles>
    <meta:editing-duration>PT2045535S</meta:editing-duration>
    <meta:document-statistic meta:paragraph-count="72" meta:word-count="113"/>
  </office:meta>
</office:document-meta>
</file>